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34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1.1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1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e00"/>
      <style:text-properties style:text-position=""/>
    </style:style>
    <style:style style:name="ce3" style:family="table-cell" style:parent-style-name="Default">
      <style:table-cell-properties fo:background-color="#00ae00"/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fo:background-color="#23b8dc"/>
      <style:text-properties style:text-position=""/>
    </style:style>
    <style:style style:name="ce6" style:family="table-cell" style:parent-style-name="Default">
      <style:table-cell-properties fo:background-color="#7da647"/>
      <style:text-properties style:text-position=""/>
    </style:style>
    <style:style style:name="ce7" style:family="table-cell" style:parent-style-name="Default"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e00"/>
    </style:style>
    <style:style style:name="ce9" style:family="table-cell" style:parent-style-name="Default">
      <style:table-cell-properties fo:background-color="#00ae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23b8dc"/>
    </style:style>
    <style:style style:name="ce12" style:family="table-cell" style:parent-style-name="Default">
      <style:table-cell-properties fo:background-color="#7da647"/>
    </style:style>
  </office:automatic-styles>
  <office:body>
    <office:spreadsheet>
      <table:table table:name="Main_Test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9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table:style-name="Default"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table:style-name="Default"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/>
          <table:table-cell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HM.SENSOR_CHECK</text:p>
          </table:table-cell>
          <table:table-cell table:style-name="Default" office:value-type="string" calcext:value-type="string">
            <text:p>ptd_T_ext</text:p>
          </table:table-cell>
          <table:table-cell office:value-type="string" calcext:value-type="string">
            <text:p>33000</text:p>
          </table:table-cell>
          <table:table-cell table:style-name="ce8" office:value-type="string" calcext:value-type="string">
            <text:p>T_ext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V_IEXT_THM1</text:p>
          </table:table-cell>
          <table:table-cell office:value-type="string" calcext:value-type="string">
            <text:p>33101</text:p>
          </table:table-cell>
          <table:table-cell table:style-name="ce8" office:value-type="string" calcext:value-type="string">
            <text:p>V_IEXT_THM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ATE</text:p>
          </table:table-cell>
          <table:table-cell office:value-type="string" calcext:value-type="string">
            <text:p>33102</text:p>
          </table:table-cell>
          <table:table-cell table:style-name="ce8" office:value-type="string" calcext:value-type="string">
            <text:p>THM_AT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ratio_sign</text:p>
          </table:table-cell>
          <table:table-cell office:value-type="string" calcext:value-type="string">
            <text:p>33103</text:p>
          </table:table-cell>
          <table:table-cell table:style-name="ce8" office:value-type="string" calcext:value-type="string">
            <text:p>THM_ratio_sig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ratio_code</text:p>
          </table:table-cell>
          <table:table-cell office:value-type="string" calcext:value-type="string">
            <text:p>33104</text:p>
          </table:table-cell>
          <table:table-cell table:style-name="ce8" office:value-type="string" calcext:value-type="string">
            <text:p>THM_ratio_cod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offset_code</text:p>
          </table:table-cell>
          <table:table-cell office:value-type="string" calcext:value-type="string">
            <text:p>33105</text:p>
          </table:table-cell>
          <table:table-cell table:style-name="ce8" office:value-type="string" calcext:value-type="string">
            <text:p>THM_offset_cod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0]&amp;&quot;].ptd&quot;" office:value-type="string" office:string-value="tsCollection[VDDCORE].ptd" calcext:value-type="string">
            <text:p>tsCollection[VDDCORE].ptd</text:p>
          </table:table-cell>
          <table:table-cell office:value-type="string" calcext:value-type="string">
            <text:p>32600</text:p>
          </table:table-cell>
          <table:table-cell table:style-name="ce8" office:value-type="string" calcext:value-type="string">
            <text:p>VDDCOR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1]&amp;&quot;].ptd&quot;" office:value-type="string" office:string-value="tsCollection[VDDARM].ptd" calcext:value-type="string">
            <text:p>tsCollection[VDDARM].ptd</text:p>
          </table:table-cell>
          <table:table-cell office:value-type="string" calcext:value-type="string">
            <text:p>32601</text:p>
          </table:table-cell>
          <table:table-cell table:style-name="ce8" office:value-type="string" calcext:value-type="string">
            <text:p>VDDARM</text:p>
          </table:table-cell>
          <table:table-cell office:value-type="string" calcext:value-type="string">
            <text:p>-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2]&amp;&quot;].ptd&quot;" office:value-type="string" office:string-value="tsCollection[VDDMEM].ptd" calcext:value-type="string">
            <text:p>tsCollection[VDDMEM].ptd</text:p>
          </table:table-cell>
          <table:table-cell office:value-type="string" calcext:value-type="string">
            <text:p>32602</text:p>
          </table:table-cell>
          <table:table-cell table:style-name="ce8" office:value-type="string" calcext:value-type="string">
            <text:p>VDDM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Deep_Sleep_Leakage</text:p>
          </table:table-cell>
          <table:table-cell office:value-type="string" calcext:value-type="string">
            <text:p>myFtd</text:p>
          </table:table-cell>
          <table:table-cell office:value-type="string" calcext:value-type="string">
            <text:p>32603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Pad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2000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5]&amp;&quot;].ptd&quot;" office:value-type="string" office:string-value="tsCollection[Leakage_VDDCORE_00].ptd" calcext:value-type="string">
            <text:p>tsCollection[Leakage_VDDCORE_00].ptd</text:p>
          </table:table-cell>
          <table:table-cell office:value-type="string" calcext:value-type="string">
            <text:p>32700</text:p>
          </table:table-cell>
          <table:table-cell table:style-name="Default" office:value-type="string" calcext:value-type="string">
            <text:p>Leakage_VDDCORE_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6]&amp;&quot;].ptd&quot;" office:value-type="string" office:string-value="tsCollection[Leakage_VDDCORE_01].ptd" calcext:value-type="string">
            <text:p>tsCollection[Leakage_VDDCORE_01].ptd</text:p>
          </table:table-cell>
          <table:table-cell office:value-type="string" calcext:value-type="string">
            <text:p>32701</text:p>
          </table:table-cell>
          <table:table-cell table:style-name="Default" office:value-type="string" calcext:value-type="string">
            <text:p>Leakage_VDDCORE_0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7]&amp;&quot;].ptd&quot;" office:value-type="string" office:string-value="tsCollection[Leakage_VDDCORE_02].ptd" calcext:value-type="string">
            <text:p>tsCollection[Leakage_VDDCORE_02].ptd</text:p>
          </table:table-cell>
          <table:table-cell office:value-type="string" calcext:value-type="string">
            <text:p>32702</text:p>
          </table:table-cell>
          <table:table-cell table:style-name="Default" office:value-type="string" calcext:value-type="string">
            <text:p>Leakage_VDDCORE_0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8]&amp;&quot;].ptd&quot;" office:value-type="string" office:string-value="tsCollection[Leakage_VDDCORE_03].ptd" calcext:value-type="string">
            <text:p>tsCollection[Leakage_VDDCORE_03].ptd</text:p>
          </table:table-cell>
          <table:table-cell office:value-type="string" calcext:value-type="string">
            <text:p>32703</text:p>
          </table:table-cell>
          <table:table-cell table:style-name="Default" office:value-type="string" calcext:value-type="string">
            <text:p>Leakage_VDDCORE_0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9]&amp;&quot;].ptd&quot;" office:value-type="string" office:string-value="tsCollection[Leakage_VDDCORE_04].ptd" calcext:value-type="string">
            <text:p>tsCollection[Leakage_VDDCORE_04].ptd</text:p>
          </table:table-cell>
          <table:table-cell office:value-type="string" calcext:value-type="string">
            <text:p>32704</text:p>
          </table:table-cell>
          <table:table-cell table:style-name="Default" office:value-type="string" calcext:value-type="string">
            <text:p>Leakage_VDDCORE_0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0]&amp;&quot;].ptd&quot;" office:value-type="string" office:string-value="tsCollection[Leakage_VDDCORE_05].ptd" calcext:value-type="string">
            <text:p>tsCollection[Leakage_VDDCORE_05].ptd</text:p>
          </table:table-cell>
          <table:table-cell office:value-type="string" calcext:value-type="string">
            <text:p>32705</text:p>
          </table:table-cell>
          <table:table-cell table:style-name="Default" office:value-type="string" calcext:value-type="string">
            <text:p>Leakage_VDDCORE_0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1]&amp;&quot;].ptd&quot;" office:value-type="string" office:string-value="tsCollection[Leakage_VDDCORE_06].ptd" calcext:value-type="string">
            <text:p>tsCollection[Leakage_VDDCORE_06].ptd</text:p>
          </table:table-cell>
          <table:table-cell office:value-type="string" calcext:value-type="string">
            <text:p>32706</text:p>
          </table:table-cell>
          <table:table-cell table:style-name="Default" office:value-type="string" calcext:value-type="string">
            <text:p>Leakage_VDDCORE_0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2]&amp;&quot;].ptd&quot;" office:value-type="string" office:string-value="tsCollection[Leakage_VDDCORE_07].ptd" calcext:value-type="string">
            <text:p>tsCollection[Leakage_VDDCORE_07].ptd</text:p>
          </table:table-cell>
          <table:table-cell office:value-type="string" calcext:value-type="string">
            <text:p>32707</text:p>
          </table:table-cell>
          <table:table-cell table:style-name="Default" office:value-type="string" calcext:value-type="string">
            <text:p>Leakage_VDDCORE_0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3]&amp;&quot;].ptd&quot;" office:value-type="string" office:string-value="tsCollection[Leakage_VDDCORE_08].ptd" calcext:value-type="string">
            <text:p>tsCollection[Leakage_VDDCORE_08].ptd</text:p>
          </table:table-cell>
          <table:table-cell office:value-type="string" calcext:value-type="string">
            <text:p>32708</text:p>
          </table:table-cell>
          <table:table-cell table:style-name="Default" office:value-type="string" calcext:value-type="string">
            <text:p>Leakage_VDDCORE_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4]&amp;&quot;].ptd&quot;" office:value-type="string" office:string-value="tsCollection[Leakage_VDDCORE_09].ptd" calcext:value-type="string">
            <text:p>tsCollection[Leakage_VDDCORE_09].ptd</text:p>
          </table:table-cell>
          <table:table-cell office:value-type="string" calcext:value-type="string">
            <text:p>32709</text:p>
          </table:table-cell>
          <table:table-cell table:style-name="Default" office:value-type="string" calcext:value-type="string">
            <text:p>Leakage_VDDCORE_0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5]&amp;&quot;].ptd&quot;" office:value-type="string" office:string-value="tsCollection[Leakage_VDDCORE_10].ptd" calcext:value-type="string">
            <text:p>tsCollection[Leakage_VDDCORE_10].ptd</text:p>
          </table:table-cell>
          <table:table-cell office:value-type="string" calcext:value-type="string">
            <text:p>32710</text:p>
          </table:table-cell>
          <table:table-cell table:style-name="Default" office:value-type="string" calcext:value-type="string">
            <text:p>Leakage_VDDCORE_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TIE_E2O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700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TIE_O2E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701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Pull0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200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Pull1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300</text:p>
          </table:table-cell>
          <table:table-cell table:style-name="ce8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0]&amp;&quot;].ptd&quot;" office:value-type="string" office:string-value="tsCollection[ANA_INT].ptd" calcext:value-type="string">
            <text:p>tsCollection[ANA_INT].ptd</text:p>
          </table:table-cell>
          <table:table-cell office:value-type="string" calcext:value-type="string">
            <text:p>31000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NA_INT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1]&amp;&quot;].ptd&quot;" office:value-type="string" office:string-value="tsCollection[CMPCLK].ptd" calcext:value-type="string">
            <text:p>tsCollection[CMPCLK].ptd</text:p>
          </table:table-cell>
          <table:table-cell office:value-type="string" calcext:value-type="string">
            <text:p>31001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MP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2]&amp;&quot;].ptd&quot;" office:value-type="string" office:string-value="tsCollection[CMPD0].ptd" calcext:value-type="string">
            <text:p>tsCollection[CMPD0].ptd</text:p>
          </table:table-cell>
          <table:table-cell office:value-type="string" calcext:value-type="string">
            <text:p>31002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MPD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3]&amp;&quot;].ptd&quot;" office:value-type="string" office:string-value="tsCollection[CMRST0].ptd" calcext:value-type="string">
            <text:p>tsCollection[CMRST0].ptd</text:p>
          </table:table-cell>
          <table:table-cell office:value-type="string" calcext:value-type="string">
            <text:p>31003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MRST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4]&amp;&quot;].ptd&quot;" office:value-type="string" office:string-value="tsCollection[EMZQ].ptd" calcext:value-type="string">
            <text:p>tsCollection[EMZQ].ptd</text:p>
          </table:table-cell>
          <table:table-cell office:value-type="string" calcext:value-type="string">
            <text:p>31004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MZQ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5]&amp;&quot;].ptd&quot;" office:value-type="string" office:string-value="tsCollection[EXTINT0].ptd" calcext:value-type="string">
            <text:p>tsCollection[EXTINT0].ptd</text:p>
          </table:table-cell>
          <table:table-cell office:value-type="string" calcext:value-type="string">
            <text:p>31005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XTINT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6]&amp;&quot;].ptd&quot;" office:value-type="string" office:string-value="tsCollection[EXTINT1].ptd" calcext:value-type="string">
            <text:p>tsCollection[EXTINT1].ptd</text:p>
          </table:table-cell>
          <table:table-cell office:value-type="string" calcext:value-type="string">
            <text:p>31006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XTINT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7]&amp;&quot;].ptd&quot;" office:value-type="string" office:string-value="tsCollection[EXTINT5].ptd" calcext:value-type="string">
            <text:p>tsCollection[EXTINT5].ptd</text:p>
          </table:table-cell>
          <table:table-cell office:value-type="string" calcext:value-type="string">
            <text:p>31007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XTINT5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8]&amp;&quot;].ptd&quot;" office:value-type="string" office:string-value="tsCollection[EXTINT6].ptd" calcext:value-type="string">
            <text:p>tsCollection[EXTINT6].ptd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XTINT6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9]&amp;&quot;].ptd&quot;" office:value-type="string" office:string-value="tsCollection[EXT_RST_B].ptd" calcext:value-type="string">
            <text:p>tsCollection[EXT_RST_B].ptd</text:p>
          </table:table-cell>
          <table:table-cell office:value-type="string" calcext:value-type="string">
            <text:p>31009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EXT_RST_B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0]&amp;&quot;].ptd&quot;" office:value-type="string" office:string-value="tsCollection[IIS1CLK].ptd" calcext:value-type="string">
            <text:p>tsCollection[IIS1CLK].ptd</text:p>
          </table:table-cell>
          <table:table-cell office:value-type="string" calcext:value-type="string">
            <text:p>31010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IIS1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1]&amp;&quot;].ptd&quot;" office:value-type="string" office:string-value="tsCollection[IIS1DI].ptd" calcext:value-type="string">
            <text:p>tsCollection[IIS1DI].ptd</text:p>
          </table:table-cell>
          <table:table-cell office:value-type="string" calcext:value-type="string">
            <text:p>31011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IIS1DI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2]&amp;&quot;].ptd&quot;" office:value-type="string" office:string-value="tsCollection[IIS1DO].ptd" calcext:value-type="string">
            <text:p>tsCollection[IIS1DO].ptd</text:p>
          </table:table-cell>
          <table:table-cell office:value-type="string" calcext:value-type="string">
            <text:p>31012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IIS1DO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3]&amp;&quot;].ptd&quot;" office:value-type="string" office:string-value="tsCollection[IIS1LRCK].ptd" calcext:value-type="string">
            <text:p>tsCollection[IIS1LRCK].ptd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IIS1LRC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4]&amp;&quot;].ptd&quot;" office:value-type="string" office:string-value="tsCollection[KEYIN_0_].ptd" calcext:value-type="string">
            <text:p>tsCollection[KEYIN_0_].ptd</text:p>
          </table:table-cell>
          <table:table-cell office:value-type="string" calcext:value-type="string">
            <text:p>31014</text:p>
          </table:table-cell>
          <table:table-cell office:value-type="string" calcext:value-type="string">
            <text:p>KEYIN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IN_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5]&amp;&quot;].ptd&quot;" office:value-type="string" office:string-value="tsCollection[KEYIN_1_].ptd" calcext:value-type="string">
            <text:p>tsCollection[KEYIN_1_].ptd</text:p>
          </table:table-cell>
          <table:table-cell office:value-type="string" calcext:value-type="string">
            <text:p>31015</text:p>
          </table:table-cell>
          <table:table-cell office:value-type="string" calcext:value-type="string">
            <text:p>KEYIN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IN_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6]&amp;&quot;].ptd&quot;" office:value-type="string" office:string-value="tsCollection[KEYIN_2_].ptd" calcext:value-type="string">
            <text:p>tsCollection[KEYIN_2_].ptd</text:p>
          </table:table-cell>
          <table:table-cell office:value-type="string" calcext:value-type="string">
            <text:p>31016</text:p>
          </table:table-cell>
          <table:table-cell office:value-type="string" calcext:value-type="string">
            <text:p>KEYIN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IN_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7]&amp;&quot;].ptd&quot;" office:value-type="string" office:string-value="tsCollection[KEYIN_3_].ptd" calcext:value-type="string">
            <text:p>tsCollection[KEYIN_3_].ptd</text:p>
          </table:table-cell>
          <table:table-cell office:value-type="string" calcext:value-type="string">
            <text:p>31017</text:p>
          </table:table-cell>
          <table:table-cell office:value-type="string" calcext:value-type="string">
            <text:p>KEYIN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IN_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8]&amp;&quot;].ptd&quot;" office:value-type="string" office:string-value="tsCollection[KEYOUT_0_].ptd" calcext:value-type="string">
            <text:p>tsCollection[KEYOUT_0_].ptd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KEYOUT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OUT_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9]&amp;&quot;].ptd&quot;" office:value-type="string" office:string-value="tsCollection[KEYOUT_1_].ptd" calcext:value-type="string">
            <text:p>tsCollection[KEYOUT_1_].ptd</text:p>
          </table:table-cell>
          <table:table-cell office:value-type="string" calcext:value-type="string">
            <text:p>31019</text:p>
          </table:table-cell>
          <table:table-cell office:value-type="string" calcext:value-type="string">
            <text:p>KEYOUT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OUT_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0]&amp;&quot;].ptd&quot;" office:value-type="string" office:string-value="tsCollection[KEYOUT_2_].ptd" calcext:value-type="string">
            <text:p>tsCollection[KEYOUT_2_].ptd</text:p>
          </table:table-cell>
          <table:table-cell office:value-type="string" calcext:value-type="string">
            <text:p>31020</text:p>
          </table:table-cell>
          <table:table-cell office:value-type="string" calcext:value-type="string">
            <text:p>KEYOUT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OUT_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1]&amp;&quot;].ptd&quot;" office:value-type="string" office:string-value="tsCollection[KEYOUT_3_].ptd" calcext:value-type="string">
            <text:p>tsCollection[KEYOUT_3_].ptd</text:p>
          </table:table-cell>
          <table:table-cell office:value-type="string" calcext:value-type="string">
            <text:p>31021</text:p>
          </table:table-cell>
          <table:table-cell office:value-type="string" calcext:value-type="string">
            <text:p>KEYOUT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OUT_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2]&amp;&quot;].ptd&quot;" office:value-type="string" office:string-value="tsCollection[KEYOUT_4_].ptd" calcext:value-type="string">
            <text:p>tsCollection[KEYOUT_4_].ptd</text:p>
          </table:table-cell>
          <table:table-cell office:value-type="string" calcext:value-type="string">
            <text:p>31022</text:p>
          </table:table-cell>
          <table:table-cell office:value-type="string" calcext:value-type="string">
            <text:p>KEYOUT_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KEYOUT_4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3]&amp;&quot;].ptd&quot;" office:value-type="string" office:string-value="tsCollection[NF_CLE].ptd" calcext:value-type="string">
            <text:p>tsCollection[NF_CLE].ptd</text:p>
          </table:table-cell>
          <table:table-cell office:value-type="string" calcext:value-type="string">
            <text:p>31023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CLE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4]&amp;&quot;].ptd&quot;" office:value-type="string" office:string-value="tsCollection[NF_DATA_0].ptd" calcext:value-type="string">
            <text:p>tsCollection[NF_DATA_0].ptd</text:p>
          </table:table-cell>
          <table:table-cell office:value-type="string" calcext:value-type="string">
            <text:p>31024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5]&amp;&quot;].ptd&quot;" office:value-type="string" office:string-value="tsCollection[NF_DATA_1].ptd" calcext:value-type="string">
            <text:p>tsCollection[NF_DATA_1].ptd</text:p>
          </table:table-cell>
          <table:table-cell office:value-type="string" calcext:value-type="string">
            <text:p>31025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6]&amp;&quot;].ptd&quot;" office:value-type="string" office:string-value="tsCollection[NF_DATA_2].ptd" calcext:value-type="string">
            <text:p>tsCollection[NF_DATA_2].ptd</text:p>
          </table:table-cell>
          <table:table-cell office:value-type="string" calcext:value-type="string">
            <text:p>31026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2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7]&amp;&quot;].ptd&quot;" office:value-type="string" office:string-value="tsCollection[NF_DATA_3].ptd" calcext:value-type="string">
            <text:p>tsCollection[NF_DATA_3].ptd</text:p>
          </table:table-cell>
          <table:table-cell office:value-type="string" calcext:value-type="string">
            <text:p>31027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3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8]&amp;&quot;].ptd&quot;" office:value-type="string" office:string-value="tsCollection[NF_DATA_4].ptd" calcext:value-type="string">
            <text:p>tsCollection[NF_DATA_4].ptd</text:p>
          </table:table-cell>
          <table:table-cell office:value-type="string" calcext:value-type="string">
            <text:p>31028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4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9]&amp;&quot;].ptd&quot;" office:value-type="string" office:string-value="tsCollection[NF_DATA_5].ptd" calcext:value-type="string">
            <text:p>tsCollection[NF_DATA_5].ptd</text:p>
          </table:table-cell>
          <table:table-cell office:value-type="string" calcext:value-type="string">
            <text:p>31029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5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0]&amp;&quot;].ptd&quot;" office:value-type="string" office:string-value="tsCollection[NF_DATA_6].ptd" calcext:value-type="string">
            <text:p>tsCollection[NF_DATA_6].ptd</text:p>
          </table:table-cell>
          <table:table-cell office:value-type="string" calcext:value-type="string">
            <text:p>31030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6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1]&amp;&quot;].ptd&quot;" office:value-type="string" office:string-value="tsCollection[NF_DATA_7].ptd" calcext:value-type="string">
            <text:p>tsCollection[NF_DATA_7].ptd</text:p>
          </table:table-cell>
          <table:table-cell office:value-type="string" calcext:value-type="string">
            <text:p>31031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ATA_7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2]&amp;&quot;].ptd&quot;" office:value-type="string" office:string-value="tsCollection[NF_DQS].ptd" calcext:value-type="string">
            <text:p>tsCollection[NF_DQS].ptd</text:p>
          </table:table-cell>
          <table:table-cell office:value-type="string" calcext:value-type="string">
            <text:p>31032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DQS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3]&amp;&quot;].ptd&quot;" office:value-type="string" office:string-value="tsCollection[NF_RBN].ptd" calcext:value-type="string">
            <text:p>tsCollection[NF_RBN].ptd</text:p>
          </table:table-cell>
          <table:table-cell office:value-type="string" calcext:value-type="string">
            <text:p>31033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RBN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4]&amp;&quot;].ptd&quot;" office:value-type="string" office:string-value="tsCollection[NF_RE_T].ptd" calcext:value-type="string">
            <text:p>tsCollection[NF_RE_T].ptd</text:p>
          </table:table-cell>
          <table:table-cell office:value-type="string" calcext:value-type="string">
            <text:p>31034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RE_T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5]&amp;&quot;].ptd&quot;" office:value-type="string" office:string-value="tsCollection[NF_WEN_T].ptd" calcext:value-type="string">
            <text:p>tsCollection[NF_WEN_T].ptd</text:p>
          </table:table-cell>
          <table:table-cell office:value-type="string" calcext:value-type="string">
            <text:p>31035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WEN_T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6]&amp;&quot;].ptd&quot;" office:value-type="string" office:string-value="tsCollection[NF_WPN].ptd" calcext:value-type="string">
            <text:p>tsCollection[NF_WPN].ptd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WPN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7]&amp;&quot;].ptd&quot;" office:value-type="string" office:string-value="tsCollection[RFCTL_0_].ptd" calcext:value-type="string">
            <text:p>tsCollection[RFCTL_0_].ptd</text:p>
          </table:table-cell>
          <table:table-cell office:value-type="string" calcext:value-type="string">
            <text:p>31037</text:p>
          </table:table-cell>
          <table:table-cell office:value-type="string" calcext:value-type="string">
            <text:p>RFCTL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8]&amp;&quot;].ptd&quot;" office:value-type="string" office:string-value="tsCollection[RFCTL_10_].ptd" calcext:value-type="string">
            <text:p>tsCollection[RFCTL_10_].ptd</text:p>
          </table:table-cell>
          <table:table-cell office:value-type="string" calcext:value-type="string">
            <text:p>31038</text:p>
          </table:table-cell>
          <table:table-cell office:value-type="string" calcext:value-type="string">
            <text:p>RFCTL_1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9]&amp;&quot;].ptd&quot;" office:value-type="string" office:string-value="tsCollection[RFCTL_11_].ptd" calcext:value-type="string">
            <text:p>tsCollection[RFCTL_11_].ptd</text:p>
          </table:table-cell>
          <table:table-cell office:value-type="string" calcext:value-type="string">
            <text:p>31039</text:p>
          </table:table-cell>
          <table:table-cell office:value-type="string" calcext:value-type="string">
            <text:p>RFCTL_1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0]&amp;&quot;].ptd&quot;" office:value-type="string" office:string-value="tsCollection[RFCTL_12_].ptd" calcext:value-type="string">
            <text:p>tsCollection[RFCTL_12_].ptd</text:p>
          </table:table-cell>
          <table:table-cell office:value-type="string" calcext:value-type="string">
            <text:p>31040</text:p>
          </table:table-cell>
          <table:table-cell office:value-type="string" calcext:value-type="string">
            <text:p>RFCTL_1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1]&amp;&quot;].ptd&quot;" office:value-type="string" office:string-value="tsCollection[RFCTL_13_].ptd" calcext:value-type="string">
            <text:p>tsCollection[RFCTL_13_].ptd</text:p>
          </table:table-cell>
          <table:table-cell office:value-type="string" calcext:value-type="string">
            <text:p>31041</text:p>
          </table:table-cell>
          <table:table-cell office:value-type="string" calcext:value-type="string">
            <text:p>RFCTL_1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2]&amp;&quot;].ptd&quot;" office:value-type="string" office:string-value="tsCollection[RFCTL_14_].ptd" calcext:value-type="string">
            <text:p>tsCollection[RFCTL_14_].ptd</text:p>
          </table:table-cell>
          <table:table-cell office:value-type="string" calcext:value-type="string">
            <text:p>31042</text:p>
          </table:table-cell>
          <table:table-cell office:value-type="string" calcext:value-type="string">
            <text:p>RFCTL_1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4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3]&amp;&quot;].ptd&quot;" office:value-type="string" office:string-value="tsCollection[RFCTL_15_].ptd" calcext:value-type="string">
            <text:p>tsCollection[RFCTL_15_].ptd</text:p>
          </table:table-cell>
          <table:table-cell office:value-type="string" calcext:value-type="string">
            <text:p>31043</text:p>
          </table:table-cell>
          <table:table-cell office:value-type="string" calcext:value-type="string">
            <text:p>RFCTL_15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5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4]&amp;&quot;].ptd&quot;" office:value-type="string" office:string-value="tsCollection[RFCTL_16_].ptd" calcext:value-type="string">
            <text:p>tsCollection[RFCTL_16_].ptd</text:p>
          </table:table-cell>
          <table:table-cell office:value-type="string" calcext:value-type="string">
            <text:p>31044</text:p>
          </table:table-cell>
          <table:table-cell office:value-type="string" calcext:value-type="string">
            <text:p>RFCTL_16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6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5]&amp;&quot;].ptd&quot;" office:value-type="string" office:string-value="tsCollection[RFCTL_17_].ptd" calcext:value-type="string">
            <text:p>tsCollection[RFCTL_17_].ptd</text:p>
          </table:table-cell>
          <table:table-cell office:value-type="string" calcext:value-type="string">
            <text:p>31045</text:p>
          </table:table-cell>
          <table:table-cell office:value-type="string" calcext:value-type="string">
            <text:p>RFCTL_17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7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6]&amp;&quot;].ptd&quot;" office:value-type="string" office:string-value="tsCollection[RFCTL_18_].ptd" calcext:value-type="string">
            <text:p>tsCollection[RFCTL_18_].ptd</text:p>
          </table:table-cell>
          <table:table-cell office:value-type="string" calcext:value-type="string">
            <text:p>31046</text:p>
          </table:table-cell>
          <table:table-cell office:value-type="string" calcext:value-type="string">
            <text:p>RFCTL_18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8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7]&amp;&quot;].ptd&quot;" office:value-type="string" office:string-value="tsCollection[RFCTL_19_].ptd" calcext:value-type="string">
            <text:p>tsCollection[RFCTL_19_].ptd</text:p>
          </table:table-cell>
          <table:table-cell office:value-type="string" calcext:value-type="string">
            <text:p>31047</text:p>
          </table:table-cell>
          <table:table-cell office:value-type="string" calcext:value-type="string">
            <text:p>RFCTL_19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9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8]&amp;&quot;].ptd&quot;" office:value-type="string" office:string-value="tsCollection[RFCTL_1_].ptd" calcext:value-type="string">
            <text:p>tsCollection[RFCTL_1_].ptd</text:p>
          </table:table-cell>
          <table:table-cell office:value-type="string" calcext:value-type="string">
            <text:p>31048</text:p>
          </table:table-cell>
          <table:table-cell office:value-type="string" calcext:value-type="string">
            <text:p>RFCTL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9]&amp;&quot;].ptd&quot;" office:value-type="string" office:string-value="tsCollection[RFCTL_2_].ptd" calcext:value-type="string">
            <text:p>tsCollection[RFCTL_2_].ptd</text:p>
          </table:table-cell>
          <table:table-cell office:value-type="string" calcext:value-type="string">
            <text:p>31049</text:p>
          </table:table-cell>
          <table:table-cell office:value-type="string" calcext:value-type="string">
            <text:p>RFCTL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0]&amp;&quot;].ptd&quot;" office:value-type="string" office:string-value="tsCollection[RFCTL_3_].ptd" calcext:value-type="string">
            <text:p>tsCollection[RFCTL_3_].ptd</text:p>
          </table:table-cell>
          <table:table-cell office:value-type="string" calcext:value-type="string">
            <text:p>31050</text:p>
          </table:table-cell>
          <table:table-cell office:value-type="string" calcext:value-type="string">
            <text:p>RFCTL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1]&amp;&quot;].ptd&quot;" office:value-type="string" office:string-value="tsCollection[RFCTL_4_].ptd" calcext:value-type="string">
            <text:p>tsCollection[RFCTL_4_].ptd</text:p>
          </table:table-cell>
          <table:table-cell office:value-type="string" calcext:value-type="string">
            <text:p>31051</text:p>
          </table:table-cell>
          <table:table-cell office:value-type="string" calcext:value-type="string">
            <text:p>RFCTL_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4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2]&amp;&quot;].ptd&quot;" office:value-type="string" office:string-value="tsCollection[RFCTL_5_].ptd" calcext:value-type="string">
            <text:p>tsCollection[RFCTL_5_].ptd</text:p>
          </table:table-cell>
          <table:table-cell office:value-type="string" calcext:value-type="string">
            <text:p>31052</text:p>
          </table:table-cell>
          <table:table-cell office:value-type="string" calcext:value-type="string">
            <text:p>RFCTL_5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5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3]&amp;&quot;].ptd&quot;" office:value-type="string" office:string-value="tsCollection[RFCTL_6_].ptd" calcext:value-type="string">
            <text:p>tsCollection[RFCTL_6_].ptd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RFCTL_6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6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4]&amp;&quot;].ptd&quot;" office:value-type="string" office:string-value="tsCollection[RFCTL_7_].ptd" calcext:value-type="string">
            <text:p>tsCollection[RFCTL_7_].ptd</text:p>
          </table:table-cell>
          <table:table-cell office:value-type="string" calcext:value-type="string">
            <text:p>31054</text:p>
          </table:table-cell>
          <table:table-cell office:value-type="string" calcext:value-type="string">
            <text:p>RFCTL_7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7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5]&amp;&quot;].ptd&quot;" office:value-type="string" office:string-value="tsCollection[RFCTL_8_].ptd" calcext:value-type="string">
            <text:p>tsCollection[RFCTL_8_].ptd</text:p>
          </table:table-cell>
          <table:table-cell office:value-type="string" calcext:value-type="string">
            <text:p>31055</text:p>
          </table:table-cell>
          <table:table-cell office:value-type="string" calcext:value-type="string">
            <text:p>RFCTL_8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8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6]&amp;&quot;].ptd&quot;" office:value-type="string" office:string-value="tsCollection[RFCTL_9_].ptd" calcext:value-type="string">
            <text:p>tsCollection[RFCTL_9_].ptd</text:p>
          </table:table-cell>
          <table:table-cell office:value-type="string" calcext:value-type="string">
            <text:p>31056</text:p>
          </table:table-cell>
          <table:table-cell office:value-type="string" calcext:value-type="string">
            <text:p>RFCTL_9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CTL_9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7]&amp;&quot;].ptd&quot;" office:value-type="string" office:string-value="tsCollection[RFFE0_SCK].ptd" calcext:value-type="string">
            <text:p>tsCollection[RFFE0_SCK].ptd</text:p>
          </table:table-cell>
          <table:table-cell office:value-type="string" calcext:value-type="string">
            <text:p>31057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FE0_SC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8]&amp;&quot;].ptd&quot;" office:value-type="string" office:string-value="tsCollection[RFFE0_SDA].ptd" calcext:value-type="string">
            <text:p>tsCollection[RFFE0_SDA].ptd</text:p>
          </table:table-cell>
          <table:table-cell office:value-type="string" calcext:value-type="string">
            <text:p>31058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FE0_SDA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9]&amp;&quot;].ptd&quot;" office:value-type="string" office:string-value="tsCollection[RFSCK0].ptd" calcext:value-type="string">
            <text:p>tsCollection[RFSCK0].ptd</text:p>
          </table:table-cell>
          <table:table-cell office:value-type="string" calcext:value-type="string">
            <text:p>31059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SCK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0]&amp;&quot;].ptd&quot;" office:value-type="string" office:string-value="tsCollection[RFSDA0].ptd" calcext:value-type="string">
            <text:p>tsCollection[RFSDA0].ptd</text:p>
          </table:table-cell>
          <table:table-cell office:value-type="string" calcext:value-type="string">
            <text:p>31060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SDA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1]&amp;&quot;].ptd&quot;" office:value-type="string" office:string-value="tsCollection[RFSEN0].ptd" calcext:value-type="string">
            <text:p>tsCollection[RFSEN0].ptd</text:p>
          </table:table-cell>
          <table:table-cell office:value-type="string" calcext:value-type="string">
            <text:p>31061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RFSEN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2]&amp;&quot;].ptd&quot;" office:value-type="string" office:string-value="tsCollection[SCL0].ptd" calcext:value-type="string">
            <text:p>tsCollection[SCL0].ptd</text:p>
          </table:table-cell>
          <table:table-cell office:value-type="string" calcext:value-type="string">
            <text:p>31062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CL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3]&amp;&quot;].ptd&quot;" office:value-type="string" office:string-value="tsCollection[SCL1].ptd" calcext:value-type="string">
            <text:p>tsCollection[SCL1].ptd</text:p>
          </table:table-cell>
          <table:table-cell office:value-type="string" calcext:value-type="string">
            <text:p>31063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CL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4]&amp;&quot;].ptd&quot;" office:value-type="string" office:string-value="tsCollection[SD0_CLK0].ptd" calcext:value-type="string">
            <text:p>tsCollection[SD0_CLK0].ptd</text:p>
          </table:table-cell>
          <table:table-cell office:value-type="string" calcext:value-type="string">
            <text:p>31064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CLK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5]&amp;&quot;].ptd&quot;" office:value-type="string" office:string-value="tsCollection[SD0_CMD].ptd" calcext:value-type="string">
            <text:p>tsCollection[SD0_CMD].ptd</text:p>
          </table:table-cell>
          <table:table-cell office:value-type="string" calcext:value-type="string">
            <text:p>31065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CM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6]&amp;&quot;].ptd&quot;" office:value-type="string" office:string-value="tsCollection[SD0_D_0_].ptd" calcext:value-type="string">
            <text:p>tsCollection[SD0_D_0_].ptd</text:p>
          </table:table-cell>
          <table:table-cell office:value-type="string" calcext:value-type="string">
            <text:p>31066</text:p>
          </table:table-cell>
          <table:table-cell office:value-type="string" calcext:value-type="string">
            <text:p>SD0_D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D_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7]&amp;&quot;].ptd&quot;" office:value-type="string" office:string-value="tsCollection[SD0_D_1_].ptd" calcext:value-type="string">
            <text:p>tsCollection[SD0_D_1_].ptd</text:p>
          </table:table-cell>
          <table:table-cell office:value-type="string" calcext:value-type="string">
            <text:p>31067</text:p>
          </table:table-cell>
          <table:table-cell office:value-type="string" calcext:value-type="string">
            <text:p>SD0_D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D_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8]&amp;&quot;].ptd&quot;" office:value-type="string" office:string-value="tsCollection[SD0_D_2_].ptd" calcext:value-type="string">
            <text:p>tsCollection[SD0_D_2_].ptd</text:p>
          </table:table-cell>
          <table:table-cell office:value-type="string" calcext:value-type="string">
            <text:p>31068</text:p>
          </table:table-cell>
          <table:table-cell office:value-type="string" calcext:value-type="string">
            <text:p>SD0_D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D_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9]&amp;&quot;].ptd&quot;" office:value-type="string" office:string-value="tsCollection[SD0_D_3_].ptd" calcext:value-type="string">
            <text:p>tsCollection[SD0_D_3_].ptd</text:p>
          </table:table-cell>
          <table:table-cell office:value-type="string" calcext:value-type="string">
            <text:p>31069</text:p>
          </table:table-cell>
          <table:table-cell office:value-type="string" calcext:value-type="string">
            <text:p>SD0_D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0_D_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0]&amp;&quot;].ptd&quot;" office:value-type="string" office:string-value="tsCollection[SD2_CLK].ptd" calcext:value-type="string">
            <text:p>tsCollection[SD2_CLK].ptd</text:p>
          </table:table-cell>
          <table:table-cell office:value-type="string" calcext:value-type="string">
            <text:p>31070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1]&amp;&quot;].ptd&quot;" office:value-type="string" office:string-value="tsCollection[SD2_CMD].ptd" calcext:value-type="string">
            <text:p>tsCollection[SD2_CMD].ptd</text:p>
          </table:table-cell>
          <table:table-cell office:value-type="string" calcext:value-type="string">
            <text:p>31071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CM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2]&amp;&quot;].ptd&quot;" office:value-type="string" office:string-value="tsCollection[SD2_D_0_].ptd" calcext:value-type="string">
            <text:p>tsCollection[SD2_D_0_].ptd</text:p>
          </table:table-cell>
          <table:table-cell office:value-type="string" calcext:value-type="string">
            <text:p>31072</text:p>
          </table:table-cell>
          <table:table-cell office:value-type="string" calcext:value-type="string">
            <text:p>SD2_D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D_0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3]&amp;&quot;].ptd&quot;" office:value-type="string" office:string-value="tsCollection[SD2_D_1_].ptd" calcext:value-type="string">
            <text:p>tsCollection[SD2_D_1_].ptd</text:p>
          </table:table-cell>
          <table:table-cell office:value-type="string" calcext:value-type="string">
            <text:p>31073</text:p>
          </table:table-cell>
          <table:table-cell office:value-type="string" calcext:value-type="string">
            <text:p>SD2_D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D_1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4]&amp;&quot;].ptd&quot;" office:value-type="string" office:string-value="tsCollection[SD2_D_2_].ptd" calcext:value-type="string">
            <text:p>tsCollection[SD2_D_2_].ptd</text:p>
          </table:table-cell>
          <table:table-cell office:value-type="string" calcext:value-type="string">
            <text:p>31074</text:p>
          </table:table-cell>
          <table:table-cell office:value-type="string" calcext:value-type="string">
            <text:p>SD2_D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D_2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5]&amp;&quot;].ptd&quot;" office:value-type="string" office:string-value="tsCollection[SD2_D_3_].ptd" calcext:value-type="string">
            <text:p>tsCollection[SD2_D_3_].ptd</text:p>
          </table:table-cell>
          <table:table-cell office:value-type="string" calcext:value-type="string">
            <text:p>31075</text:p>
          </table:table-cell>
          <table:table-cell office:value-type="string" calcext:value-type="string">
            <text:p>SD2_D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2_D_3_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6]&amp;&quot;].ptd&quot;" office:value-type="string" office:string-value="tsCollection[SDA0].ptd" calcext:value-type="string">
            <text:p>tsCollection[SDA0].ptd</text:p>
          </table:table-cell>
          <table:table-cell office:value-type="string" calcext:value-type="string">
            <text:p>31076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A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7]&amp;&quot;].ptd&quot;" office:value-type="string" office:string-value="tsCollection[SDA1].ptd" calcext:value-type="string">
            <text:p>tsCollection[SDA1].ptd</text:p>
          </table:table-cell>
          <table:table-cell office:value-type="string" calcext:value-type="string">
            <text:p>3107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A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8]&amp;&quot;].ptd&quot;" office:value-type="string" office:string-value="tsCollection[SDI0].ptd" calcext:value-type="string">
            <text:p>tsCollection[SDI0].ptd</text:p>
          </table:table-cell>
          <table:table-cell office:value-type="string" calcext:value-type="string">
            <text:p>31078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I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9]&amp;&quot;].ptd&quot;" office:value-type="string" office:string-value="tsCollection[SDI1].ptd" calcext:value-type="string">
            <text:p>tsCollection[SDI1].ptd</text:p>
          </table:table-cell>
          <table:table-cell office:value-type="string" calcext:value-type="string">
            <text:p>31079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I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0]&amp;&quot;].ptd&quot;" office:value-type="string" office:string-value="tsCollection[SDI2].ptd" calcext:value-type="string">
            <text:p>tsCollection[SDI2].ptd</text:p>
          </table:table-cell>
          <table:table-cell office:value-type="string" calcext:value-type="string">
            <text:p>31080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I2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1]&amp;&quot;].ptd&quot;" office:value-type="string" office:string-value="tsCollection[SDI3].ptd" calcext:value-type="string">
            <text:p>tsCollection[SDI3].ptd</text:p>
          </table:table-cell>
          <table:table-cell office:value-type="string" calcext:value-type="string">
            <text:p>31081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DI3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2]&amp;&quot;].ptd&quot;" office:value-type="string" office:string-value="tsCollection[SIMCLK0].ptd" calcext:value-type="string">
            <text:p>tsCollection[SIMCLK0].ptd</text:p>
          </table:table-cell>
          <table:table-cell office:value-type="string" calcext:value-type="string">
            <text:p>31082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CLK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3]&amp;&quot;].ptd&quot;" office:value-type="string" office:string-value="tsCollection[SIMCLK1].ptd" calcext:value-type="string">
            <text:p>tsCollection[SIMCLK1].ptd</text:p>
          </table:table-cell>
          <table:table-cell office:value-type="string" calcext:value-type="string">
            <text:p>31083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CLK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4]&amp;&quot;].ptd&quot;" office:value-type="string" office:string-value="tsCollection[SIMDA0].ptd" calcext:value-type="string">
            <text:p>tsCollection[SIMDA0].ptd</text:p>
          </table:table-cell>
          <table:table-cell office:value-type="string" calcext:value-type="string">
            <text:p>31084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DA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5]&amp;&quot;].ptd&quot;" office:value-type="string" office:string-value="tsCollection[SIMDA1].ptd" calcext:value-type="string">
            <text:p>tsCollection[SIMDA1].ptd</text:p>
          </table:table-cell>
          <table:table-cell office:value-type="string" calcext:value-type="string">
            <text:p>31085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DA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6]&amp;&quot;].ptd&quot;" office:value-type="string" office:string-value="tsCollection[SIMRST0].ptd" calcext:value-type="string">
            <text:p>tsCollection[SIMRST0].ptd</text:p>
          </table:table-cell>
          <table:table-cell office:value-type="string" calcext:value-type="string">
            <text:p>31086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RST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7]&amp;&quot;].ptd&quot;" office:value-type="string" office:string-value="tsCollection[SIMRST1].ptd" calcext:value-type="string">
            <text:p>tsCollection[SIMRST1].ptd</text:p>
          </table:table-cell>
          <table:table-cell office:value-type="string" calcext:value-type="string">
            <text:p>31087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IMRST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8]&amp;&quot;].ptd&quot;" office:value-type="string" office:string-value="tsCollection[CLK26M_SINE0].ptd" calcext:value-type="string">
            <text:p>tsCollection[CLK26M_SINE0].ptd</text:p>
          </table:table-cell>
          <table:table-cell office:value-type="string" calcext:value-type="string">
            <text:p>31088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LK26M_SINE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9]&amp;&quot;].ptd&quot;" office:value-type="string" office:string-value="tsCollection[CLK_32K].ptd" calcext:value-type="string">
            <text:p>tsCollection[CLK_32K].ptd</text:p>
          </table:table-cell>
          <table:table-cell office:value-type="string" calcext:value-type="string">
            <text:p>31089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LK_32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0]&amp;&quot;].ptd&quot;" office:value-type="string" office:string-value="tsCollection[CLKOUT_TEST_MPLL].ptd" calcext:value-type="string">
            <text:p>tsCollection[CLKOUT_TEST_MPLL].ptd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LKOUT_TEST_MPLL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1]&amp;&quot;].ptd&quot;" office:value-type="string" office:string-value="tsCollection[MTCK_ARM].ptd" calcext:value-type="string">
            <text:p>tsCollection[MTCK_ARM].ptd</text:p>
          </table:table-cell>
          <table:table-cell office:value-type="string" calcext:value-type="string">
            <text:p>31091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MTCK_ARM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2]&amp;&quot;].ptd&quot;" office:value-type="string" office:string-value="tsCollection[MTMS_ARM].ptd" calcext:value-type="string">
            <text:p>tsCollection[MTMS_ARM].ptd</text:p>
          </table:table-cell>
          <table:table-cell office:value-type="string" calcext:value-type="string">
            <text:p>31092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MTMS_ARM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3]&amp;&quot;].ptd&quot;" office:value-type="string" office:string-value="tsCollection[LCM_RSTN].ptd" calcext:value-type="string">
            <text:p>tsCollection[LCM_RSTN].ptd</text:p>
          </table:table-cell>
          <table:table-cell office:value-type="string" calcext:value-type="string">
            <text:p>31093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LCM_RSTN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4]&amp;&quot;].ptd&quot;" office:value-type="string" office:string-value="tsCollection[DSI_TE].ptd" calcext:value-type="string">
            <text:p>tsCollection[DSI_TE].ptd</text:p>
          </table:table-cell>
          <table:table-cell office:value-type="string" calcext:value-type="string">
            <text:p>31094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DSI_TE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5]&amp;&quot;].ptd&quot;" office:value-type="string" office:string-value="tsCollection[SPI0_CD].ptd" calcext:value-type="string">
            <text:p>tsCollection[SPI0_CD].ptd</text:p>
          </table:table-cell>
          <table:table-cell office:value-type="string" calcext:value-type="string">
            <text:p>31095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SPI0_C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6]&amp;&quot;].ptd&quot;" office:value-type="string" office:string-value="tsCollection[BUA_DET].ptd" calcext:value-type="string">
            <text:p>tsCollection[BUA_DET].ptd</text:p>
          </table:table-cell>
          <table:table-cell office:value-type="string" calcext:value-type="string">
            <text:p>31096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BUA_DET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7]&amp;&quot;].ptd&quot;" office:value-type="string" office:string-value="tsCollection[ADI_D].ptd" calcext:value-type="string">
            <text:p>tsCollection[ADI_D].ptd</text:p>
          </table:table-cell>
          <table:table-cell office:value-type="string" calcext:value-type="string">
            <text:p>31097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DI_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8]&amp;&quot;].ptd&quot;" office:value-type="string" office:string-value="tsCollection[AUD_ADD0].ptd" calcext:value-type="string">
            <text:p>tsCollection[AUD_ADD0].ptd</text:p>
          </table:table-cell>
          <table:table-cell office:value-type="string" calcext:value-type="string">
            <text:p>31098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ADD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9]&amp;&quot;].ptd&quot;" office:value-type="string" office:string-value="tsCollection[AUD_ADSYNC].ptd" calcext:value-type="string">
            <text:p>tsCollection[AUD_ADSYNC].ptd</text:p>
          </table:table-cell>
          <table:table-cell office:value-type="string" calcext:value-type="string">
            <text:p>31099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ADSYNC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0]&amp;&quot;].ptd&quot;" office:value-type="string" office:string-value="tsCollection[AUD_DAD0].ptd" calcext:value-type="string">
            <text:p>tsCollection[AUD_DAD0].ptd</text:p>
          </table:table-cell>
          <table:table-cell office:value-type="string" calcext:value-type="string">
            <text:p>31100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DAD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1]&amp;&quot;].ptd&quot;" office:value-type="string" office:string-value="tsCollection[AUD_DAD1].ptd" calcext:value-type="string">
            <text:p>tsCollection[AUD_DAD1].ptd</text:p>
          </table:table-cell>
          <table:table-cell office:value-type="string" calcext:value-type="string">
            <text:p>31101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DAD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2]&amp;&quot;].ptd&quot;" office:value-type="string" office:string-value="tsCollection[AUD_DASYNC].ptd" calcext:value-type="string">
            <text:p>tsCollection[AUD_DASYNC].ptd</text:p>
          </table:table-cell>
          <table:table-cell office:value-type="string" calcext:value-type="string">
            <text:p>31102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DASYNC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3]&amp;&quot;].ptd&quot;" office:value-type="string" office:string-value="tsCollection[AUD_SCLK].ptd" calcext:value-type="string">
            <text:p>tsCollection[AUD_SCLK].ptd</text:p>
          </table:table-cell>
          <table:table-cell office:value-type="string" calcext:value-type="string">
            <text:p>31103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UD_S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4]&amp;&quot;].ptd&quot;" office:value-type="string" office:string-value="tsCollection[ADI_SCLK].ptd" calcext:value-type="string">
            <text:p>tsCollection[ADI_SCLK].ptd</text:p>
          </table:table-cell>
          <table:table-cell office:value-type="string" calcext:value-type="string">
            <text:p>31104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ADI_S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5]&amp;&quot;].ptd&quot;" office:value-type="string" office:string-value="tsCollection[CCIRD0].ptd" calcext:value-type="string">
            <text:p>tsCollection[CCIRD0].ptd</text:p>
          </table:table-cell>
          <table:table-cell office:value-type="string" calcext:value-type="string">
            <text:p>31105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6]&amp;&quot;].ptd&quot;" office:value-type="string" office:string-value="tsCollection[CCIRD1].ptd" calcext:value-type="string">
            <text:p>tsCollection[CCIRD1].ptd</text:p>
          </table:table-cell>
          <table:table-cell office:value-type="string" calcext:value-type="string">
            <text:p>31106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7]&amp;&quot;].ptd&quot;" office:value-type="string" office:string-value="tsCollection[CCIRD2].ptd" calcext:value-type="string">
            <text:p>tsCollection[CCIRD2].ptd</text:p>
          </table:table-cell>
          <table:table-cell office:value-type="string" calcext:value-type="string">
            <text:p>31107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2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8]&amp;&quot;].ptd&quot;" office:value-type="string" office:string-value="tsCollection[CCIRD3].ptd" calcext:value-type="string">
            <text:p>tsCollection[CCIRD3].ptd</text:p>
          </table:table-cell>
          <table:table-cell office:value-type="string" calcext:value-type="string">
            <text:p>31108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3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9]&amp;&quot;].ptd&quot;" office:value-type="string" office:string-value="tsCollection[CCIRD4].ptd" calcext:value-type="string">
            <text:p>tsCollection[CCIRD4].ptd</text:p>
          </table:table-cell>
          <table:table-cell office:value-type="string" calcext:value-type="string">
            <text:p>31109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4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0]&amp;&quot;].ptd&quot;" office:value-type="string" office:string-value="tsCollection[CCIRD5].ptd" calcext:value-type="string">
            <text:p>tsCollection[CCIRD5].ptd</text:p>
          </table:table-cell>
          <table:table-cell office:value-type="string" calcext:value-type="string">
            <text:p>31110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5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1]&amp;&quot;].ptd&quot;" office:value-type="string" office:string-value="tsCollection[CCIRD6].ptd" calcext:value-type="string">
            <text:p>tsCollection[CCIRD6].ptd</text:p>
          </table:table-cell>
          <table:table-cell office:value-type="string" calcext:value-type="string">
            <text:p>31111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6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2]&amp;&quot;].ptd&quot;" office:value-type="string" office:string-value="tsCollection[CCIRD7].ptd" calcext:value-type="string">
            <text:p>tsCollection[CCIRD7].ptd</text:p>
          </table:table-cell>
          <table:table-cell office:value-type="string" calcext:value-type="string">
            <text:p>31112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D7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3]&amp;&quot;].ptd&quot;" office:value-type="string" office:string-value="tsCollection[CCIRHS].ptd" calcext:value-type="string">
            <text:p>tsCollection[CCIRHS].ptd</text:p>
          </table:table-cell>
          <table:table-cell office:value-type="string" calcext:value-type="string">
            <text:p>31113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HS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4]&amp;&quot;].ptd&quot;" office:value-type="string" office:string-value="tsCollection[CCIRVS].ptd" calcext:value-type="string">
            <text:p>tsCollection[CCIRVS].ptd</text:p>
          </table:table-cell>
          <table:table-cell office:value-type="string" calcext:value-type="string">
            <text:p>31114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CIRVS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5]&amp;&quot;].ptd&quot;" office:value-type="string" office:string-value="tsCollection[CMMCLK].ptd" calcext:value-type="string">
            <text:p>tsCollection[CMMCLK].ptd</text:p>
          </table:table-cell>
          <table:table-cell office:value-type="string" calcext:value-type="string">
            <text:p>31115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MMCLK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6]&amp;&quot;].ptd&quot;" office:value-type="string" office:string-value="tsCollection[NF_ALE].ptd" calcext:value-type="string">
            <text:p>tsCollection[NF_ALE].ptd</text:p>
          </table:table-cell>
          <table:table-cell office:value-type="string" calcext:value-type="string">
            <text:p>31116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ALE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7]&amp;&quot;].ptd&quot;" office:value-type="string" office:string-value="tsCollection[NF_CEN0].ptd" calcext:value-type="string">
            <text:p>tsCollection[NF_CEN0].ptd</text:p>
          </table:table-cell>
          <table:table-cell office:value-type="string" calcext:value-type="string">
            <text:p>31117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CEN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8]&amp;&quot;].ptd&quot;" office:value-type="string" office:string-value="tsCollection[NF_CEN1].ptd" calcext:value-type="string">
            <text:p>tsCollection[NF_CEN1].ptd</text:p>
          </table:table-cell>
          <table:table-cell office:value-type="string" calcext:value-type="string">
            <text:p>31118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NF_CEN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9]&amp;&quot;].ptd&quot;" office:value-type="string" office:string-value="tsCollection[XTL_BUF_EN1].ptd" calcext:value-type="string">
            <text:p>tsCollection[XTL_BUF_EN1].ptd</text:p>
          </table:table-cell>
          <table:table-cell office:value-type="string" calcext:value-type="string">
            <text:p>31119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XTL_BUF_EN1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0]&amp;&quot;].ptd&quot;" office:value-type="string" office:string-value="tsCollection[TF_DET].ptd" calcext:value-type="string">
            <text:p>tsCollection[TF_DET].ptd</text:p>
          </table:table-cell>
          <table:table-cell office:value-type="string" calcext:value-type="string">
            <text:p>31120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TF_DET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1]&amp;&quot;].ptd&quot;" office:value-type="string" office:string-value="tsCollection[U0CTS].ptd" calcext:value-type="string">
            <text:p>tsCollection[U0CTS].ptd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0CTS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2]&amp;&quot;].ptd&quot;" office:value-type="string" office:string-value="tsCollection[U0RTS].ptd" calcext:value-type="string">
            <text:p>tsCollection[U0RTS].ptd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0RTS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3]&amp;&quot;].ptd&quot;" office:value-type="string" office:string-value="tsCollection[U0RXD].ptd" calcext:value-type="string">
            <text:p>tsCollection[U0RXD].ptd</text:p>
          </table:table-cell>
          <table:table-cell office:value-type="string" calcext:value-type="string">
            <text:p>31123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0RX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4]&amp;&quot;].ptd&quot;" office:value-type="string" office:string-value="tsCollection[U0TXD].ptd" calcext:value-type="string">
            <text:p>tsCollection[U0TXD].ptd</text:p>
          </table:table-cell>
          <table:table-cell office:value-type="string" calcext:value-type="string">
            <text:p>31124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0TX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5]&amp;&quot;].ptd&quot;" office:value-type="string" office:string-value="tsCollection[U1RXD].ptd" calcext:value-type="string">
            <text:p>tsCollection[U1RXD].ptd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1RX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6]&amp;&quot;].ptd&quot;" office:value-type="string" office:string-value="tsCollection[U1TXD].ptd" calcext:value-type="string">
            <text:p>tsCollection[U1TXD].ptd</text:p>
          </table:table-cell>
          <table:table-cell office:value-type="string" calcext:value-type="string">
            <text:p>31126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U1TXD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7]&amp;&quot;].ptd&quot;" office:value-type="string" office:string-value="tsCollection[CLK_AUX0].ptd" calcext:value-type="string">
            <text:p>tsCollection[CLK_AUX0].ptd</text:p>
          </table:table-cell>
          <table:table-cell office:value-type="string" calcext:value-type="string">
            <text:p>31127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LK_AUX0</text:p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8]&amp;&quot;].ptd&quot;" office:value-type="string" office:string-value="tsCollection[CHIP_SLEEP].ptd" calcext:value-type="string">
            <text:p>tsCollection[CHIP_SLEEP].ptd</text:p>
          </table:table-cell>
          <table:table-cell office:value-type="string" calcext:value-type="string">
            <text:p>31128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CHIP_SLEEP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59]&amp;&quot;].ptd&quot;" office:value-type="string" office:string-value="tsCollection[ANA_INT].ptd" calcext:value-type="string">
            <text:p>tsCollection[ANA_INT].ptd</text:p>
          </table:table-cell>
          <table:table-cell office:value-type="string" calcext:value-type="string">
            <text:p>31500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NA_INT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0]&amp;&quot;].ptd&quot;" office:value-type="string" office:string-value="tsCollection[CMPCLK].ptd" calcext:value-type="string">
            <text:p>tsCollection[CMPCLK].ptd</text:p>
          </table:table-cell>
          <table:table-cell office:value-type="string" calcext:value-type="string">
            <text:p>31501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MP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1]&amp;&quot;].ptd&quot;" office:value-type="string" office:string-value="tsCollection[CMPD0].ptd" calcext:value-type="string">
            <text:p>tsCollection[CMPD0].ptd</text:p>
          </table:table-cell>
          <table:table-cell office:value-type="string" calcext:value-type="string">
            <text:p>31502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MPD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2]&amp;&quot;].ptd&quot;" office:value-type="string" office:string-value="tsCollection[CMRST0].ptd" calcext:value-type="string">
            <text:p>tsCollection[CMRST0].ptd</text:p>
          </table:table-cell>
          <table:table-cell office:value-type="string" calcext:value-type="string">
            <text:p>31503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MRST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3]&amp;&quot;].ptd&quot;" office:value-type="string" office:string-value="tsCollection[EMZQ].ptd" calcext:value-type="string">
            <text:p>tsCollection[EMZQ].ptd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MZQ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4]&amp;&quot;].ptd&quot;" office:value-type="string" office:string-value="tsCollection[EXTINT0].ptd" calcext:value-type="string">
            <text:p>tsCollection[EXTINT0].ptd</text:p>
          </table:table-cell>
          <table:table-cell office:value-type="string" calcext:value-type="string">
            <text:p>31505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XTINT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5]&amp;&quot;].ptd&quot;" office:value-type="string" office:string-value="tsCollection[EXTINT1].ptd" calcext:value-type="string">
            <text:p>tsCollection[EXTINT1].ptd</text:p>
          </table:table-cell>
          <table:table-cell office:value-type="string" calcext:value-type="string">
            <text:p>31506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XTINT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6]&amp;&quot;].ptd&quot;" office:value-type="string" office:string-value="tsCollection[EXTINT5].ptd" calcext:value-type="string">
            <text:p>tsCollection[EXTINT5].ptd</text:p>
          </table:table-cell>
          <table:table-cell office:value-type="string" calcext:value-type="string">
            <text:p>31507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XTINT5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7]&amp;&quot;].ptd&quot;" office:value-type="string" office:string-value="tsCollection[EXTINT6].ptd" calcext:value-type="string">
            <text:p>tsCollection[EXTINT6].ptd</text:p>
          </table:table-cell>
          <table:table-cell office:value-type="string" calcext:value-type="string">
            <text:p>31508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XTINT6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8]&amp;&quot;].ptd&quot;" office:value-type="string" office:string-value="tsCollection[EXT_RST_B].ptd" calcext:value-type="string">
            <text:p>tsCollection[EXT_RST_B].ptd</text:p>
          </table:table-cell>
          <table:table-cell office:value-type="string" calcext:value-type="string">
            <text:p>31509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XT_RST_B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69]&amp;&quot;].ptd&quot;" office:value-type="string" office:string-value="tsCollection[IIS1CLK].ptd" calcext:value-type="string">
            <text:p>tsCollection[IIS1CLK].ptd</text:p>
          </table:table-cell>
          <table:table-cell office:value-type="string" calcext:value-type="string">
            <text:p>31510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IIS1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0]&amp;&quot;].ptd&quot;" office:value-type="string" office:string-value="tsCollection[IIS1DI].ptd" calcext:value-type="string">
            <text:p>tsCollection[IIS1DI].ptd</text:p>
          </table:table-cell>
          <table:table-cell office:value-type="string" calcext:value-type="string">
            <text:p>31511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IIS1DI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1]&amp;&quot;].ptd&quot;" office:value-type="string" office:string-value="tsCollection[IIS1DO].ptd" calcext:value-type="string">
            <text:p>tsCollection[IIS1DO].ptd</text:p>
          </table:table-cell>
          <table:table-cell office:value-type="string" calcext:value-type="string">
            <text:p>31512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IIS1DO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2]&amp;&quot;].ptd&quot;" office:value-type="string" office:string-value="tsCollection[IIS1LRCK].ptd" calcext:value-type="string">
            <text:p>tsCollection[IIS1LRCK].ptd</text:p>
          </table:table-cell>
          <table:table-cell office:value-type="string" calcext:value-type="string">
            <text:p>31513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IIS1LRC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3]&amp;&quot;].ptd&quot;" office:value-type="string" office:string-value="tsCollection[KEYIN_0_].ptd" calcext:value-type="string">
            <text:p>tsCollection[KEYIN_0_].ptd</text:p>
          </table:table-cell>
          <table:table-cell office:value-type="string" calcext:value-type="string">
            <text:p>31514</text:p>
          </table:table-cell>
          <table:table-cell office:value-type="string" calcext:value-type="string">
            <text:p>KEYIN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IN_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4]&amp;&quot;].ptd&quot;" office:value-type="string" office:string-value="tsCollection[KEYIN_1_].ptd" calcext:value-type="string">
            <text:p>tsCollection[KEYIN_1_].ptd</text:p>
          </table:table-cell>
          <table:table-cell office:value-type="string" calcext:value-type="string">
            <text:p>31515</text:p>
          </table:table-cell>
          <table:table-cell office:value-type="string" calcext:value-type="string">
            <text:p>KEYIN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IN_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5]&amp;&quot;].ptd&quot;" office:value-type="string" office:string-value="tsCollection[KEYIN_2_].ptd" calcext:value-type="string">
            <text:p>tsCollection[KEYIN_2_].ptd</text:p>
          </table:table-cell>
          <table:table-cell office:value-type="string" calcext:value-type="string">
            <text:p>31516</text:p>
          </table:table-cell>
          <table:table-cell office:value-type="string" calcext:value-type="string">
            <text:p>KEYIN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IN_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6]&amp;&quot;].ptd&quot;" office:value-type="string" office:string-value="tsCollection[KEYIN_3_].ptd" calcext:value-type="string">
            <text:p>tsCollection[KEYIN_3_].ptd</text:p>
          </table:table-cell>
          <table:table-cell office:value-type="string" calcext:value-type="string">
            <text:p>31517</text:p>
          </table:table-cell>
          <table:table-cell office:value-type="string" calcext:value-type="string">
            <text:p>KEYIN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IN_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7]&amp;&quot;].ptd&quot;" office:value-type="string" office:string-value="tsCollection[KEYOUT_0_].ptd" calcext:value-type="string">
            <text:p>tsCollection[KEYOUT_0_].ptd</text:p>
          </table:table-cell>
          <table:table-cell office:value-type="string" calcext:value-type="string">
            <text:p>31518</text:p>
          </table:table-cell>
          <table:table-cell office:value-type="string" calcext:value-type="string">
            <text:p>KEYOUT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OUT_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8]&amp;&quot;].ptd&quot;" office:value-type="string" office:string-value="tsCollection[KEYOUT_1_].ptd" calcext:value-type="string">
            <text:p>tsCollection[KEYOUT_1_].ptd</text:p>
          </table:table-cell>
          <table:table-cell office:value-type="string" calcext:value-type="string">
            <text:p>31519</text:p>
          </table:table-cell>
          <table:table-cell office:value-type="string" calcext:value-type="string">
            <text:p>KEYOUT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OUT_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79]&amp;&quot;].ptd&quot;" office:value-type="string" office:string-value="tsCollection[KEYOUT_2_].ptd" calcext:value-type="string">
            <text:p>tsCollection[KEYOUT_2_].ptd</text:p>
          </table:table-cell>
          <table:table-cell office:value-type="string" calcext:value-type="string">
            <text:p>31520</text:p>
          </table:table-cell>
          <table:table-cell office:value-type="string" calcext:value-type="string">
            <text:p>KEYOUT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OUT_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0]&amp;&quot;].ptd&quot;" office:value-type="string" office:string-value="tsCollection[KEYOUT_3_].ptd" calcext:value-type="string">
            <text:p>tsCollection[KEYOUT_3_].ptd</text:p>
          </table:table-cell>
          <table:table-cell office:value-type="string" calcext:value-type="string">
            <text:p>31521</text:p>
          </table:table-cell>
          <table:table-cell office:value-type="string" calcext:value-type="string">
            <text:p>KEYOUT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OUT_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1]&amp;&quot;].ptd&quot;" office:value-type="string" office:string-value="tsCollection[KEYOUT_4_].ptd" calcext:value-type="string">
            <text:p>tsCollection[KEYOUT_4_].ptd</text:p>
          </table:table-cell>
          <table:table-cell office:value-type="string" calcext:value-type="string">
            <text:p>31522</text:p>
          </table:table-cell>
          <table:table-cell office:value-type="string" calcext:value-type="string">
            <text:p>KEYOUT_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KEYOUT_4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2]&amp;&quot;].ptd&quot;" office:value-type="string" office:string-value="tsCollection[NF_CLE].ptd" calcext:value-type="string">
            <text:p>tsCollection[NF_CLE].ptd</text:p>
          </table:table-cell>
          <table:table-cell office:value-type="string" calcext:value-type="string">
            <text:p>31523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CLE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3]&amp;&quot;].ptd&quot;" office:value-type="string" office:string-value="tsCollection[NF_DATA_0].ptd" calcext:value-type="string">
            <text:p>tsCollection[NF_DATA_0].ptd</text:p>
          </table:table-cell>
          <table:table-cell office:value-type="string" calcext:value-type="string">
            <text:p>31524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4]&amp;&quot;].ptd&quot;" office:value-type="string" office:string-value="tsCollection[NF_DATA_1].ptd" calcext:value-type="string">
            <text:p>tsCollection[NF_DATA_1].ptd</text:p>
          </table:table-cell>
          <table:table-cell office:value-type="string" calcext:value-type="string">
            <text:p>31525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5]&amp;&quot;].ptd&quot;" office:value-type="string" office:string-value="tsCollection[NF_DATA_2].ptd" calcext:value-type="string">
            <text:p>tsCollection[NF_DATA_2].ptd</text:p>
          </table:table-cell>
          <table:table-cell office:value-type="string" calcext:value-type="string">
            <text:p>31526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2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6]&amp;&quot;].ptd&quot;" office:value-type="string" office:string-value="tsCollection[NF_DATA_3].ptd" calcext:value-type="string">
            <text:p>tsCollection[NF_DATA_3].ptd</text:p>
          </table:table-cell>
          <table:table-cell office:value-type="string" calcext:value-type="string">
            <text:p>31527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3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7]&amp;&quot;].ptd&quot;" office:value-type="string" office:string-value="tsCollection[NF_DATA_4].ptd" calcext:value-type="string">
            <text:p>tsCollection[NF_DATA_4].ptd</text:p>
          </table:table-cell>
          <table:table-cell office:value-type="string" calcext:value-type="string">
            <text:p>31528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4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8]&amp;&quot;].ptd&quot;" office:value-type="string" office:string-value="tsCollection[NF_DATA_5].ptd" calcext:value-type="string">
            <text:p>tsCollection[NF_DATA_5].ptd</text:p>
          </table:table-cell>
          <table:table-cell office:value-type="string" calcext:value-type="string">
            <text:p>31529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5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9]&amp;&quot;].ptd&quot;" office:value-type="string" office:string-value="tsCollection[NF_DATA_6].ptd" calcext:value-type="string">
            <text:p>tsCollection[NF_DATA_6].ptd</text:p>
          </table:table-cell>
          <table:table-cell office:value-type="string" calcext:value-type="string">
            <text:p>31530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6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0]&amp;&quot;].ptd&quot;" office:value-type="string" office:string-value="tsCollection[NF_DATA_7].ptd" calcext:value-type="string">
            <text:p>tsCollection[NF_DATA_7].ptd</text:p>
          </table:table-cell>
          <table:table-cell office:value-type="string" calcext:value-type="string">
            <text:p>31531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ATA_7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1]&amp;&quot;].ptd&quot;" office:value-type="string" office:string-value="tsCollection[NF_DQS].ptd" calcext:value-type="string">
            <text:p>tsCollection[NF_DQS].ptd</text:p>
          </table:table-cell>
          <table:table-cell office:value-type="string" calcext:value-type="string">
            <text:p>31532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DQS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2]&amp;&quot;].ptd&quot;" office:value-type="string" office:string-value="tsCollection[NF_RBN].ptd" calcext:value-type="string">
            <text:p>tsCollection[NF_RBN].ptd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RBN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3]&amp;&quot;].ptd&quot;" office:value-type="string" office:string-value="tsCollection[NF_RE_T].ptd" calcext:value-type="string">
            <text:p>tsCollection[NF_RE_T].ptd</text:p>
          </table:table-cell>
          <table:table-cell office:value-type="string" calcext:value-type="string">
            <text:p>31534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RE_T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4]&amp;&quot;].ptd&quot;" office:value-type="string" office:string-value="tsCollection[NF_WEN_T].ptd" calcext:value-type="string">
            <text:p>tsCollection[NF_WEN_T].ptd</text:p>
          </table:table-cell>
          <table:table-cell office:value-type="string" calcext:value-type="string">
            <text:p>31535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WEN_T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5]&amp;&quot;].ptd&quot;" office:value-type="string" office:string-value="tsCollection[NF_WPN].ptd" calcext:value-type="string">
            <text:p>tsCollection[NF_WPN].ptd</text:p>
          </table:table-cell>
          <table:table-cell office:value-type="string" calcext:value-type="string">
            <text:p>31536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WPN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6]&amp;&quot;].ptd&quot;" office:value-type="string" office:string-value="tsCollection[RFCTL_0_].ptd" calcext:value-type="string">
            <text:p>tsCollection[RFCTL_0_].ptd</text:p>
          </table:table-cell>
          <table:table-cell office:value-type="string" calcext:value-type="string">
            <text:p>31537</text:p>
          </table:table-cell>
          <table:table-cell office:value-type="string" calcext:value-type="string">
            <text:p>RFCTL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7]&amp;&quot;].ptd&quot;" office:value-type="string" office:string-value="tsCollection[RFCTL_10_].ptd" calcext:value-type="string">
            <text:p>tsCollection[RFCTL_10_].ptd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RFCTL_1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8]&amp;&quot;].ptd&quot;" office:value-type="string" office:string-value="tsCollection[RFCTL_11_].ptd" calcext:value-type="string">
            <text:p>tsCollection[RFCTL_11_].ptd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RFCTL_1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9]&amp;&quot;].ptd&quot;" office:value-type="string" office:string-value="tsCollection[RFCTL_12_].ptd" calcext:value-type="string">
            <text:p>tsCollection[RFCTL_12_].ptd</text:p>
          </table:table-cell>
          <table:table-cell office:value-type="string" calcext:value-type="string">
            <text:p>31540</text:p>
          </table:table-cell>
          <table:table-cell office:value-type="string" calcext:value-type="string">
            <text:p>RFCTL_1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0]&amp;&quot;].ptd&quot;" office:value-type="string" office:string-value="tsCollection[RFCTL_13_].ptd" calcext:value-type="string">
            <text:p>tsCollection[RFCTL_13_].ptd</text:p>
          </table:table-cell>
          <table:table-cell office:value-type="string" calcext:value-type="string">
            <text:p>31541</text:p>
          </table:table-cell>
          <table:table-cell office:value-type="string" calcext:value-type="string">
            <text:p>RFCTL_1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1]&amp;&quot;].ptd&quot;" office:value-type="string" office:string-value="tsCollection[RFCTL_14_].ptd" calcext:value-type="string">
            <text:p>tsCollection[RFCTL_14_].ptd</text:p>
          </table:table-cell>
          <table:table-cell office:value-type="string" calcext:value-type="string">
            <text:p>31542</text:p>
          </table:table-cell>
          <table:table-cell office:value-type="string" calcext:value-type="string">
            <text:p>RFCTL_1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4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2]&amp;&quot;].ptd&quot;" office:value-type="string" office:string-value="tsCollection[RFCTL_15_].ptd" calcext:value-type="string">
            <text:p>tsCollection[RFCTL_15_].ptd</text:p>
          </table:table-cell>
          <table:table-cell office:value-type="string" calcext:value-type="string">
            <text:p>31543</text:p>
          </table:table-cell>
          <table:table-cell office:value-type="string" calcext:value-type="string">
            <text:p>RFCTL_15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5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3]&amp;&quot;].ptd&quot;" office:value-type="string" office:string-value="tsCollection[RFCTL_16_].ptd" calcext:value-type="string">
            <text:p>tsCollection[RFCTL_16_].ptd</text:p>
          </table:table-cell>
          <table:table-cell office:value-type="string" calcext:value-type="string">
            <text:p>31544</text:p>
          </table:table-cell>
          <table:table-cell office:value-type="string" calcext:value-type="string">
            <text:p>RFCTL_16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6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4]&amp;&quot;].ptd&quot;" office:value-type="string" office:string-value="tsCollection[RFCTL_17_].ptd" calcext:value-type="string">
            <text:p>tsCollection[RFCTL_17_].ptd</text:p>
          </table:table-cell>
          <table:table-cell office:value-type="string" calcext:value-type="string">
            <text:p>31545</text:p>
          </table:table-cell>
          <table:table-cell office:value-type="string" calcext:value-type="string">
            <text:p>RFCTL_17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7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5]&amp;&quot;].ptd&quot;" office:value-type="string" office:string-value="tsCollection[RFCTL_18_].ptd" calcext:value-type="string">
            <text:p>tsCollection[RFCTL_18_].ptd</text:p>
          </table:table-cell>
          <table:table-cell office:value-type="string" calcext:value-type="string">
            <text:p>31546</text:p>
          </table:table-cell>
          <table:table-cell office:value-type="string" calcext:value-type="string">
            <text:p>RFCTL_18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8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6]&amp;&quot;].ptd&quot;" office:value-type="string" office:string-value="tsCollection[RFCTL_19_].ptd" calcext:value-type="string">
            <text:p>tsCollection[RFCTL_19_].ptd</text:p>
          </table:table-cell>
          <table:table-cell office:value-type="string" calcext:value-type="string">
            <text:p>31547</text:p>
          </table:table-cell>
          <table:table-cell office:value-type="string" calcext:value-type="string">
            <text:p>RFCTL_19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9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7]&amp;&quot;].ptd&quot;" office:value-type="string" office:string-value="tsCollection[RFCTL_1_].ptd" calcext:value-type="string">
            <text:p>tsCollection[RFCTL_1_].ptd</text:p>
          </table:table-cell>
          <table:table-cell office:value-type="string" calcext:value-type="string">
            <text:p>31548</text:p>
          </table:table-cell>
          <table:table-cell office:value-type="string" calcext:value-type="string">
            <text:p>RFCTL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8]&amp;&quot;].ptd&quot;" office:value-type="string" office:string-value="tsCollection[RFCTL_2_].ptd" calcext:value-type="string">
            <text:p>tsCollection[RFCTL_2_].ptd</text:p>
          </table:table-cell>
          <table:table-cell office:value-type="string" calcext:value-type="string">
            <text:p>31549</text:p>
          </table:table-cell>
          <table:table-cell office:value-type="string" calcext:value-type="string">
            <text:p>RFCTL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9]&amp;&quot;].ptd&quot;" office:value-type="string" office:string-value="tsCollection[RFCTL_3_].ptd" calcext:value-type="string">
            <text:p>tsCollection[RFCTL_3_].ptd</text:p>
          </table:table-cell>
          <table:table-cell office:value-type="string" calcext:value-type="string">
            <text:p>31550</text:p>
          </table:table-cell>
          <table:table-cell office:value-type="string" calcext:value-type="string">
            <text:p>RFCTL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0]&amp;&quot;].ptd&quot;" office:value-type="string" office:string-value="tsCollection[RFCTL_4_].ptd" calcext:value-type="string">
            <text:p>tsCollection[RFCTL_4_].ptd</text:p>
          </table:table-cell>
          <table:table-cell office:value-type="string" calcext:value-type="string">
            <text:p>31551</text:p>
          </table:table-cell>
          <table:table-cell office:value-type="string" calcext:value-type="string">
            <text:p>RFCTL_4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4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1]&amp;&quot;].ptd&quot;" office:value-type="string" office:string-value="tsCollection[RFCTL_5_].ptd" calcext:value-type="string">
            <text:p>tsCollection[RFCTL_5_].ptd</text:p>
          </table:table-cell>
          <table:table-cell office:value-type="string" calcext:value-type="string">
            <text:p>31552</text:p>
          </table:table-cell>
          <table:table-cell office:value-type="string" calcext:value-type="string">
            <text:p>RFCTL_5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5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2]&amp;&quot;].ptd&quot;" office:value-type="string" office:string-value="tsCollection[RFCTL_6_].ptd" calcext:value-type="string">
            <text:p>tsCollection[RFCTL_6_].ptd</text:p>
          </table:table-cell>
          <table:table-cell office:value-type="string" calcext:value-type="string">
            <text:p>31553</text:p>
          </table:table-cell>
          <table:table-cell office:value-type="string" calcext:value-type="string">
            <text:p>RFCTL_6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6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3]&amp;&quot;].ptd&quot;" office:value-type="string" office:string-value="tsCollection[RFCTL_7_].ptd" calcext:value-type="string">
            <text:p>tsCollection[RFCTL_7_].ptd</text:p>
          </table:table-cell>
          <table:table-cell office:value-type="string" calcext:value-type="string">
            <text:p>31554</text:p>
          </table:table-cell>
          <table:table-cell office:value-type="string" calcext:value-type="string">
            <text:p>RFCTL_7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7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4]&amp;&quot;].ptd&quot;" office:value-type="string" office:string-value="tsCollection[RFCTL_8_].ptd" calcext:value-type="string">
            <text:p>tsCollection[RFCTL_8_].ptd</text:p>
          </table:table-cell>
          <table:table-cell office:value-type="string" calcext:value-type="string">
            <text:p>31555</text:p>
          </table:table-cell>
          <table:table-cell office:value-type="string" calcext:value-type="string">
            <text:p>RFCTL_8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8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5]&amp;&quot;].ptd&quot;" office:value-type="string" office:string-value="tsCollection[RFCTL_9_].ptd" calcext:value-type="string">
            <text:p>tsCollection[RFCTL_9_].ptd</text:p>
          </table:table-cell>
          <table:table-cell office:value-type="string" calcext:value-type="string">
            <text:p>31556</text:p>
          </table:table-cell>
          <table:table-cell office:value-type="string" calcext:value-type="string">
            <text:p>RFCTL_9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CTL_9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6]&amp;&quot;].ptd&quot;" office:value-type="string" office:string-value="tsCollection[RFFE0_SCK].ptd" calcext:value-type="string">
            <text:p>tsCollection[RFFE0_SCK].ptd</text:p>
          </table:table-cell>
          <table:table-cell office:value-type="string" calcext:value-type="string">
            <text:p>31557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FE0_SC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7]&amp;&quot;].ptd&quot;" office:value-type="string" office:string-value="tsCollection[RFFE0_SDA].ptd" calcext:value-type="string">
            <text:p>tsCollection[RFFE0_SDA].ptd</text:p>
          </table:table-cell>
          <table:table-cell office:value-type="string" calcext:value-type="string">
            <text:p>31558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FE0_SDA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8]&amp;&quot;].ptd&quot;" office:value-type="string" office:string-value="tsCollection[RFSCK0].ptd" calcext:value-type="string">
            <text:p>tsCollection[RFSCK0].ptd</text:p>
          </table:table-cell>
          <table:table-cell office:value-type="string" calcext:value-type="string">
            <text:p>31559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SCK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9]&amp;&quot;].ptd&quot;" office:value-type="string" office:string-value="tsCollection[RFSDA0].ptd" calcext:value-type="string">
            <text:p>tsCollection[RFSDA0].ptd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SDA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0]&amp;&quot;].ptd&quot;" office:value-type="string" office:string-value="tsCollection[RFSEN0].ptd" calcext:value-type="string">
            <text:p>tsCollection[RFSEN0].ptd</text:p>
          </table:table-cell>
          <table:table-cell office:value-type="string" calcext:value-type="string">
            <text:p>31561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RFSEN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1]&amp;&quot;].ptd&quot;" office:value-type="string" office:string-value="tsCollection[SCL0].ptd" calcext:value-type="string">
            <text:p>tsCollection[SCL0].ptd</text:p>
          </table:table-cell>
          <table:table-cell office:value-type="string" calcext:value-type="string">
            <text:p>31562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CL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2]&amp;&quot;].ptd&quot;" office:value-type="string" office:string-value="tsCollection[SCL1].ptd" calcext:value-type="string">
            <text:p>tsCollection[SCL1].ptd</text:p>
          </table:table-cell>
          <table:table-cell office:value-type="string" calcext:value-type="string">
            <text:p>31563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CL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3]&amp;&quot;].ptd&quot;" office:value-type="string" office:string-value="tsCollection[SD0_CLK0].ptd" calcext:value-type="string">
            <text:p>tsCollection[SD0_CLK0].ptd</text:p>
          </table:table-cell>
          <table:table-cell office:value-type="string" calcext:value-type="string">
            <text:p>31564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CLK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4]&amp;&quot;].ptd&quot;" office:value-type="string" office:string-value="tsCollection[SD0_CMD].ptd" calcext:value-type="string">
            <text:p>tsCollection[SD0_CMD].ptd</text:p>
          </table:table-cell>
          <table:table-cell office:value-type="string" calcext:value-type="string">
            <text:p>31565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CM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5]&amp;&quot;].ptd&quot;" office:value-type="string" office:string-value="tsCollection[SD0_D_0_].ptd" calcext:value-type="string">
            <text:p>tsCollection[SD0_D_0_].ptd</text:p>
          </table:table-cell>
          <table:table-cell office:value-type="string" calcext:value-type="string">
            <text:p>31566</text:p>
          </table:table-cell>
          <table:table-cell office:value-type="string" calcext:value-type="string">
            <text:p>SD0_D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D_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6]&amp;&quot;].ptd&quot;" office:value-type="string" office:string-value="tsCollection[SD0_D_1_].ptd" calcext:value-type="string">
            <text:p>tsCollection[SD0_D_1_].ptd</text:p>
          </table:table-cell>
          <table:table-cell office:value-type="string" calcext:value-type="string">
            <text:p>31567</text:p>
          </table:table-cell>
          <table:table-cell office:value-type="string" calcext:value-type="string">
            <text:p>SD0_D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D_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7]&amp;&quot;].ptd&quot;" office:value-type="string" office:string-value="tsCollection[SD0_D_2_].ptd" calcext:value-type="string">
            <text:p>tsCollection[SD0_D_2_].ptd</text:p>
          </table:table-cell>
          <table:table-cell office:value-type="string" calcext:value-type="string">
            <text:p>31568</text:p>
          </table:table-cell>
          <table:table-cell office:value-type="string" calcext:value-type="string">
            <text:p>SD0_D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D_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8]&amp;&quot;].ptd&quot;" office:value-type="string" office:string-value="tsCollection[SD0_D_3_].ptd" calcext:value-type="string">
            <text:p>tsCollection[SD0_D_3_].ptd</text:p>
          </table:table-cell>
          <table:table-cell office:value-type="string" calcext:value-type="string">
            <text:p>31569</text:p>
          </table:table-cell>
          <table:table-cell office:value-type="string" calcext:value-type="string">
            <text:p>SD0_D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0_D_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9]&amp;&quot;].ptd&quot;" office:value-type="string" office:string-value="tsCollection[SD2_CLK].ptd" calcext:value-type="string">
            <text:p>tsCollection[SD2_CLK].ptd</text:p>
          </table:table-cell>
          <table:table-cell office:value-type="string" calcext:value-type="string">
            <text:p>31570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0]&amp;&quot;].ptd&quot;" office:value-type="string" office:string-value="tsCollection[SD2_CMD].ptd" calcext:value-type="string">
            <text:p>tsCollection[SD2_CMD].ptd</text:p>
          </table:table-cell>
          <table:table-cell office:value-type="string" calcext:value-type="string">
            <text:p>31571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CM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1]&amp;&quot;].ptd&quot;" office:value-type="string" office:string-value="tsCollection[SD2_D_0_].ptd" calcext:value-type="string">
            <text:p>tsCollection[SD2_D_0_].ptd</text:p>
          </table:table-cell>
          <table:table-cell office:value-type="string" calcext:value-type="string">
            <text:p>31572</text:p>
          </table:table-cell>
          <table:table-cell office:value-type="string" calcext:value-type="string">
            <text:p>SD2_D_0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D_0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2]&amp;&quot;].ptd&quot;" office:value-type="string" office:string-value="tsCollection[SD2_D_1_].ptd" calcext:value-type="string">
            <text:p>tsCollection[SD2_D_1_].ptd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SD2_D_1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D_1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3]&amp;&quot;].ptd&quot;" office:value-type="string" office:string-value="tsCollection[SD2_D_2_].ptd" calcext:value-type="string">
            <text:p>tsCollection[SD2_D_2_].ptd</text:p>
          </table:table-cell>
          <table:table-cell office:value-type="string" calcext:value-type="string">
            <text:p>31574</text:p>
          </table:table-cell>
          <table:table-cell office:value-type="string" calcext:value-type="string">
            <text:p>SD2_D_2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D_2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4]&amp;&quot;].ptd&quot;" office:value-type="string" office:string-value="tsCollection[SD2_D_3_].ptd" calcext:value-type="string">
            <text:p>tsCollection[SD2_D_3_].ptd</text:p>
          </table:table-cell>
          <table:table-cell office:value-type="string" calcext:value-type="string">
            <text:p>31575</text:p>
          </table:table-cell>
          <table:table-cell office:value-type="string" calcext:value-type="string">
            <text:p>SD2_D_3_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2_D_3_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5]&amp;&quot;].ptd&quot;" office:value-type="string" office:string-value="tsCollection[SDA0].ptd" calcext:value-type="string">
            <text:p>tsCollection[SDA0].ptd</text:p>
          </table:table-cell>
          <table:table-cell office:value-type="string" calcext:value-type="string">
            <text:p>31576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A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6]&amp;&quot;].ptd&quot;" office:value-type="string" office:string-value="tsCollection[SDA1].ptd" calcext:value-type="string">
            <text:p>tsCollection[SDA1].ptd</text:p>
          </table:table-cell>
          <table:table-cell office:value-type="string" calcext:value-type="string">
            <text:p>3157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A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7]&amp;&quot;].ptd&quot;" office:value-type="string" office:string-value="tsCollection[SDI0].ptd" calcext:value-type="string">
            <text:p>tsCollection[SDI0].ptd</text:p>
          </table:table-cell>
          <table:table-cell office:value-type="string" calcext:value-type="string">
            <text:p>31578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I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8]&amp;&quot;].ptd&quot;" office:value-type="string" office:string-value="tsCollection[SDI1].ptd" calcext:value-type="string">
            <text:p>tsCollection[SDI1].ptd</text:p>
          </table:table-cell>
          <table:table-cell office:value-type="string" calcext:value-type="string">
            <text:p>31579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I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9]&amp;&quot;].ptd&quot;" office:value-type="string" office:string-value="tsCollection[SDI2].ptd" calcext:value-type="string">
            <text:p>tsCollection[SDI2].ptd</text:p>
          </table:table-cell>
          <table:table-cell office:value-type="string" calcext:value-type="string">
            <text:p>31580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I2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0]&amp;&quot;].ptd&quot;" office:value-type="string" office:string-value="tsCollection[SDI3].ptd" calcext:value-type="string">
            <text:p>tsCollection[SDI3].ptd</text:p>
          </table:table-cell>
          <table:table-cell office:value-type="string" calcext:value-type="string">
            <text:p>31581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DI3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1]&amp;&quot;].ptd&quot;" office:value-type="string" office:string-value="tsCollection[SIMCLK0].ptd" calcext:value-type="string">
            <text:p>tsCollection[SIMCLK0].ptd</text:p>
          </table:table-cell>
          <table:table-cell office:value-type="string" calcext:value-type="string">
            <text:p>31582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CLK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2]&amp;&quot;].ptd&quot;" office:value-type="string" office:string-value="tsCollection[SIMCLK1].ptd" calcext:value-type="string">
            <text:p>tsCollection[SIMCLK1].ptd</text:p>
          </table:table-cell>
          <table:table-cell office:value-type="string" calcext:value-type="string">
            <text:p>31583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CLK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3]&amp;&quot;].ptd&quot;" office:value-type="string" office:string-value="tsCollection[SIMDA0].ptd" calcext:value-type="string">
            <text:p>tsCollection[SIMDA0].ptd</text:p>
          </table:table-cell>
          <table:table-cell office:value-type="string" calcext:value-type="string">
            <text:p>31584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DA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4]&amp;&quot;].ptd&quot;" office:value-type="string" office:string-value="tsCollection[SIMDA1].ptd" calcext:value-type="string">
            <text:p>tsCollection[SIMDA1].ptd</text:p>
          </table:table-cell>
          <table:table-cell office:value-type="string" calcext:value-type="string">
            <text:p>31585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DA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5]&amp;&quot;].ptd&quot;" office:value-type="string" office:string-value="tsCollection[SIMRST0].ptd" calcext:value-type="string">
            <text:p>tsCollection[SIMRST0].ptd</text:p>
          </table:table-cell>
          <table:table-cell office:value-type="string" calcext:value-type="string">
            <text:p>31586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RST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6]&amp;&quot;].ptd&quot;" office:value-type="string" office:string-value="tsCollection[SIMRST1].ptd" calcext:value-type="string">
            <text:p>tsCollection[SIMRST1].ptd</text:p>
          </table:table-cell>
          <table:table-cell office:value-type="string" calcext:value-type="string">
            <text:p>31587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IMRST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7]&amp;&quot;].ptd&quot;" office:value-type="string" office:string-value="tsCollection[CLK26M_SINE0].ptd" calcext:value-type="string">
            <text:p>tsCollection[CLK26M_SINE0].ptd</text:p>
          </table:table-cell>
          <table:table-cell office:value-type="string" calcext:value-type="string">
            <text:p>31588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LK26M_SINE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8]&amp;&quot;].ptd&quot;" office:value-type="string" office:string-value="tsCollection[CLK_32K].ptd" calcext:value-type="string">
            <text:p>tsCollection[CLK_32K].ptd</text:p>
          </table:table-cell>
          <table:table-cell office:value-type="string" calcext:value-type="string">
            <text:p>31589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LK_32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9]&amp;&quot;].ptd&quot;" office:value-type="string" office:string-value="tsCollection[CLKOUT_TEST_MPLL].ptd" calcext:value-type="string">
            <text:p>tsCollection[CLKOUT_TEST_MPLL].ptd</text:p>
          </table:table-cell>
          <table:table-cell office:value-type="string" calcext:value-type="string">
            <text:p>31590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LKOUT_TEST_MPLL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0]&amp;&quot;].ptd&quot;" office:value-type="string" office:string-value="tsCollection[MTCK_ARM].ptd" calcext:value-type="string">
            <text:p>tsCollection[MTCK_ARM].ptd</text:p>
          </table:table-cell>
          <table:table-cell office:value-type="string" calcext:value-type="string">
            <text:p>31591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MTCK_ARM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1]&amp;&quot;].ptd&quot;" office:value-type="string" office:string-value="tsCollection[MTMS_ARM].ptd" calcext:value-type="string">
            <text:p>tsCollection[MTMS_ARM].ptd</text:p>
          </table:table-cell>
          <table:table-cell office:value-type="string" calcext:value-type="string">
            <text:p>31592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MTMS_ARM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2]&amp;&quot;].ptd&quot;" office:value-type="string" office:string-value="tsCollection[LCM_RSTN].ptd" calcext:value-type="string">
            <text:p>tsCollection[LCM_RSTN].ptd</text:p>
          </table:table-cell>
          <table:table-cell office:value-type="string" calcext:value-type="string">
            <text:p>31593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LCM_RSTN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3]&amp;&quot;].ptd&quot;" office:value-type="string" office:string-value="tsCollection[DSI_TE].ptd" calcext:value-type="string">
            <text:p>tsCollection[DSI_TE].ptd</text:p>
          </table:table-cell>
          <table:table-cell office:value-type="string" calcext:value-type="string">
            <text:p>31594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DSI_TE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4]&amp;&quot;].ptd&quot;" office:value-type="string" office:string-value="tsCollection[SPI0_CD].ptd" calcext:value-type="string">
            <text:p>tsCollection[SPI0_CD].ptd</text:p>
          </table:table-cell>
          <table:table-cell office:value-type="string" calcext:value-type="string">
            <text:p>31595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SPI0_C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5]&amp;&quot;].ptd&quot;" office:value-type="string" office:string-value="tsCollection[BUA_DET].ptd" calcext:value-type="string">
            <text:p>tsCollection[BUA_DET].ptd</text:p>
          </table:table-cell>
          <table:table-cell office:value-type="string" calcext:value-type="string">
            <text:p>31596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BUA_DET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6]&amp;&quot;].ptd&quot;" office:value-type="string" office:string-value="tsCollection[ADI_D].ptd" calcext:value-type="string">
            <text:p>tsCollection[ADI_D].ptd</text:p>
          </table:table-cell>
          <table:table-cell office:value-type="string" calcext:value-type="string">
            <text:p>31597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DI_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7]&amp;&quot;].ptd&quot;" office:value-type="string" office:string-value="tsCollection[AUD_ADD0].ptd" calcext:value-type="string">
            <text:p>tsCollection[AUD_ADD0].ptd</text:p>
          </table:table-cell>
          <table:table-cell office:value-type="string" calcext:value-type="string">
            <text:p>31598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ADD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8]&amp;&quot;].ptd&quot;" office:value-type="string" office:string-value="tsCollection[AUD_ADSYNC].ptd" calcext:value-type="string">
            <text:p>tsCollection[AUD_ADSYNC].ptd</text:p>
          </table:table-cell>
          <table:table-cell office:value-type="string" calcext:value-type="string">
            <text:p>31599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ADSYNC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9]&amp;&quot;].ptd&quot;" office:value-type="string" office:string-value="tsCollection[AUD_DAD0].ptd" calcext:value-type="string">
            <text:p>tsCollection[AUD_DAD0].ptd</text:p>
          </table:table-cell>
          <table:table-cell office:value-type="string" calcext:value-type="string">
            <text:p>31600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DAD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0]&amp;&quot;].ptd&quot;" office:value-type="string" office:string-value="tsCollection[AUD_DAD1].ptd" calcext:value-type="string">
            <text:p>tsCollection[AUD_DAD1].ptd</text:p>
          </table:table-cell>
          <table:table-cell office:value-type="string" calcext:value-type="string">
            <text:p>31601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DAD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1]&amp;&quot;].ptd&quot;" office:value-type="string" office:string-value="tsCollection[AUD_DASYNC].ptd" calcext:value-type="string">
            <text:p>tsCollection[AUD_DASYNC].ptd</text:p>
          </table:table-cell>
          <table:table-cell office:value-type="string" calcext:value-type="string">
            <text:p>31602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DASYNC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2]&amp;&quot;].ptd&quot;" office:value-type="string" office:string-value="tsCollection[AUD_SCLK].ptd" calcext:value-type="string">
            <text:p>tsCollection[AUD_SCLK].ptd</text:p>
          </table:table-cell>
          <table:table-cell office:value-type="string" calcext:value-type="string">
            <text:p>31603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UD_S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3]&amp;&quot;].ptd&quot;" office:value-type="string" office:string-value="tsCollection[ADI_SCLK].ptd" calcext:value-type="string">
            <text:p>tsCollection[ADI_SCLK].ptd</text:p>
          </table:table-cell>
          <table:table-cell office:value-type="string" calcext:value-type="string">
            <text:p>31604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DI_S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4]&amp;&quot;].ptd&quot;" office:value-type="string" office:string-value="tsCollection[CCIRD0].ptd" calcext:value-type="string">
            <text:p>tsCollection[CCIRD0].ptd</text:p>
          </table:table-cell>
          <table:table-cell office:value-type="string" calcext:value-type="string">
            <text:p>31605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5]&amp;&quot;].ptd&quot;" office:value-type="string" office:string-value="tsCollection[CCIRD1].ptd" calcext:value-type="string">
            <text:p>tsCollection[CCIRD1].ptd</text:p>
          </table:table-cell>
          <table:table-cell office:value-type="string" calcext:value-type="string">
            <text:p>31606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6]&amp;&quot;].ptd&quot;" office:value-type="string" office:string-value="tsCollection[CCIRD2].ptd" calcext:value-type="string">
            <text:p>tsCollection[CCIRD2].ptd</text:p>
          </table:table-cell>
          <table:table-cell office:value-type="string" calcext:value-type="string">
            <text:p>31607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2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7]&amp;&quot;].ptd&quot;" office:value-type="string" office:string-value="tsCollection[CCIRD3].ptd" calcext:value-type="string">
            <text:p>tsCollection[CCIRD3].ptd</text:p>
          </table:table-cell>
          <table:table-cell office:value-type="string" calcext:value-type="string">
            <text:p>31608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3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8]&amp;&quot;].ptd&quot;" office:value-type="string" office:string-value="tsCollection[CCIRD4].ptd" calcext:value-type="string">
            <text:p>tsCollection[CCIRD4].ptd</text:p>
          </table:table-cell>
          <table:table-cell office:value-type="string" calcext:value-type="string">
            <text:p>31609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4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9]&amp;&quot;].ptd&quot;" office:value-type="string" office:string-value="tsCollection[CCIRD5].ptd" calcext:value-type="string">
            <text:p>tsCollection[CCIRD5].ptd</text:p>
          </table:table-cell>
          <table:table-cell office:value-type="string" calcext:value-type="string">
            <text:p>31610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5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0]&amp;&quot;].ptd&quot;" office:value-type="string" office:string-value="tsCollection[CCIRD6].ptd" calcext:value-type="string">
            <text:p>tsCollection[CCIRD6].ptd</text:p>
          </table:table-cell>
          <table:table-cell office:value-type="string" calcext:value-type="string">
            <text:p>31611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6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1]&amp;&quot;].ptd&quot;" office:value-type="string" office:string-value="tsCollection[CCIRD7].ptd" calcext:value-type="string">
            <text:p>tsCollection[CCIRD7].ptd</text:p>
          </table:table-cell>
          <table:table-cell office:value-type="string" calcext:value-type="string">
            <text:p>31612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D7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2]&amp;&quot;].ptd&quot;" office:value-type="string" office:string-value="tsCollection[CCIRHS].ptd" calcext:value-type="string">
            <text:p>tsCollection[CCIRHS].ptd</text:p>
          </table:table-cell>
          <table:table-cell office:value-type="string" calcext:value-type="string">
            <text:p>31613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HS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3]&amp;&quot;].ptd&quot;" office:value-type="string" office:string-value="tsCollection[CCIRVS].ptd" calcext:value-type="string">
            <text:p>tsCollection[CCIRVS].ptd</text:p>
          </table:table-cell>
          <table:table-cell office:value-type="string" calcext:value-type="string">
            <text:p>31614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CIRVS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4]&amp;&quot;].ptd&quot;" office:value-type="string" office:string-value="tsCollection[CMMCLK].ptd" calcext:value-type="string">
            <text:p>tsCollection[CMMCLK].ptd</text:p>
          </table:table-cell>
          <table:table-cell office:value-type="string" calcext:value-type="string">
            <text:p>31615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MMCLK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5]&amp;&quot;].ptd&quot;" office:value-type="string" office:string-value="tsCollection[NF_ALE].ptd" calcext:value-type="string">
            <text:p>tsCollection[NF_ALE].ptd</text:p>
          </table:table-cell>
          <table:table-cell office:value-type="string" calcext:value-type="string">
            <text:p>31616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ALE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6]&amp;&quot;].ptd&quot;" office:value-type="string" office:string-value="tsCollection[NF_CEN0].ptd" calcext:value-type="string">
            <text:p>tsCollection[NF_CEN0].ptd</text:p>
          </table:table-cell>
          <table:table-cell office:value-type="string" calcext:value-type="string">
            <text:p>31617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CEN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7]&amp;&quot;].ptd&quot;" office:value-type="string" office:string-value="tsCollection[NF_CEN1].ptd" calcext:value-type="string">
            <text:p>tsCollection[NF_CEN1].ptd</text:p>
          </table:table-cell>
          <table:table-cell office:value-type="string" calcext:value-type="string">
            <text:p>31618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NF_CEN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8]&amp;&quot;].ptd&quot;" office:value-type="string" office:string-value="tsCollection[XTL_BUF_EN1].ptd" calcext:value-type="string">
            <text:p>tsCollection[XTL_BUF_EN1].ptd</text:p>
          </table:table-cell>
          <table:table-cell office:value-type="string" calcext:value-type="string">
            <text:p>31619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XTL_BUF_EN1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9]&amp;&quot;].ptd&quot;" office:value-type="string" office:string-value="tsCollection[TF_DET].ptd" calcext:value-type="string">
            <text:p>tsCollection[TF_DET].ptd</text:p>
          </table:table-cell>
          <table:table-cell office:value-type="string" calcext:value-type="string">
            <text:p>31620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TF_DET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0]&amp;&quot;].ptd&quot;" office:value-type="string" office:string-value="tsCollection[U0CTS].ptd" calcext:value-type="string">
            <text:p>tsCollection[U0CTS].ptd</text:p>
          </table:table-cell>
          <table:table-cell office:value-type="string" calcext:value-type="string">
            <text:p>31621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0CTS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1]&amp;&quot;].ptd&quot;" office:value-type="string" office:string-value="tsCollection[U0RTS].ptd" calcext:value-type="string">
            <text:p>tsCollection[U0RTS].ptd</text:p>
          </table:table-cell>
          <table:table-cell office:value-type="string" calcext:value-type="string">
            <text:p>31622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0RTS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2]&amp;&quot;].ptd&quot;" office:value-type="string" office:string-value="tsCollection[U0RXD].ptd" calcext:value-type="string">
            <text:p>tsCollection[U0RXD].ptd</text:p>
          </table:table-cell>
          <table:table-cell office:value-type="string" calcext:value-type="string">
            <text:p>31623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0RX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3]&amp;&quot;].ptd&quot;" office:value-type="string" office:string-value="tsCollection[U0TXD].ptd" calcext:value-type="string">
            <text:p>tsCollection[U0TXD].ptd</text:p>
          </table:table-cell>
          <table:table-cell office:value-type="string" calcext:value-type="string">
            <text:p>31624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0TX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4]&amp;&quot;].ptd&quot;" office:value-type="string" office:string-value="tsCollection[U1RXD].ptd" calcext:value-type="string">
            <text:p>tsCollection[U1RXD].ptd</text:p>
          </table:table-cell>
          <table:table-cell office:value-type="string" calcext:value-type="string">
            <text:p>31625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1RX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5]&amp;&quot;].ptd&quot;" office:value-type="string" office:string-value="tsCollection[U1TXD].ptd" calcext:value-type="string">
            <text:p>tsCollection[U1TXD].ptd</text:p>
          </table:table-cell>
          <table:table-cell office:value-type="string" calcext:value-type="string">
            <text:p>31626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U1TXD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6]&amp;&quot;].ptd&quot;" office:value-type="string" office:string-value="tsCollection[CLK_AUX0].ptd" calcext:value-type="string">
            <text:p>tsCollection[CLK_AUX0].ptd</text:p>
          </table:table-cell>
          <table:table-cell office:value-type="string" calcext:value-type="string">
            <text:p>31627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LK_AUX0</text:p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7]&amp;&quot;].ptd&quot;" office:value-type="string" office:string-value="tsCollection[CHIP_SLEEP].ptd" calcext:value-type="string">
            <text:p>tsCollection[CHIP_SLEEP].ptd</text:p>
          </table:table-cell>
          <table:table-cell office:value-type="string" calcext:value-type="string">
            <text:p>31628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CHIP_SLEEP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88]&amp;&quot;].ptd&quot;" office:value-type="string" office:string-value="tsFreqColl[SCC_ROSC_Z1_Y0_X0].ptd" calcext:value-type="string">
            <text:p>tsFreqColl[SCC_ROSC_Z1_Y0_X0].ptd</text:p>
          </table:table-cell>
          <table:table-cell office:value-type="string" calcext:value-type="string">
            <text:p>36000</text:p>
          </table:table-cell>
          <table:table-cell table:style-name="ce8" table:formula="of:=&quot;Freq_&quot;&amp;[.K288]" office:value-type="string" office:string-value="Freq_SCC_ROSC_Z1_Y0_X0" calcext:value-type="string">
            <text:p>Freq_SCC_ROSC_Z1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89]&amp;&quot;].ptd&quot;" office:value-type="string" office:string-value="tsFreqColl[SCC_ROSC_Z1_Y0_X1].ptd" calcext:value-type="string">
            <text:p>tsFreqColl[SCC_ROSC_Z1_Y0_X1].ptd</text:p>
          </table:table-cell>
          <table:table-cell office:value-type="string" calcext:value-type="string">
            <text:p>36001</text:p>
          </table:table-cell>
          <table:table-cell table:style-name="ce8" table:formula="of:=&quot;Freq_&quot;&amp;[.K289]" office:value-type="string" office:string-value="Freq_SCC_ROSC_Z1_Y0_X1" calcext:value-type="string">
            <text:p>Freq_SCC_ROSC_Z1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0]&amp;&quot;].ptd&quot;" office:value-type="string" office:string-value="tsFreqColl[SCC_ROSC_Z2_Y0_X0].ptd" calcext:value-type="string">
            <text:p>tsFreqColl[SCC_ROSC_Z2_Y0_X0].ptd</text:p>
          </table:table-cell>
          <table:table-cell office:value-type="string" calcext:value-type="string">
            <text:p>36002</text:p>
          </table:table-cell>
          <table:table-cell table:style-name="ce8" table:formula="of:=&quot;Freq_&quot;&amp;[.K290]" office:value-type="string" office:string-value="Freq_SCC_ROSC_Z2_Y0_X0" calcext:value-type="string">
            <text:p>Freq_SCC_ROSC_Z2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1]&amp;&quot;].ptd&quot;" office:value-type="string" office:string-value="tsFreqColl[SCC_ROSC_Z2_Y0_X1].ptd" calcext:value-type="string">
            <text:p>tsFreqColl[SCC_ROSC_Z2_Y0_X1].ptd</text:p>
          </table:table-cell>
          <table:table-cell office:value-type="string" calcext:value-type="string">
            <text:p>36003</text:p>
          </table:table-cell>
          <table:table-cell table:style-name="ce8" table:formula="of:=&quot;Freq_&quot;&amp;[.K291]" office:value-type="string" office:string-value="Freq_SCC_ROSC_Z2_Y0_X1" calcext:value-type="string">
            <text:p>Freq_SCC_ROSC_Z2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2]&amp;&quot;].ptd&quot;" office:value-type="string" office:string-value="tsFreqColl[SCC_ROSC_Z3_Y0_X0].ptd" calcext:value-type="string">
            <text:p>tsFreqColl[SCC_ROSC_Z3_Y0_X0].ptd</text:p>
          </table:table-cell>
          <table:table-cell office:value-type="string" calcext:value-type="string">
            <text:p>36004</text:p>
          </table:table-cell>
          <table:table-cell table:style-name="ce8" table:formula="of:=&quot;Freq_&quot;&amp;[.K292]" office:value-type="string" office:string-value="Freq_SCC_ROSC_Z3_Y0_X0" calcext:value-type="string">
            <text:p>Freq_SCC_ROSC_Z3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3]&amp;&quot;].ptd&quot;" office:value-type="string" office:string-value="tsFreqColl[SCC_ROSC_Z3_Y0_X1].ptd" calcext:value-type="string">
            <text:p>tsFreqColl[SCC_ROSC_Z3_Y0_X1].ptd</text:p>
          </table:table-cell>
          <table:table-cell office:value-type="string" calcext:value-type="string">
            <text:p>36005</text:p>
          </table:table-cell>
          <table:table-cell table:style-name="ce8" table:formula="of:=&quot;Freq_&quot;&amp;[.K293]" office:value-type="string" office:string-value="Freq_SCC_ROSC_Z3_Y0_X1" calcext:value-type="string">
            <text:p>Freq_SCC_ROSC_Z3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4]&amp;&quot;].ptd&quot;" office:value-type="string" office:string-value="tsFreqColl[SCC_ROSC_Z4_Y0_X0].ptd" calcext:value-type="string">
            <text:p>tsFreqColl[SCC_ROSC_Z4_Y0_X0].ptd</text:p>
          </table:table-cell>
          <table:table-cell office:value-type="string" calcext:value-type="string">
            <text:p>36006</text:p>
          </table:table-cell>
          <table:table-cell table:style-name="ce8" table:formula="of:=&quot;Freq_&quot;&amp;[.K294]" office:value-type="string" office:string-value="Freq_SCC_ROSC_Z4_Y0_X0" calcext:value-type="string">
            <text:p>Freq_SCC_ROSC_Z4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5]&amp;&quot;].ptd&quot;" office:value-type="string" office:string-value="tsFreqColl[SCC_ROSC_Z4_Y0_X1].ptd" calcext:value-type="string">
            <text:p>tsFreqColl[SCC_ROSC_Z4_Y0_X1].ptd</text:p>
          </table:table-cell>
          <table:table-cell office:value-type="string" calcext:value-type="string">
            <text:p>36007</text:p>
          </table:table-cell>
          <table:table-cell table:style-name="ce8" table:formula="of:=&quot;Freq_&quot;&amp;[.K295]" office:value-type="string" office:string-value="Freq_SCC_ROSC_Z4_Y0_X1" calcext:value-type="string">
            <text:p>Freq_SCC_ROSC_Z4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6]&amp;&quot;].ptd&quot;" office:value-type="string" office:string-value="tsFreqColl[SCC_ROSC_Z5_Y0_X0].ptd" calcext:value-type="string">
            <text:p>tsFreqColl[SCC_ROSC_Z5_Y0_X0].ptd</text:p>
          </table:table-cell>
          <table:table-cell office:value-type="string" calcext:value-type="string">
            <text:p>36008</text:p>
          </table:table-cell>
          <table:table-cell table:style-name="ce8" table:formula="of:=&quot;Freq_&quot;&amp;[.K296]" office:value-type="string" office:string-value="Freq_SCC_ROSC_Z5_Y0_X0" calcext:value-type="string">
            <text:p>Freq_SCC_ROSC_Z5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7]&amp;&quot;].ptd&quot;" office:value-type="string" office:string-value="tsFreqColl[SCC_ROSC_Z5_Y0_X1].ptd" calcext:value-type="string">
            <text:p>tsFreqColl[SCC_ROSC_Z5_Y0_X1].ptd</text:p>
          </table:table-cell>
          <table:table-cell office:value-type="string" calcext:value-type="string">
            <text:p>36009</text:p>
          </table:table-cell>
          <table:table-cell table:style-name="ce8" table:formula="of:=&quot;Freq_&quot;&amp;[.K297]" office:value-type="string" office:string-value="Freq_SCC_ROSC_Z5_Y0_X1" calcext:value-type="string">
            <text:p>Freq_SCC_ROSC_Z5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8]&amp;&quot;].ptd&quot;" office:value-type="string" office:string-value="tsFreqColl[SCC_ROSC_Z6_Y0_X0].ptd" calcext:value-type="string">
            <text:p>tsFreqColl[SCC_ROSC_Z6_Y0_X0].ptd</text:p>
          </table:table-cell>
          <table:table-cell office:value-type="string" calcext:value-type="string">
            <text:p>36010</text:p>
          </table:table-cell>
          <table:table-cell table:style-name="ce8" table:formula="of:=&quot;Freq_&quot;&amp;[.K298]" office:value-type="string" office:string-value="Freq_SCC_ROSC_Z6_Y0_X0" calcext:value-type="string">
            <text:p>Freq_SCC_ROSC_Z6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299]&amp;&quot;].ptd&quot;" office:value-type="string" office:string-value="tsFreqColl[SCC_ROSC_Z6_Y0_X1].ptd" calcext:value-type="string">
            <text:p>tsFreqColl[SCC_ROSC_Z6_Y0_X1].ptd</text:p>
          </table:table-cell>
          <table:table-cell office:value-type="string" calcext:value-type="string">
            <text:p>36011</text:p>
          </table:table-cell>
          <table:table-cell table:style-name="ce8" table:formula="of:=&quot;Freq_&quot;&amp;[.K299]" office:value-type="string" office:string-value="Freq_SCC_ROSC_Z6_Y0_X1" calcext:value-type="string">
            <text:p>Freq_SCC_ROSC_Z6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00]&amp;&quot;].ptd&quot;" office:value-type="string" office:string-value="tsFreqColl[SCC_ROSC_Z7_Y0_X0].ptd" calcext:value-type="string">
            <text:p>tsFreqColl[SCC_ROSC_Z7_Y0_X0].ptd</text:p>
          </table:table-cell>
          <table:table-cell office:value-type="string" calcext:value-type="string">
            <text:p>36012</text:p>
          </table:table-cell>
          <table:table-cell table:style-name="ce8" table:formula="of:=&quot;Freq_&quot;&amp;[.K300]" office:value-type="string" office:string-value="Freq_SCC_ROSC_Z7_Y0_X0" calcext:value-type="string">
            <text:p>Freq_SCC_ROSC_Z7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01]&amp;&quot;].ptd&quot;" office:value-type="string" office:string-value="tsFreqColl[SCC_ROSC_Z7_Y0_X1].ptd" calcext:value-type="string">
            <text:p>tsFreqColl[SCC_ROSC_Z7_Y0_X1].ptd</text:p>
          </table:table-cell>
          <table:table-cell office:value-type="string" calcext:value-type="string">
            <text:p>36013</text:p>
          </table:table-cell>
          <table:table-cell table:style-name="ce8" table:formula="of:=&quot;Freq_&quot;&amp;[.K301]" office:value-type="string" office:string-value="Freq_SCC_ROSC_Z7_Y0_X1" calcext:value-type="string">
            <text:p>Freq_SCC_ROSC_Z7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02]&amp;&quot;].ptd&quot;" office:value-type="string" office:string-value="tsFreqColl[SCC_ROSC_Z8_Y0_X0].ptd" calcext:value-type="string">
            <text:p>tsFreqColl[SCC_ROSC_Z8_Y0_X0].ptd</text:p>
          </table:table-cell>
          <table:table-cell office:value-type="string" calcext:value-type="string">
            <text:p>36014</text:p>
          </table:table-cell>
          <table:table-cell table:style-name="ce8" table:formula="of:=&quot;Freq_&quot;&amp;[.K302]" office:value-type="string" office:string-value="Freq_SCC_ROSC_Z8_Y0_X0" calcext:value-type="string">
            <text:p>Freq_SCC_ROSC_Z8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03]&amp;&quot;].ptd&quot;" office:value-type="string" office:string-value="tsFreqColl[SCC_ROSC_Z8_Y0_X1].ptd" calcext:value-type="string">
            <text:p>tsFreqColl[SCC_ROSC_Z8_Y0_X1].ptd</text:p>
          </table:table-cell>
          <table:table-cell office:value-type="string" calcext:value-type="string">
            <text:p>36015</text:p>
          </table:table-cell>
          <table:table-cell table:style-name="ce8" table:formula="of:=&quot;Freq_&quot;&amp;[.K303]" office:value-type="string" office:string-value="Freq_SCC_ROSC_Z8_Y0_X1" calcext:value-type="string">
            <text:p>Freq_SCC_ROSC_Z8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8" office:value-type="string" calcext:value-type="string">
            <text:p>SCC_ROSC_Z8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4]&amp;&quot;].ptd&quot;" office:value-type="string" office:string-value="tsCntColl[SCC_ROSC_Z1_Y0_X0].ptd" calcext:value-type="string">
            <text:p>tsCntColl[SCC_ROSC_Z1_Y0_X0].ptd</text:p>
          </table:table-cell>
          <table:table-cell office:value-type="string" calcext:value-type="string">
            <text:p>36016</text:p>
          </table:table-cell>
          <table:table-cell table:style-name="ce8" table:formula="of:=&quot;Cnt_&quot;&amp;[.K304]" office:value-type="string" office:string-value="Cnt_SCC_ROSC_Z1_Y0_X0" calcext:value-type="string">
            <text:p>Cnt_SCC_ROSC_Z1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88]" office:value-type="string" office:string-value="SCC_ROSC_Z1_Y0_X0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5]&amp;&quot;].ptd&quot;" office:value-type="string" office:string-value="tsCntColl[SCC_ROSC_Z1_Y0_X1].ptd" calcext:value-type="string">
            <text:p>tsCntColl[SCC_ROSC_Z1_Y0_X1].ptd</text:p>
          </table:table-cell>
          <table:table-cell office:value-type="string" calcext:value-type="string">
            <text:p>36017</text:p>
          </table:table-cell>
          <table:table-cell table:style-name="ce8" table:formula="of:=&quot;Cnt_&quot;&amp;[.K305]" office:value-type="string" office:string-value="Cnt_SCC_ROSC_Z1_Y0_X1" calcext:value-type="string">
            <text:p>Cnt_SCC_ROSC_Z1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89]" office:value-type="string" office:string-value="SCC_ROSC_Z1_Y0_X1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6]&amp;&quot;].ptd&quot;" office:value-type="string" office:string-value="tsCntColl[SCC_ROSC_Z2_Y0_X0].ptd" calcext:value-type="string">
            <text:p>tsCntColl[SCC_ROSC_Z2_Y0_X0].ptd</text:p>
          </table:table-cell>
          <table:table-cell office:value-type="string" calcext:value-type="string">
            <text:p>36018</text:p>
          </table:table-cell>
          <table:table-cell table:style-name="ce8" table:formula="of:=&quot;Cnt_&quot;&amp;[.K306]" office:value-type="string" office:string-value="Cnt_SCC_ROSC_Z2_Y0_X0" calcext:value-type="string">
            <text:p>Cnt_SCC_ROSC_Z2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0]" office:value-type="string" office:string-value="SCC_ROSC_Z2_Y0_X0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7]&amp;&quot;].ptd&quot;" office:value-type="string" office:string-value="tsCntColl[SCC_ROSC_Z2_Y0_X1].ptd" calcext:value-type="string">
            <text:p>tsCntColl[SCC_ROSC_Z2_Y0_X1].ptd</text:p>
          </table:table-cell>
          <table:table-cell office:value-type="string" calcext:value-type="string">
            <text:p>36019</text:p>
          </table:table-cell>
          <table:table-cell table:style-name="ce8" table:formula="of:=&quot;Cnt_&quot;&amp;[.K307]" office:value-type="string" office:string-value="Cnt_SCC_ROSC_Z2_Y0_X1" calcext:value-type="string">
            <text:p>Cnt_SCC_ROSC_Z2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1]" office:value-type="string" office:string-value="SCC_ROSC_Z2_Y0_X1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8]&amp;&quot;].ptd&quot;" office:value-type="string" office:string-value="tsCntColl[SCC_ROSC_Z3_Y0_X0].ptd" calcext:value-type="string">
            <text:p>tsCntColl[SCC_ROSC_Z3_Y0_X0].ptd</text:p>
          </table:table-cell>
          <table:table-cell office:value-type="string" calcext:value-type="string">
            <text:p>36020</text:p>
          </table:table-cell>
          <table:table-cell table:style-name="ce8" table:formula="of:=&quot;Cnt_&quot;&amp;[.K308]" office:value-type="string" office:string-value="Cnt_SCC_ROSC_Z3_Y0_X0" calcext:value-type="string">
            <text:p>Cnt_SCC_ROSC_Z3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2]" office:value-type="string" office:string-value="SCC_ROSC_Z3_Y0_X0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09]&amp;&quot;].ptd&quot;" office:value-type="string" office:string-value="tsCntColl[SCC_ROSC_Z3_Y0_X1].ptd" calcext:value-type="string">
            <text:p>tsCntColl[SCC_ROSC_Z3_Y0_X1].ptd</text:p>
          </table:table-cell>
          <table:table-cell office:value-type="string" calcext:value-type="string">
            <text:p>36021</text:p>
          </table:table-cell>
          <table:table-cell table:style-name="ce8" table:formula="of:=&quot;Cnt_&quot;&amp;[.K309]" office:value-type="string" office:string-value="Cnt_SCC_ROSC_Z3_Y0_X1" calcext:value-type="string">
            <text:p>Cnt_SCC_ROSC_Z3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3]" office:value-type="string" office:string-value="SCC_ROSC_Z3_Y0_X1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0]&amp;&quot;].ptd&quot;" office:value-type="string" office:string-value="tsCntColl[SCC_ROSC_Z4_Y0_X0].ptd" calcext:value-type="string">
            <text:p>tsCntColl[SCC_ROSC_Z4_Y0_X0].ptd</text:p>
          </table:table-cell>
          <table:table-cell office:value-type="string" calcext:value-type="string">
            <text:p>36022</text:p>
          </table:table-cell>
          <table:table-cell table:style-name="ce8" table:formula="of:=&quot;Cnt_&quot;&amp;[.K310]" office:value-type="string" office:string-value="Cnt_SCC_ROSC_Z4_Y0_X0" calcext:value-type="string">
            <text:p>Cnt_SCC_ROSC_Z4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4]" office:value-type="string" office:string-value="SCC_ROSC_Z4_Y0_X0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1]&amp;&quot;].ptd&quot;" office:value-type="string" office:string-value="tsCntColl[SCC_ROSC_Z4_Y0_X1].ptd" calcext:value-type="string">
            <text:p>tsCntColl[SCC_ROSC_Z4_Y0_X1].ptd</text:p>
          </table:table-cell>
          <table:table-cell office:value-type="string" calcext:value-type="string">
            <text:p>36023</text:p>
          </table:table-cell>
          <table:table-cell table:style-name="ce8" table:formula="of:=&quot;Cnt_&quot;&amp;[.K311]" office:value-type="string" office:string-value="Cnt_SCC_ROSC_Z4_Y0_X1" calcext:value-type="string">
            <text:p>Cnt_SCC_ROSC_Z4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5]" office:value-type="string" office:string-value="SCC_ROSC_Z4_Y0_X1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2]&amp;&quot;].ptd&quot;" office:value-type="string" office:string-value="tsCntColl[SCC_ROSC_Z5_Y0_X0].ptd" calcext:value-type="string">
            <text:p>tsCntColl[SCC_ROSC_Z5_Y0_X0].ptd</text:p>
          </table:table-cell>
          <table:table-cell office:value-type="string" calcext:value-type="string">
            <text:p>36024</text:p>
          </table:table-cell>
          <table:table-cell table:style-name="ce8" table:formula="of:=&quot;Cnt_&quot;&amp;[.K312]" office:value-type="string" office:string-value="Cnt_SCC_ROSC_Z5_Y0_X0" calcext:value-type="string">
            <text:p>Cnt_SCC_ROSC_Z5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6]" office:value-type="string" office:string-value="SCC_ROSC_Z5_Y0_X0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3]&amp;&quot;].ptd&quot;" office:value-type="string" office:string-value="tsCntColl[SCC_ROSC_Z5_Y0_X1].ptd" calcext:value-type="string">
            <text:p>tsCntColl[SCC_ROSC_Z5_Y0_X1].ptd</text:p>
          </table:table-cell>
          <table:table-cell office:value-type="string" calcext:value-type="string">
            <text:p>36025</text:p>
          </table:table-cell>
          <table:table-cell table:style-name="ce8" table:formula="of:=&quot;Cnt_&quot;&amp;[.K313]" office:value-type="string" office:string-value="Cnt_SCC_ROSC_Z5_Y0_X1" calcext:value-type="string">
            <text:p>Cnt_SCC_ROSC_Z5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7]" office:value-type="string" office:string-value="SCC_ROSC_Z5_Y0_X1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4]&amp;&quot;].ptd&quot;" office:value-type="string" office:string-value="tsCntColl[SCC_ROSC_Z6_Y0_X0].ptd" calcext:value-type="string">
            <text:p>tsCntColl[SCC_ROSC_Z6_Y0_X0].ptd</text:p>
          </table:table-cell>
          <table:table-cell office:value-type="string" calcext:value-type="string">
            <text:p>36026</text:p>
          </table:table-cell>
          <table:table-cell table:style-name="ce8" table:formula="of:=&quot;Cnt_&quot;&amp;[.K314]" office:value-type="string" office:string-value="Cnt_SCC_ROSC_Z6_Y0_X0" calcext:value-type="string">
            <text:p>Cnt_SCC_ROSC_Z6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8]" office:value-type="string" office:string-value="SCC_ROSC_Z6_Y0_X0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5]&amp;&quot;].ptd&quot;" office:value-type="string" office:string-value="tsCntColl[SCC_ROSC_Z6_Y0_X1].ptd" calcext:value-type="string">
            <text:p>tsCntColl[SCC_ROSC_Z6_Y0_X1].ptd</text:p>
          </table:table-cell>
          <table:table-cell office:value-type="string" calcext:value-type="string">
            <text:p>36027</text:p>
          </table:table-cell>
          <table:table-cell table:style-name="ce8" table:formula="of:=&quot;Cnt_&quot;&amp;[.K315]" office:value-type="string" office:string-value="Cnt_SCC_ROSC_Z6_Y0_X1" calcext:value-type="string">
            <text:p>Cnt_SCC_ROSC_Z6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299]" office:value-type="string" office:string-value="SCC_ROSC_Z6_Y0_X1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6]&amp;&quot;].ptd&quot;" office:value-type="string" office:string-value="tsCntColl[SCC_ROSC_Z7_Y0_X0].ptd" calcext:value-type="string">
            <text:p>tsCntColl[SCC_ROSC_Z7_Y0_X0].ptd</text:p>
          </table:table-cell>
          <table:table-cell office:value-type="string" calcext:value-type="string">
            <text:p>36028</text:p>
          </table:table-cell>
          <table:table-cell table:style-name="ce8" table:formula="of:=&quot;Cnt_&quot;&amp;[.K316]" office:value-type="string" office:string-value="Cnt_SCC_ROSC_Z7_Y0_X0" calcext:value-type="string">
            <text:p>Cnt_SCC_ROSC_Z7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300]" office:value-type="string" office:string-value="SCC_ROSC_Z7_Y0_X0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7]&amp;&quot;].ptd&quot;" office:value-type="string" office:string-value="tsCntColl[SCC_ROSC_Z7_Y0_X1].ptd" calcext:value-type="string">
            <text:p>tsCntColl[SCC_ROSC_Z7_Y0_X1].ptd</text:p>
          </table:table-cell>
          <table:table-cell office:value-type="string" calcext:value-type="string">
            <text:p>36029</text:p>
          </table:table-cell>
          <table:table-cell table:style-name="ce8" table:formula="of:=&quot;Cnt_&quot;&amp;[.K317]" office:value-type="string" office:string-value="Cnt_SCC_ROSC_Z7_Y0_X1" calcext:value-type="string">
            <text:p>Cnt_SCC_ROSC_Z7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301]" office:value-type="string" office:string-value="SCC_ROSC_Z7_Y0_X1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8]&amp;&quot;].ptd&quot;" office:value-type="string" office:string-value="tsCntColl[SCC_ROSC_Z8_Y0_X0].ptd" calcext:value-type="string">
            <text:p>tsCntColl[SCC_ROSC_Z8_Y0_X0].ptd</text:p>
          </table:table-cell>
          <table:table-cell office:value-type="string" calcext:value-type="string">
            <text:p>36030</text:p>
          </table:table-cell>
          <table:table-cell table:style-name="ce8" table:formula="of:=&quot;Cnt_&quot;&amp;[.K318]" office:value-type="string" office:string-value="Cnt_SCC_ROSC_Z8_Y0_X0" calcext:value-type="string">
            <text:p>Cnt_SCC_ROSC_Z8_Y0_X0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302]" office:value-type="string" office:string-value="SCC_ROSC_Z8_Y0_X0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19]&amp;&quot;].ptd&quot;" office:value-type="string" office:string-value="tsCntColl[SCC_ROSC_Z8_Y0_X1].ptd" calcext:value-type="string">
            <text:p>tsCntColl[SCC_ROSC_Z8_Y0_X1].ptd</text:p>
          </table:table-cell>
          <table:table-cell office:value-type="string" calcext:value-type="string">
            <text:p>36031</text:p>
          </table:table-cell>
          <table:table-cell table:style-name="ce8" table:formula="of:=&quot;Cnt_&quot;&amp;[.K319]" office:value-type="string" office:string-value="Cnt_SCC_ROSC_Z8_Y0_X1" calcext:value-type="string">
            <text:p>Cnt_SCC_ROSC_Z8_Y0_X1</text:p>
          </table:table-cell>
          <table:table-cell office:value-type="string" calcext:value-type="string">
            <text:p>0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1" table:formula="of:=[.K303]" office:value-type="string" office:string-value="SCC_ROSC_Z8_Y0_X1" calcext:value-type="string">
            <text:p>SCC_ROSC_Z8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0]&amp;&quot;].ptd&quot;" office:value-type="string" office:string-value="tsValidColl[SCC_ROSC_Z1_Y0_X0].ptd" calcext:value-type="string">
            <text:p>tsValidColl[SCC_ROSC_Z1_Y0_X0].ptd</text:p>
          </table:table-cell>
          <table:table-cell office:value-type="string" calcext:value-type="string">
            <text:p>36032</text:p>
          </table:table-cell>
          <table:table-cell table:style-name="ce8" table:formula="of:=&quot;Valid_&quot;&amp;[.K320]" office:value-type="string" office:string-value="Valid_SCC_ROSC_Z1_Y0_X0" calcext:value-type="string">
            <text:p>Valid_SCC_ROSC_Z1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4]" office:value-type="string" office:string-value="SCC_ROSC_Z1_Y0_X0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1]&amp;&quot;].ptd&quot;" office:value-type="string" office:string-value="tsValidColl[SCC_ROSC_Z1_Y0_X1].ptd" calcext:value-type="string">
            <text:p>tsValidColl[SCC_ROSC_Z1_Y0_X1].ptd</text:p>
          </table:table-cell>
          <table:table-cell office:value-type="string" calcext:value-type="string">
            <text:p>36033</text:p>
          </table:table-cell>
          <table:table-cell table:style-name="ce8" table:formula="of:=&quot;Valid_&quot;&amp;[.K321]" office:value-type="string" office:string-value="Valid_SCC_ROSC_Z1_Y0_X1" calcext:value-type="string">
            <text:p>Valid_SCC_ROSC_Z1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5]" office:value-type="string" office:string-value="SCC_ROSC_Z1_Y0_X1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2]&amp;&quot;].ptd&quot;" office:value-type="string" office:string-value="tsValidColl[SCC_ROSC_Z2_Y0_X0].ptd" calcext:value-type="string">
            <text:p>tsValidColl[SCC_ROSC_Z2_Y0_X0].ptd</text:p>
          </table:table-cell>
          <table:table-cell office:value-type="string" calcext:value-type="string">
            <text:p>36034</text:p>
          </table:table-cell>
          <table:table-cell table:style-name="ce8" table:formula="of:=&quot;Valid_&quot;&amp;[.K322]" office:value-type="string" office:string-value="Valid_SCC_ROSC_Z2_Y0_X0" calcext:value-type="string">
            <text:p>Valid_SCC_ROSC_Z2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6]" office:value-type="string" office:string-value="SCC_ROSC_Z2_Y0_X0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3]&amp;&quot;].ptd&quot;" office:value-type="string" office:string-value="tsValidColl[SCC_ROSC_Z2_Y0_X1].ptd" calcext:value-type="string">
            <text:p>tsValidColl[SCC_ROSC_Z2_Y0_X1].ptd</text:p>
          </table:table-cell>
          <table:table-cell office:value-type="string" calcext:value-type="string">
            <text:p>36035</text:p>
          </table:table-cell>
          <table:table-cell table:style-name="ce8" table:formula="of:=&quot;Valid_&quot;&amp;[.K323]" office:value-type="string" office:string-value="Valid_SCC_ROSC_Z2_Y0_X1" calcext:value-type="string">
            <text:p>Valid_SCC_ROSC_Z2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7]" office:value-type="string" office:string-value="SCC_ROSC_Z2_Y0_X1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4]&amp;&quot;].ptd&quot;" office:value-type="string" office:string-value="tsValidColl[SCC_ROSC_Z3_Y0_X0].ptd" calcext:value-type="string">
            <text:p>tsValidColl[SCC_ROSC_Z3_Y0_X0].ptd</text:p>
          </table:table-cell>
          <table:table-cell office:value-type="string" calcext:value-type="string">
            <text:p>36036</text:p>
          </table:table-cell>
          <table:table-cell table:style-name="ce8" table:formula="of:=&quot;Valid_&quot;&amp;[.K324]" office:value-type="string" office:string-value="Valid_SCC_ROSC_Z3_Y0_X0" calcext:value-type="string">
            <text:p>Valid_SCC_ROSC_Z3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8]" office:value-type="string" office:string-value="SCC_ROSC_Z3_Y0_X0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5]&amp;&quot;].ptd&quot;" office:value-type="string" office:string-value="tsValidColl[SCC_ROSC_Z3_Y0_X1].ptd" calcext:value-type="string">
            <text:p>tsValidColl[SCC_ROSC_Z3_Y0_X1].ptd</text:p>
          </table:table-cell>
          <table:table-cell office:value-type="string" calcext:value-type="string">
            <text:p>36037</text:p>
          </table:table-cell>
          <table:table-cell table:style-name="ce8" table:formula="of:=&quot;Valid_&quot;&amp;[.K325]" office:value-type="string" office:string-value="Valid_SCC_ROSC_Z3_Y0_X1" calcext:value-type="string">
            <text:p>Valid_SCC_ROSC_Z3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09]" office:value-type="string" office:string-value="SCC_ROSC_Z3_Y0_X1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6]&amp;&quot;].ptd&quot;" office:value-type="string" office:string-value="tsValidColl[SCC_ROSC_Z4_Y0_X0].ptd" calcext:value-type="string">
            <text:p>tsValidColl[SCC_ROSC_Z4_Y0_X0].ptd</text:p>
          </table:table-cell>
          <table:table-cell office:value-type="string" calcext:value-type="string">
            <text:p>36038</text:p>
          </table:table-cell>
          <table:table-cell table:style-name="ce8" table:formula="of:=&quot;Valid_&quot;&amp;[.K326]" office:value-type="string" office:string-value="Valid_SCC_ROSC_Z4_Y0_X0" calcext:value-type="string">
            <text:p>Valid_SCC_ROSC_Z4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0]" office:value-type="string" office:string-value="SCC_ROSC_Z4_Y0_X0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7]&amp;&quot;].ptd&quot;" office:value-type="string" office:string-value="tsValidColl[SCC_ROSC_Z4_Y0_X1].ptd" calcext:value-type="string">
            <text:p>tsValidColl[SCC_ROSC_Z4_Y0_X1].ptd</text:p>
          </table:table-cell>
          <table:table-cell office:value-type="string" calcext:value-type="string">
            <text:p>36039</text:p>
          </table:table-cell>
          <table:table-cell table:style-name="ce8" table:formula="of:=&quot;Valid_&quot;&amp;[.K327]" office:value-type="string" office:string-value="Valid_SCC_ROSC_Z4_Y0_X1" calcext:value-type="string">
            <text:p>Valid_SCC_ROSC_Z4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1]" office:value-type="string" office:string-value="SCC_ROSC_Z4_Y0_X1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8]&amp;&quot;].ptd&quot;" office:value-type="string" office:string-value="tsValidColl[SCC_ROSC_Z5_Y0_X0].ptd" calcext:value-type="string">
            <text:p>tsValidColl[SCC_ROSC_Z5_Y0_X0].ptd</text:p>
          </table:table-cell>
          <table:table-cell office:value-type="string" calcext:value-type="string">
            <text:p>36040</text:p>
          </table:table-cell>
          <table:table-cell table:style-name="ce8" table:formula="of:=&quot;Valid_&quot;&amp;[.K328]" office:value-type="string" office:string-value="Valid_SCC_ROSC_Z5_Y0_X0" calcext:value-type="string">
            <text:p>Valid_SCC_ROSC_Z5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2]" office:value-type="string" office:string-value="SCC_ROSC_Z5_Y0_X0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29]&amp;&quot;].ptd&quot;" office:value-type="string" office:string-value="tsValidColl[SCC_ROSC_Z5_Y0_X1].ptd" calcext:value-type="string">
            <text:p>tsValidColl[SCC_ROSC_Z5_Y0_X1].ptd</text:p>
          </table:table-cell>
          <table:table-cell office:value-type="string" calcext:value-type="string">
            <text:p>36041</text:p>
          </table:table-cell>
          <table:table-cell table:style-name="ce8" table:formula="of:=&quot;Valid_&quot;&amp;[.K329]" office:value-type="string" office:string-value="Valid_SCC_ROSC_Z5_Y0_X1" calcext:value-type="string">
            <text:p>Valid_SCC_ROSC_Z5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3]" office:value-type="string" office:string-value="SCC_ROSC_Z5_Y0_X1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0]&amp;&quot;].ptd&quot;" office:value-type="string" office:string-value="tsValidColl[SCC_ROSC_Z6_Y0_X0].ptd" calcext:value-type="string">
            <text:p>tsValidColl[SCC_ROSC_Z6_Y0_X0].ptd</text:p>
          </table:table-cell>
          <table:table-cell office:value-type="string" calcext:value-type="string">
            <text:p>36042</text:p>
          </table:table-cell>
          <table:table-cell table:style-name="ce8" table:formula="of:=&quot;Valid_&quot;&amp;[.K330]" office:value-type="string" office:string-value="Valid_SCC_ROSC_Z6_Y0_X0" calcext:value-type="string">
            <text:p>Valid_SCC_ROSC_Z6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4]" office:value-type="string" office:string-value="SCC_ROSC_Z6_Y0_X0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1]&amp;&quot;].ptd&quot;" office:value-type="string" office:string-value="tsValidColl[SCC_ROSC_Z6_Y0_X1].ptd" calcext:value-type="string">
            <text:p>tsValidColl[SCC_ROSC_Z6_Y0_X1].ptd</text:p>
          </table:table-cell>
          <table:table-cell office:value-type="string" calcext:value-type="string">
            <text:p>36043</text:p>
          </table:table-cell>
          <table:table-cell table:style-name="ce8" table:formula="of:=&quot;Valid_&quot;&amp;[.K331]" office:value-type="string" office:string-value="Valid_SCC_ROSC_Z6_Y0_X1" calcext:value-type="string">
            <text:p>Valid_SCC_ROSC_Z6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5]" office:value-type="string" office:string-value="SCC_ROSC_Z6_Y0_X1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2]&amp;&quot;].ptd&quot;" office:value-type="string" office:string-value="tsValidColl[SCC_ROSC_Z7_Y0_X0].ptd" calcext:value-type="string">
            <text:p>tsValidColl[SCC_ROSC_Z7_Y0_X0].ptd</text:p>
          </table:table-cell>
          <table:table-cell office:value-type="string" calcext:value-type="string">
            <text:p>36044</text:p>
          </table:table-cell>
          <table:table-cell table:style-name="ce8" table:formula="of:=&quot;Valid_&quot;&amp;[.K332]" office:value-type="string" office:string-value="Valid_SCC_ROSC_Z7_Y0_X0" calcext:value-type="string">
            <text:p>Valid_SCC_ROSC_Z7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6]" office:value-type="string" office:string-value="SCC_ROSC_Z7_Y0_X0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3]&amp;&quot;].ptd&quot;" office:value-type="string" office:string-value="tsValidColl[SCC_ROSC_Z7_Y0_X1].ptd" calcext:value-type="string">
            <text:p>tsValidColl[SCC_ROSC_Z7_Y0_X1].ptd</text:p>
          </table:table-cell>
          <table:table-cell office:value-type="string" calcext:value-type="string">
            <text:p>36045</text:p>
          </table:table-cell>
          <table:table-cell table:style-name="ce8" table:formula="of:=&quot;Valid_&quot;&amp;[.K333]" office:value-type="string" office:string-value="Valid_SCC_ROSC_Z7_Y0_X1" calcext:value-type="string">
            <text:p>Valid_SCC_ROSC_Z7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7]" office:value-type="string" office:string-value="SCC_ROSC_Z7_Y0_X1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4]&amp;&quot;].ptd&quot;" office:value-type="string" office:string-value="tsValidColl[SCC_ROSC_Z8_Y0_X0].ptd" calcext:value-type="string">
            <text:p>tsValidColl[SCC_ROSC_Z8_Y0_X0].ptd</text:p>
          </table:table-cell>
          <table:table-cell office:value-type="string" calcext:value-type="string">
            <text:p>36046</text:p>
          </table:table-cell>
          <table:table-cell table:style-name="ce8" table:formula="of:=&quot;Valid_&quot;&amp;[.K334]" office:value-type="string" office:string-value="Valid_SCC_ROSC_Z8_Y0_X0" calcext:value-type="string">
            <text:p>Valid_SCC_ROSC_Z8_Y0_X0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8]" office:value-type="string" office:string-value="SCC_ROSC_Z8_Y0_X0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35]&amp;&quot;].ptd&quot;" office:value-type="string" office:string-value="tsValidColl[SCC_ROSC_Z8_Y0_X1].ptd" calcext:value-type="string">
            <text:p>tsValidColl[SCC_ROSC_Z8_Y0_X1].ptd</text:p>
          </table:table-cell>
          <table:table-cell office:value-type="string" calcext:value-type="string">
            <text:p>36047</text:p>
          </table:table-cell>
          <table:table-cell table:style-name="ce8" table:formula="of:=&quot;Valid_&quot;&amp;[.K335]" office:value-type="string" office:string-value="Valid_SCC_ROSC_Z8_Y0_X1" calcext:value-type="string">
            <text:p>Valid_SCC_ROSC_Z8_Y0_X1</text:p>
          </table:table-cell>
          <table:table-cell table:style-name="ce10" office:value-type="float" office:value="-999999999" calcext:value-type="float">
            <text:p>-999999999</text:p>
          </table:table-cell>
          <table:table-cell/>
          <table:table-cell table:style-name="ce10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12" table:formula="of:=[.K319]" office:value-type="string" office:string-value="SCC_ROSC_Z8_Y0_X1" calcext:value-type="string">
            <text:p>SCC_ROSC_Z8_Y0_X1</text:p>
          </table:table-cell>
          <table:table-cell/>
        </table:table-row>
      </table:table>
      <table:table table:name="Main_Tests_20201214ba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3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table:style-name="Default"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table:style-name="Default"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2" table:number-rows-spanned="1">
            <text:p>High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"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 office:value-type="string" calcext:value-type="string">
            <text:p/>
          </table:covered-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HM.SENSOR_CHECK</text:p>
          </table:table-cell>
          <table:table-cell table:style-name="Default" office:value-type="string" calcext:value-type="string">
            <text:p>ptd_T_ext</text:p>
          </table:table-cell>
          <table:table-cell office:value-type="string" calcext:value-type="string">
            <text:p>33000</text:p>
          </table:table-cell>
          <table:table-cell table:style-name="ce2" office:value-type="string" calcext:value-type="string">
            <text:p>T_ext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V_IEXT_THM1</text:p>
          </table:table-cell>
          <table:table-cell office:value-type="string" calcext:value-type="string">
            <text:p>33101</text:p>
          </table:table-cell>
          <table:table-cell table:style-name="ce2" office:value-type="string" calcext:value-type="string">
            <text:p>V_IEXT_THM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ATE</text:p>
          </table:table-cell>
          <table:table-cell office:value-type="string" calcext:value-type="string">
            <text:p>33102</text:p>
          </table:table-cell>
          <table:table-cell table:style-name="ce2" office:value-type="string" calcext:value-type="string">
            <text:p>THM_AT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ratio_sign</text:p>
          </table:table-cell>
          <table:table-cell office:value-type="string" calcext:value-type="string">
            <text:p>33103</text:p>
          </table:table-cell>
          <table:table-cell table:style-name="ce2" office:value-type="string" calcext:value-type="string">
            <text:p>THM_ratio_sig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ratio_code</text:p>
          </table:table-cell>
          <table:table-cell office:value-type="string" calcext:value-type="string">
            <text:p>33104</text:p>
          </table:table-cell>
          <table:table-cell table:style-name="ce2" office:value-type="string" calcext:value-type="string">
            <text:p>THM_ratio_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THM.THM</text:p>
          </table:table-cell>
          <table:table-cell table:style-name="Default" office:value-type="string" calcext:value-type="string">
            <text:p>ptd_THM_offset_code</text:p>
          </table:table-cell>
          <table:table-cell office:value-type="string" calcext:value-type="string">
            <text:p>33105</text:p>
          </table:table-cell>
          <table:table-cell table:style-name="ce2" office:value-type="string" calcext:value-type="string">
            <text:p>THM_offset_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0]&amp;&quot;].ptd&quot;" office:value-type="string" office:string-value="tsCollection[VDDCORE].ptd" calcext:value-type="string">
            <text:p>tsCollection[VDDCORE].ptd</text:p>
          </table:table-cell>
          <table:table-cell office:value-type="string" calcext:value-type="string">
            <text:p>32600</text:p>
          </table:table-cell>
          <table:table-cell table:style-name="ce2" office:value-type="string" calcext:value-type="string">
            <text:p>VDDCO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1]&amp;&quot;].ptd&quot;" office:value-type="string" office:string-value="tsCollection[VDDARM].ptd" calcext:value-type="string">
            <text:p>tsCollection[VDDARM].ptd</text:p>
          </table:table-cell>
          <table:table-cell office:value-type="string" calcext:value-type="string">
            <text:p>32601</text:p>
          </table:table-cell>
          <table:table-cell table:style-name="ce2" office:value-type="string" calcext:value-type="string">
            <text:p>VDDARM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OW_POWER.Deep_Sleep_Leakage</text:p>
          </table:table-cell>
          <table:table-cell table:formula="of:=&quot;tsCollection[&quot;&amp;[.D12]&amp;&quot;].ptd&quot;" office:value-type="string" office:string-value="tsCollection[VDDMEM].ptd" calcext:value-type="string">
            <text:p>tsCollection[VDDMEM].ptd</text:p>
          </table:table-cell>
          <table:table-cell office:value-type="string" calcext:value-type="string">
            <text:p>32602</text:p>
          </table:table-cell>
          <table:table-cell table:style-name="ce2" office:value-type="string" calcext:value-type="string">
            <text:p>VDDME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OW_POWER.Deep_Sleep_Leakage</text:p>
          </table:table-cell>
          <table:table-cell office:value-type="string" calcext:value-type="string">
            <text:p>myFtd</text:p>
          </table:table-cell>
          <table:table-cell office:value-type="string" calcext:value-type="string">
            <text:p>32603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Pad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2000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5]&amp;&quot;].ptd&quot;" office:value-type="string" office:string-value="tsCollection[Leakage_VDDCORE_0].ptd" calcext:value-type="string">
            <text:p>tsCollection[Leakage_VDDCORE_0].ptd</text:p>
          </table:table-cell>
          <table:table-cell office:value-type="string" calcext:value-type="string">
            <text:p>32700</text:p>
          </table:table-cell>
          <table:table-cell table:style-name="ce2" table:formula="of:=&quot;Leakage_VDDCORE_&quot;&amp;[.K15]" office:value-type="string" office:string-value="Leakage_VDDCORE_0" calcext:value-type="string">
            <text:p>Leakage_VDDCORE_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6]&amp;&quot;].ptd&quot;" office:value-type="string" office:string-value="tsCollection[Leakage_VDDCORE_1].ptd" calcext:value-type="string">
            <text:p>tsCollection[Leakage_VDDCORE_1].ptd</text:p>
          </table:table-cell>
          <table:table-cell office:value-type="string" calcext:value-type="string">
            <text:p>32701</text:p>
          </table:table-cell>
          <table:table-cell table:style-name="ce2" table:formula="of:=&quot;Leakage_VDDCORE_&quot;&amp;[.K16]" office:value-type="string" office:string-value="Leakage_VDDCORE_1" calcext:value-type="string">
            <text:p>Leakage_VDDCORE_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7]&amp;&quot;].ptd&quot;" office:value-type="string" office:string-value="tsCollection[Leakage_VDDCORE_2].ptd" calcext:value-type="string">
            <text:p>tsCollection[Leakage_VDDCORE_2].ptd</text:p>
          </table:table-cell>
          <table:table-cell office:value-type="string" calcext:value-type="string">
            <text:p>32702</text:p>
          </table:table-cell>
          <table:table-cell table:style-name="ce2" table:formula="of:=&quot;Leakage_VDDCORE_&quot;&amp;[.K17]" office:value-type="string" office:string-value="Leakage_VDDCORE_2" calcext:value-type="string">
            <text:p>Leakage_VDDCORE_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8]&amp;&quot;].ptd&quot;" office:value-type="string" office:string-value="tsCollection[Leakage_VDDCORE_3].ptd" calcext:value-type="string">
            <text:p>tsCollection[Leakage_VDDCORE_3].ptd</text:p>
          </table:table-cell>
          <table:table-cell office:value-type="string" calcext:value-type="string">
            <text:p>32703</text:p>
          </table:table-cell>
          <table:table-cell table:style-name="ce2" table:formula="of:=&quot;Leakage_VDDCORE_&quot;&amp;[.K18]" office:value-type="string" office:string-value="Leakage_VDDCORE_3" calcext:value-type="string">
            <text:p>Leakage_VDDCORE_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19]&amp;&quot;].ptd&quot;" office:value-type="string" office:string-value="tsCollection[Leakage_VDDCORE_4].ptd" calcext:value-type="string">
            <text:p>tsCollection[Leakage_VDDCORE_4].ptd</text:p>
          </table:table-cell>
          <table:table-cell office:value-type="string" calcext:value-type="string">
            <text:p>32704</text:p>
          </table:table-cell>
          <table:table-cell table:style-name="ce2" table:formula="of:=&quot;Leakage_VDDCORE_&quot;&amp;[.K19]" office:value-type="string" office:string-value="Leakage_VDDCORE_4" calcext:value-type="string">
            <text:p>Leakage_VDDCORE_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0]&amp;&quot;].ptd&quot;" office:value-type="string" office:string-value="tsCollection[Leakage_VDDCORE_5].ptd" calcext:value-type="string">
            <text:p>tsCollection[Leakage_VDDCORE_5].ptd</text:p>
          </table:table-cell>
          <table:table-cell office:value-type="string" calcext:value-type="string">
            <text:p>32705</text:p>
          </table:table-cell>
          <table:table-cell table:style-name="ce2" table:formula="of:=&quot;Leakage_VDDCORE_&quot;&amp;[.K20]" office:value-type="string" office:string-value="Leakage_VDDCORE_5" calcext:value-type="string">
            <text:p>Leakage_VDDCORE_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1]&amp;&quot;].ptd&quot;" office:value-type="string" office:string-value="tsCollection[Leakage_VDDCORE_6].ptd" calcext:value-type="string">
            <text:p>tsCollection[Leakage_VDDCORE_6].ptd</text:p>
          </table:table-cell>
          <table:table-cell office:value-type="string" calcext:value-type="string">
            <text:p>32706</text:p>
          </table:table-cell>
          <table:table-cell table:style-name="ce2" table:formula="of:=&quot;Leakage_VDDCORE_&quot;&amp;[.K21]" office:value-type="string" office:string-value="Leakage_VDDCORE_6" calcext:value-type="string">
            <text:p>Leakage_VDDCORE_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2]&amp;&quot;].ptd&quot;" office:value-type="string" office:string-value="tsCollection[Leakage_VDDCORE_7].ptd" calcext:value-type="string">
            <text:p>tsCollection[Leakage_VDDCORE_7].ptd</text:p>
          </table:table-cell>
          <table:table-cell office:value-type="string" calcext:value-type="string">
            <text:p>32707</text:p>
          </table:table-cell>
          <table:table-cell table:style-name="ce2" table:formula="of:=&quot;Leakage_VDDCORE_&quot;&amp;[.K22]" office:value-type="string" office:string-value="Leakage_VDDCORE_7" calcext:value-type="string">
            <text:p>Leakage_VDDCORE_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3]&amp;&quot;].ptd&quot;" office:value-type="string" office:string-value="tsCollection[Leakage_VDDCORE_8].ptd" calcext:value-type="string">
            <text:p>tsCollection[Leakage_VDDCORE_8].ptd</text:p>
          </table:table-cell>
          <table:table-cell office:value-type="string" calcext:value-type="string">
            <text:p>32708</text:p>
          </table:table-cell>
          <table:table-cell table:style-name="ce2" table:formula="of:=&quot;Leakage_VDDCORE_&quot;&amp;[.K23]" office:value-type="string" office:string-value="Leakage_VDDCORE_8" calcext:value-type="string">
            <text:p>Leakage_VDDCORE_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4]&amp;&quot;].ptd&quot;" office:value-type="string" office:string-value="tsCollection[Leakage_VDDCORE_9].ptd" calcext:value-type="string">
            <text:p>tsCollection[Leakage_VDDCORE_9].ptd</text:p>
          </table:table-cell>
          <table:table-cell office:value-type="string" calcext:value-type="string">
            <text:p>32709</text:p>
          </table:table-cell>
          <table:table-cell table:style-name="ce2" table:formula="of:=&quot;Leakage_VDDCORE_&quot;&amp;[.K24]" office:value-type="string" office:string-value="Leakage_VDDCORE_9" calcext:value-type="string">
            <text:p>Leakage_VDDCORE_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W_POWER.Power_Switch_Leakage</text:p>
          </table:table-cell>
          <table:table-cell table:formula="of:=&quot;tsCollection[&quot;&amp;[.D25]&amp;&quot;].ptd&quot;" office:value-type="string" office:string-value="tsCollection[Leakage_VDDCORE_10].ptd" calcext:value-type="string">
            <text:p>tsCollection[Leakage_VDDCORE_10].ptd</text:p>
          </table:table-cell>
          <table:table-cell office:value-type="string" calcext:value-type="string">
            <text:p>32710</text:p>
          </table:table-cell>
          <table:table-cell table:style-name="ce2" table:formula="of:=&quot;Leakage_VDDCORE_&quot;&amp;[.K25]" office:value-type="string" office:string-value="Leakage_VDDCORE_10" calcext:value-type="string">
            <text:p>Leakage_VDDCORE_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3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.IO_TIE_E2O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700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TIE_O2E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701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Pull0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200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Pull1</text:p>
          </table:table-cell>
          <table:table-cell table:style-name="Default" office:value-type="string" calcext:value-type="string">
            <text:p>funcTestDescriptor</text:p>
          </table:table-cell>
          <table:table-cell office:value-type="string" calcext:value-type="string">
            <text:p>31300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0]&amp;&quot;].ptd&quot;" office:value-type="string" office:string-value="tsCollection[ADI_D].ptd" calcext:value-type="string">
            <text:p>tsCollection[ADI_D].ptd</text:p>
          </table:table-cell>
          <table:table-cell office:value-type="string" calcext:value-type="string">
            <text:p>31000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1]&amp;&quot;].ptd&quot;" office:value-type="string" office:string-value="tsCollection[ADI_SCLK].ptd" calcext:value-type="string">
            <text:p>tsCollection[ADI_SCLK].ptd</text:p>
          </table:table-cell>
          <table:table-cell office:value-type="string" calcext:value-type="string">
            <text:p>31001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2]&amp;&quot;].ptd&quot;" office:value-type="string" office:string-value="tsCollection[AUD_ADD0].ptd" calcext:value-type="string">
            <text:p>tsCollection[AUD_ADD0].ptd</text:p>
          </table:table-cell>
          <table:table-cell office:value-type="string" calcext:value-type="string">
            <text:p>31002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3]&amp;&quot;].ptd&quot;" office:value-type="string" office:string-value="tsCollection[AUD_ADSYNC].ptd" calcext:value-type="string">
            <text:p>tsCollection[AUD_ADSYNC].ptd</text:p>
          </table:table-cell>
          <table:table-cell office:value-type="string" calcext:value-type="string">
            <text:p>31003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4]&amp;&quot;].ptd&quot;" office:value-type="string" office:string-value="tsCollection[AUD_DAD0].ptd" calcext:value-type="string">
            <text:p>tsCollection[AUD_DAD0].ptd</text:p>
          </table:table-cell>
          <table:table-cell office:value-type="string" calcext:value-type="string">
            <text:p>31004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5]&amp;&quot;].ptd&quot;" office:value-type="string" office:string-value="tsCollection[AUD_DAD1].ptd" calcext:value-type="string">
            <text:p>tsCollection[AUD_DAD1].ptd</text:p>
          </table:table-cell>
          <table:table-cell office:value-type="string" calcext:value-type="string">
            <text:p>31005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6]&amp;&quot;].ptd&quot;" office:value-type="string" office:string-value="tsCollection[AUD_DASYNC].ptd" calcext:value-type="string">
            <text:p>tsCollection[AUD_DASYNC].ptd</text:p>
          </table:table-cell>
          <table:table-cell office:value-type="string" calcext:value-type="string">
            <text:p>31006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7]&amp;&quot;].ptd&quot;" office:value-type="string" office:string-value="tsCollection[AUD_SCLK].ptd" calcext:value-type="string">
            <text:p>tsCollection[AUD_SCLK].ptd</text:p>
          </table:table-cell>
          <table:table-cell office:value-type="string" calcext:value-type="string">
            <text:p>31007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8]&amp;&quot;].ptd&quot;" office:value-type="string" office:string-value="tsCollection[BUA_DET].ptd" calcext:value-type="string">
            <text:p>tsCollection[BUA_DET].ptd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39]&amp;&quot;].ptd&quot;" office:value-type="string" office:string-value="tsCollection[CCIRD0].ptd" calcext:value-type="string">
            <text:p>tsCollection[CCIRD0].ptd</text:p>
          </table:table-cell>
          <table:table-cell office:value-type="string" calcext:value-type="string">
            <text:p>31009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0]&amp;&quot;].ptd&quot;" office:value-type="string" office:string-value="tsCollection[CCIRD1].ptd" calcext:value-type="string">
            <text:p>tsCollection[CCIRD1].ptd</text:p>
          </table:table-cell>
          <table:table-cell office:value-type="string" calcext:value-type="string">
            <text:p>31010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1]&amp;&quot;].ptd&quot;" office:value-type="string" office:string-value="tsCollection[CCIRD2].ptd" calcext:value-type="string">
            <text:p>tsCollection[CCIRD2].ptd</text:p>
          </table:table-cell>
          <table:table-cell office:value-type="string" calcext:value-type="string">
            <text:p>31011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2]&amp;&quot;].ptd&quot;" office:value-type="string" office:string-value="tsCollection[CCIRD3].ptd" calcext:value-type="string">
            <text:p>tsCollection[CCIRD3].ptd</text:p>
          </table:table-cell>
          <table:table-cell office:value-type="string" calcext:value-type="string">
            <text:p>31012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3]&amp;&quot;].ptd&quot;" office:value-type="string" office:string-value="tsCollection[CCIRD4].ptd" calcext:value-type="string">
            <text:p>tsCollection[CCIRD4].ptd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4]&amp;&quot;].ptd&quot;" office:value-type="string" office:string-value="tsCollection[CCIRD5].ptd" calcext:value-type="string">
            <text:p>tsCollection[CCIRD5].ptd</text:p>
          </table:table-cell>
          <table:table-cell office:value-type="string" calcext:value-type="string">
            <text:p>31014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5]&amp;&quot;].ptd&quot;" office:value-type="string" office:string-value="tsCollection[CCIRD6].ptd" calcext:value-type="string">
            <text:p>tsCollection[CCIRD6].ptd</text:p>
          </table:table-cell>
          <table:table-cell office:value-type="string" calcext:value-type="string">
            <text:p>31015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6]&amp;&quot;].ptd&quot;" office:value-type="string" office:string-value="tsCollection[CCIRD7].ptd" calcext:value-type="string">
            <text:p>tsCollection[CCIRD7].ptd</text:p>
          </table:table-cell>
          <table:table-cell office:value-type="string" calcext:value-type="string">
            <text:p>31016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7]&amp;&quot;].ptd&quot;" office:value-type="string" office:string-value="tsCollection[CCIRHS].ptd" calcext:value-type="string">
            <text:p>tsCollection[CCIRHS].ptd</text:p>
          </table:table-cell>
          <table:table-cell office:value-type="string" calcext:value-type="string">
            <text:p>31017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8]&amp;&quot;].ptd&quot;" office:value-type="string" office:string-value="tsCollection[CCIRVS].ptd" calcext:value-type="string">
            <text:p>tsCollection[CCIRVS].ptd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49]&amp;&quot;].ptd&quot;" office:value-type="string" office:string-value="tsCollection[CLK_AUX0].ptd" calcext:value-type="string">
            <text:p>tsCollection[CLK_AUX0].ptd</text:p>
          </table:table-cell>
          <table:table-cell office:value-type="string" calcext:value-type="string">
            <text:p>31019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0]&amp;&quot;].ptd&quot;" office:value-type="string" office:string-value="tsCollection[CMMCLK].ptd" calcext:value-type="string">
            <text:p>tsCollection[CMMCLK].ptd</text:p>
          </table:table-cell>
          <table:table-cell office:value-type="string" calcext:value-type="string">
            <text:p>31020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1]&amp;&quot;].ptd&quot;" office:value-type="string" office:string-value="tsCollection[CMPCLK].ptd" calcext:value-type="string">
            <text:p>tsCollection[CMPCLK].ptd</text:p>
          </table:table-cell>
          <table:table-cell office:value-type="string" calcext:value-type="string">
            <text:p>31021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2]&amp;&quot;].ptd&quot;" office:value-type="string" office:string-value="tsCollection[CMPD0].ptd" calcext:value-type="string">
            <text:p>tsCollection[CMPD0].ptd</text:p>
          </table:table-cell>
          <table:table-cell office:value-type="string" calcext:value-type="string">
            <text:p>31022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3]&amp;&quot;].ptd&quot;" office:value-type="string" office:string-value="tsCollection[CMRST0].ptd" calcext:value-type="string">
            <text:p>tsCollection[CMRST0].ptd</text:p>
          </table:table-cell>
          <table:table-cell office:value-type="string" calcext:value-type="string">
            <text:p>31023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4]&amp;&quot;].ptd&quot;" office:value-type="string" office:string-value="tsCollection[DSI_TE].ptd" calcext:value-type="string">
            <text:p>tsCollection[DSI_TE].ptd</text:p>
          </table:table-cell>
          <table:table-cell office:value-type="string" calcext:value-type="string">
            <text:p>31024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5]&amp;&quot;].ptd&quot;" office:value-type="string" office:string-value="tsCollection[EXTINT0].ptd" calcext:value-type="string">
            <text:p>tsCollection[EXTINT0].ptd</text:p>
          </table:table-cell>
          <table:table-cell office:value-type="string" calcext:value-type="string">
            <text:p>31025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6]&amp;&quot;].ptd&quot;" office:value-type="string" office:string-value="tsCollection[EXTINT1].ptd" calcext:value-type="string">
            <text:p>tsCollection[EXTINT1].ptd</text:p>
          </table:table-cell>
          <table:table-cell office:value-type="string" calcext:value-type="string">
            <text:p>31026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7]&amp;&quot;].ptd&quot;" office:value-type="string" office:string-value="tsCollection[EXTINT5].ptd" calcext:value-type="string">
            <text:p>tsCollection[EXTINT5].ptd</text:p>
          </table:table-cell>
          <table:table-cell office:value-type="string" calcext:value-type="string">
            <text:p>31027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8]&amp;&quot;].ptd&quot;" office:value-type="string" office:string-value="tsCollection[EXTINT6].ptd" calcext:value-type="string">
            <text:p>tsCollection[EXTINT6].ptd</text:p>
          </table:table-cell>
          <table:table-cell office:value-type="string" calcext:value-type="string">
            <text:p>31028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59]&amp;&quot;].ptd&quot;" office:value-type="string" office:string-value="tsCollection[EXT_RST_B].ptd" calcext:value-type="string">
            <text:p>tsCollection[EXT_RST_B].ptd</text:p>
          </table:table-cell>
          <table:table-cell office:value-type="string" calcext:value-type="string">
            <text:p>31029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0]&amp;&quot;].ptd&quot;" office:value-type="string" office:string-value="tsCollection[IIS1CLK].ptd" calcext:value-type="string">
            <text:p>tsCollection[IIS1CLK].ptd</text:p>
          </table:table-cell>
          <table:table-cell office:value-type="string" calcext:value-type="string">
            <text:p>31030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1]&amp;&quot;].ptd&quot;" office:value-type="string" office:string-value="tsCollection[IIS1DI].ptd" calcext:value-type="string">
            <text:p>tsCollection[IIS1DI].ptd</text:p>
          </table:table-cell>
          <table:table-cell office:value-type="string" calcext:value-type="string">
            <text:p>31031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2]&amp;&quot;].ptd&quot;" office:value-type="string" office:string-value="tsCollection[IIS1DO].ptd" calcext:value-type="string">
            <text:p>tsCollection[IIS1DO].ptd</text:p>
          </table:table-cell>
          <table:table-cell office:value-type="string" calcext:value-type="string">
            <text:p>31032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3]&amp;&quot;].ptd&quot;" office:value-type="string" office:string-value="tsCollection[IIS1LRCK].ptd" calcext:value-type="string">
            <text:p>tsCollection[IIS1LRCK].ptd</text:p>
          </table:table-cell>
          <table:table-cell office:value-type="string" calcext:value-type="string">
            <text:p>31033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4]&amp;&quot;].ptd&quot;" office:value-type="string" office:string-value="tsCollection[KEYIN_0_].ptd" calcext:value-type="string">
            <text:p>tsCollection[KEYIN_0_].ptd</text:p>
          </table:table-cell>
          <table:table-cell office:value-type="string" calcext:value-type="string">
            <text:p>31034</text:p>
          </table:table-cell>
          <table:table-cell office:value-type="string" calcext:value-type="string">
            <text:p>KEYIN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5]&amp;&quot;].ptd&quot;" office:value-type="string" office:string-value="tsCollection[KEYIN_1_].ptd" calcext:value-type="string">
            <text:p>tsCollection[KEYIN_1_].ptd</text:p>
          </table:table-cell>
          <table:table-cell office:value-type="string" calcext:value-type="string">
            <text:p>31035</text:p>
          </table:table-cell>
          <table:table-cell office:value-type="string" calcext:value-type="string">
            <text:p>KEYIN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6]&amp;&quot;].ptd&quot;" office:value-type="string" office:string-value="tsCollection[KEYIN_2_].ptd" calcext:value-type="string">
            <text:p>tsCollection[KEYIN_2_].ptd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KEYIN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7]&amp;&quot;].ptd&quot;" office:value-type="string" office:string-value="tsCollection[KEYIN_3_].ptd" calcext:value-type="string">
            <text:p>tsCollection[KEYIN_3_].ptd</text:p>
          </table:table-cell>
          <table:table-cell office:value-type="string" calcext:value-type="string">
            <text:p>31037</text:p>
          </table:table-cell>
          <table:table-cell office:value-type="string" calcext:value-type="string">
            <text:p>KEYIN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8]&amp;&quot;].ptd&quot;" office:value-type="string" office:string-value="tsCollection[KEYIN_4_].ptd" calcext:value-type="string">
            <text:p>tsCollection[KEYIN_4_].ptd</text:p>
          </table:table-cell>
          <table:table-cell office:value-type="string" calcext:value-type="string">
            <text:p>31038</text:p>
          </table:table-cell>
          <table:table-cell office:value-type="string" calcext:value-type="string">
            <text:p>KEYIN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69]&amp;&quot;].ptd&quot;" office:value-type="string" office:string-value="tsCollection[KEYOUT_0_].ptd" calcext:value-type="string">
            <text:p>tsCollection[KEYOUT_0_].ptd</text:p>
          </table:table-cell>
          <table:table-cell office:value-type="string" calcext:value-type="string">
            <text:p>31039</text:p>
          </table:table-cell>
          <table:table-cell office:value-type="string" calcext:value-type="string">
            <text:p>KEYOUT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0]&amp;&quot;].ptd&quot;" office:value-type="string" office:string-value="tsCollection[KEYOUT_1_].ptd" calcext:value-type="string">
            <text:p>tsCollection[KEYOUT_1_].ptd</text:p>
          </table:table-cell>
          <table:table-cell office:value-type="string" calcext:value-type="string">
            <text:p>31040</text:p>
          </table:table-cell>
          <table:table-cell office:value-type="string" calcext:value-type="string">
            <text:p>KEYOUT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1]&amp;&quot;].ptd&quot;" office:value-type="string" office:string-value="tsCollection[KEYOUT_2_].ptd" calcext:value-type="string">
            <text:p>tsCollection[KEYOUT_2_].ptd</text:p>
          </table:table-cell>
          <table:table-cell office:value-type="string" calcext:value-type="string">
            <text:p>31041</text:p>
          </table:table-cell>
          <table:table-cell office:value-type="string" calcext:value-type="string">
            <text:p>KEYOUT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2]&amp;&quot;].ptd&quot;" office:value-type="string" office:string-value="tsCollection[KEYOUT_3_].ptd" calcext:value-type="string">
            <text:p>tsCollection[KEYOUT_3_].ptd</text:p>
          </table:table-cell>
          <table:table-cell office:value-type="string" calcext:value-type="string">
            <text:p>31042</text:p>
          </table:table-cell>
          <table:table-cell office:value-type="string" calcext:value-type="string">
            <text:p>KEYOUT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3]&amp;&quot;].ptd&quot;" office:value-type="string" office:string-value="tsCollection[KEYOUT_4_].ptd" calcext:value-type="string">
            <text:p>tsCollection[KEYOUT_4_].ptd</text:p>
          </table:table-cell>
          <table:table-cell office:value-type="string" calcext:value-type="string">
            <text:p>31043</text:p>
          </table:table-cell>
          <table:table-cell office:value-type="string" calcext:value-type="string">
            <text:p>KEYOUT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4]&amp;&quot;].ptd&quot;" office:value-type="string" office:string-value="tsCollection[LCM_RSTN].ptd" calcext:value-type="string">
            <text:p>tsCollection[LCM_RSTN].ptd</text:p>
          </table:table-cell>
          <table:table-cell office:value-type="string" calcext:value-type="string">
            <text:p>31044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5]&amp;&quot;].ptd&quot;" office:value-type="string" office:string-value="tsCollection[MTCK_ARM].ptd" calcext:value-type="string">
            <text:p>tsCollection[MTCK_ARM].ptd</text:p>
          </table:table-cell>
          <table:table-cell office:value-type="string" calcext:value-type="string">
            <text:p>31045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6]&amp;&quot;].ptd&quot;" office:value-type="string" office:string-value="tsCollection[MTMS_ARM].ptd" calcext:value-type="string">
            <text:p>tsCollection[MTMS_ARM].ptd</text:p>
          </table:table-cell>
          <table:table-cell office:value-type="string" calcext:value-type="string">
            <text:p>31046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7]&amp;&quot;].ptd&quot;" office:value-type="string" office:string-value="tsCollection[NF_ALE].ptd" calcext:value-type="string">
            <text:p>tsCollection[NF_ALE].ptd</text:p>
          </table:table-cell>
          <table:table-cell office:value-type="string" calcext:value-type="string">
            <text:p>31047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8]&amp;&quot;].ptd&quot;" office:value-type="string" office:string-value="tsCollection[NF_CEN0].ptd" calcext:value-type="string">
            <text:p>tsCollection[NF_CEN0].ptd</text:p>
          </table:table-cell>
          <table:table-cell office:value-type="string" calcext:value-type="string">
            <text:p>31048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79]&amp;&quot;].ptd&quot;" office:value-type="string" office:string-value="tsCollection[NF_CEN1].ptd" calcext:value-type="string">
            <text:p>tsCollection[NF_CEN1].ptd</text:p>
          </table:table-cell>
          <table:table-cell office:value-type="string" calcext:value-type="string">
            <text:p>31049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0]&amp;&quot;].ptd&quot;" office:value-type="string" office:string-value="tsCollection[NF_CLE].ptd" calcext:value-type="string">
            <text:p>tsCollection[NF_CLE].ptd</text:p>
          </table:table-cell>
          <table:table-cell office:value-type="string" calcext:value-type="string">
            <text:p>31050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1]&amp;&quot;].ptd&quot;" office:value-type="string" office:string-value="tsCollection[NF_DATA_0].ptd" calcext:value-type="string">
            <text:p>tsCollection[NF_DATA_0].ptd</text:p>
          </table:table-cell>
          <table:table-cell office:value-type="string" calcext:value-type="string">
            <text:p>31051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2]&amp;&quot;].ptd&quot;" office:value-type="string" office:string-value="tsCollection[NF_DATA_1].ptd" calcext:value-type="string">
            <text:p>tsCollection[NF_DATA_1].ptd</text:p>
          </table:table-cell>
          <table:table-cell office:value-type="string" calcext:value-type="string">
            <text:p>31052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3]&amp;&quot;].ptd&quot;" office:value-type="string" office:string-value="tsCollection[NF_DATA_2].ptd" calcext:value-type="string">
            <text:p>tsCollection[NF_DATA_2].ptd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4]&amp;&quot;].ptd&quot;" office:value-type="string" office:string-value="tsCollection[NF_DATA_3].ptd" calcext:value-type="string">
            <text:p>tsCollection[NF_DATA_3].ptd</text:p>
          </table:table-cell>
          <table:table-cell office:value-type="string" calcext:value-type="string">
            <text:p>31054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5]&amp;&quot;].ptd&quot;" office:value-type="string" office:string-value="tsCollection[NF_DATA_4].ptd" calcext:value-type="string">
            <text:p>tsCollection[NF_DATA_4].ptd</text:p>
          </table:table-cell>
          <table:table-cell office:value-type="string" calcext:value-type="string">
            <text:p>31055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6]&amp;&quot;].ptd&quot;" office:value-type="string" office:string-value="tsCollection[NF_DATA_5].ptd" calcext:value-type="string">
            <text:p>tsCollection[NF_DATA_5].ptd</text:p>
          </table:table-cell>
          <table:table-cell office:value-type="string" calcext:value-type="string">
            <text:p>31056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7]&amp;&quot;].ptd&quot;" office:value-type="string" office:string-value="tsCollection[NF_DATA_6].ptd" calcext:value-type="string">
            <text:p>tsCollection[NF_DATA_6].ptd</text:p>
          </table:table-cell>
          <table:table-cell office:value-type="string" calcext:value-type="string">
            <text:p>31057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8]&amp;&quot;].ptd&quot;" office:value-type="string" office:string-value="tsCollection[NF_DATA_7].ptd" calcext:value-type="string">
            <text:p>tsCollection[NF_DATA_7].ptd</text:p>
          </table:table-cell>
          <table:table-cell office:value-type="string" calcext:value-type="string">
            <text:p>31058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89]&amp;&quot;].ptd&quot;" office:value-type="string" office:string-value="tsCollection[NF_DQS].ptd" calcext:value-type="string">
            <text:p>tsCollection[NF_DQS].ptd</text:p>
          </table:table-cell>
          <table:table-cell office:value-type="string" calcext:value-type="string">
            <text:p>31059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0]&amp;&quot;].ptd&quot;" office:value-type="string" office:string-value="tsCollection[NF_RBN].ptd" calcext:value-type="string">
            <text:p>tsCollection[NF_RBN].ptd</text:p>
          </table:table-cell>
          <table:table-cell office:value-type="string" calcext:value-type="string">
            <text:p>31060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1]&amp;&quot;].ptd&quot;" office:value-type="string" office:string-value="tsCollection[NF_RE_T].ptd" calcext:value-type="string">
            <text:p>tsCollection[NF_RE_T].ptd</text:p>
          </table:table-cell>
          <table:table-cell office:value-type="string" calcext:value-type="string">
            <text:p>31061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2]&amp;&quot;].ptd&quot;" office:value-type="string" office:string-value="tsCollection[NF_WEN_T].ptd" calcext:value-type="string">
            <text:p>tsCollection[NF_WEN_T].ptd</text:p>
          </table:table-cell>
          <table:table-cell office:value-type="string" calcext:value-type="string">
            <text:p>31062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3]&amp;&quot;].ptd&quot;" office:value-type="string" office:string-value="tsCollection[NF_WPN].ptd" calcext:value-type="string">
            <text:p>tsCollection[NF_WPN].ptd</text:p>
          </table:table-cell>
          <table:table-cell office:value-type="string" calcext:value-type="string">
            <text:p>31063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4]&amp;&quot;].ptd&quot;" office:value-type="string" office:string-value="tsCollection[PTEST].ptd" calcext:value-type="string">
            <text:p>tsCollection[PTEST].ptd</text:p>
          </table:table-cell>
          <table:table-cell office:value-type="string" calcext:value-type="string">
            <text:p>31064</text:p>
          </table:table-cell>
          <table:table-cell office:value-type="string" calcext:value-type="string">
            <text:p>PTES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5]&amp;&quot;].ptd&quot;" office:value-type="string" office:string-value="tsCollection[RFCTL_0_].ptd" calcext:value-type="string">
            <text:p>tsCollection[RFCTL_0_].ptd</text:p>
          </table:table-cell>
          <table:table-cell office:value-type="string" calcext:value-type="string">
            <text:p>31065</text:p>
          </table:table-cell>
          <table:table-cell office:value-type="string" calcext:value-type="string">
            <text:p>RFCTL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6]&amp;&quot;].ptd&quot;" office:value-type="string" office:string-value="tsCollection[RFCTL_10_].ptd" calcext:value-type="string">
            <text:p>tsCollection[RFCTL_10_].ptd</text:p>
          </table:table-cell>
          <table:table-cell office:value-type="string" calcext:value-type="string">
            <text:p>31066</text:p>
          </table:table-cell>
          <table:table-cell office:value-type="string" calcext:value-type="string">
            <text:p>RFCTL_1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7]&amp;&quot;].ptd&quot;" office:value-type="string" office:string-value="tsCollection[RFCTL_11_].ptd" calcext:value-type="string">
            <text:p>tsCollection[RFCTL_11_].ptd</text:p>
          </table:table-cell>
          <table:table-cell office:value-type="string" calcext:value-type="string">
            <text:p>31067</text:p>
          </table:table-cell>
          <table:table-cell office:value-type="string" calcext:value-type="string">
            <text:p>RFCTL_1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8]&amp;&quot;].ptd&quot;" office:value-type="string" office:string-value="tsCollection[RFCTL_12_].ptd" calcext:value-type="string">
            <text:p>tsCollection[RFCTL_12_].ptd</text:p>
          </table:table-cell>
          <table:table-cell office:value-type="string" calcext:value-type="string">
            <text:p>31068</text:p>
          </table:table-cell>
          <table:table-cell office:value-type="string" calcext:value-type="string">
            <text:p>RFCTL_1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99]&amp;&quot;].ptd&quot;" office:value-type="string" office:string-value="tsCollection[RFCTL_13_].ptd" calcext:value-type="string">
            <text:p>tsCollection[RFCTL_13_].ptd</text:p>
          </table:table-cell>
          <table:table-cell office:value-type="string" calcext:value-type="string">
            <text:p>31069</text:p>
          </table:table-cell>
          <table:table-cell office:value-type="string" calcext:value-type="string">
            <text:p>RFCTL_1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0]&amp;&quot;].ptd&quot;" office:value-type="string" office:string-value="tsCollection[RFCTL_14_].ptd" calcext:value-type="string">
            <text:p>tsCollection[RFCTL_14_].ptd</text:p>
          </table:table-cell>
          <table:table-cell office:value-type="string" calcext:value-type="string">
            <text:p>31070</text:p>
          </table:table-cell>
          <table:table-cell office:value-type="string" calcext:value-type="string">
            <text:p>RFCTL_1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1]&amp;&quot;].ptd&quot;" office:value-type="string" office:string-value="tsCollection[RFCTL_15_].ptd" calcext:value-type="string">
            <text:p>tsCollection[RFCTL_15_].ptd</text:p>
          </table:table-cell>
          <table:table-cell office:value-type="string" calcext:value-type="string">
            <text:p>31071</text:p>
          </table:table-cell>
          <table:table-cell office:value-type="string" calcext:value-type="string">
            <text:p>RFCTL_15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2]&amp;&quot;].ptd&quot;" office:value-type="string" office:string-value="tsCollection[RFCTL_16_].ptd" calcext:value-type="string">
            <text:p>tsCollection[RFCTL_16_].ptd</text:p>
          </table:table-cell>
          <table:table-cell office:value-type="string" calcext:value-type="string">
            <text:p>31072</text:p>
          </table:table-cell>
          <table:table-cell office:value-type="string" calcext:value-type="string">
            <text:p>RFCTL_16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3]&amp;&quot;].ptd&quot;" office:value-type="string" office:string-value="tsCollection[RFCTL_17_].ptd" calcext:value-type="string">
            <text:p>tsCollection[RFCTL_17_].ptd</text:p>
          </table:table-cell>
          <table:table-cell office:value-type="string" calcext:value-type="string">
            <text:p>31073</text:p>
          </table:table-cell>
          <table:table-cell office:value-type="string" calcext:value-type="string">
            <text:p>RFCTL_17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4]&amp;&quot;].ptd&quot;" office:value-type="string" office:string-value="tsCollection[RFCTL_18_].ptd" calcext:value-type="string">
            <text:p>tsCollection[RFCTL_18_].ptd</text:p>
          </table:table-cell>
          <table:table-cell office:value-type="string" calcext:value-type="string">
            <text:p>31074</text:p>
          </table:table-cell>
          <table:table-cell office:value-type="string" calcext:value-type="string">
            <text:p>RFCTL_18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5]&amp;&quot;].ptd&quot;" office:value-type="string" office:string-value="tsCollection[RFCTL_19_].ptd" calcext:value-type="string">
            <text:p>tsCollection[RFCTL_19_].ptd</text:p>
          </table:table-cell>
          <table:table-cell office:value-type="string" calcext:value-type="string">
            <text:p>31075</text:p>
          </table:table-cell>
          <table:table-cell office:value-type="string" calcext:value-type="string">
            <text:p>RFCTL_19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6]&amp;&quot;].ptd&quot;" office:value-type="string" office:string-value="tsCollection[RFCTL_1_].ptd" calcext:value-type="string">
            <text:p>tsCollection[RFCTL_1_].ptd</text:p>
          </table:table-cell>
          <table:table-cell office:value-type="string" calcext:value-type="string">
            <text:p>31076</text:p>
          </table:table-cell>
          <table:table-cell office:value-type="string" calcext:value-type="string">
            <text:p>RFCTL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7]&amp;&quot;].ptd&quot;" office:value-type="string" office:string-value="tsCollection[RFCTL_2_].ptd" calcext:value-type="string">
            <text:p>tsCollection[RFCTL_2_].ptd</text:p>
          </table:table-cell>
          <table:table-cell office:value-type="string" calcext:value-type="string">
            <text:p>31077</text:p>
          </table:table-cell>
          <table:table-cell office:value-type="string" calcext:value-type="string">
            <text:p>RFCTL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8]&amp;&quot;].ptd&quot;" office:value-type="string" office:string-value="tsCollection[RFCTL_3_].ptd" calcext:value-type="string">
            <text:p>tsCollection[RFCTL_3_].ptd</text:p>
          </table:table-cell>
          <table:table-cell office:value-type="string" calcext:value-type="string">
            <text:p>31078</text:p>
          </table:table-cell>
          <table:table-cell office:value-type="string" calcext:value-type="string">
            <text:p>RFCTL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09]&amp;&quot;].ptd&quot;" office:value-type="string" office:string-value="tsCollection[RFCTL_4_].ptd" calcext:value-type="string">
            <text:p>tsCollection[RFCTL_4_].ptd</text:p>
          </table:table-cell>
          <table:table-cell office:value-type="string" calcext:value-type="string">
            <text:p>31079</text:p>
          </table:table-cell>
          <table:table-cell office:value-type="string" calcext:value-type="string">
            <text:p>RFCTL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0]&amp;&quot;].ptd&quot;" office:value-type="string" office:string-value="tsCollection[RFCTL_5_].ptd" calcext:value-type="string">
            <text:p>tsCollection[RFCTL_5_].ptd</text:p>
          </table:table-cell>
          <table:table-cell office:value-type="string" calcext:value-type="string">
            <text:p>31080</text:p>
          </table:table-cell>
          <table:table-cell office:value-type="string" calcext:value-type="string">
            <text:p>RFCTL_5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1]&amp;&quot;].ptd&quot;" office:value-type="string" office:string-value="tsCollection[RFCTL_6_].ptd" calcext:value-type="string">
            <text:p>tsCollection[RFCTL_6_].ptd</text:p>
          </table:table-cell>
          <table:table-cell office:value-type="string" calcext:value-type="string">
            <text:p>31081</text:p>
          </table:table-cell>
          <table:table-cell office:value-type="string" calcext:value-type="string">
            <text:p>RFCTL_6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2]&amp;&quot;].ptd&quot;" office:value-type="string" office:string-value="tsCollection[RFCTL_7_].ptd" calcext:value-type="string">
            <text:p>tsCollection[RFCTL_7_].ptd</text:p>
          </table:table-cell>
          <table:table-cell office:value-type="string" calcext:value-type="string">
            <text:p>31082</text:p>
          </table:table-cell>
          <table:table-cell office:value-type="string" calcext:value-type="string">
            <text:p>RFCTL_7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3]&amp;&quot;].ptd&quot;" office:value-type="string" office:string-value="tsCollection[RFCTL_8_].ptd" calcext:value-type="string">
            <text:p>tsCollection[RFCTL_8_].ptd</text:p>
          </table:table-cell>
          <table:table-cell office:value-type="string" calcext:value-type="string">
            <text:p>31083</text:p>
          </table:table-cell>
          <table:table-cell office:value-type="string" calcext:value-type="string">
            <text:p>RFCTL_8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4]&amp;&quot;].ptd&quot;" office:value-type="string" office:string-value="tsCollection[RFCTL_9_].ptd" calcext:value-type="string">
            <text:p>tsCollection[RFCTL_9_].ptd</text:p>
          </table:table-cell>
          <table:table-cell office:value-type="string" calcext:value-type="string">
            <text:p>31084</text:p>
          </table:table-cell>
          <table:table-cell office:value-type="string" calcext:value-type="string">
            <text:p>RFCTL_9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5]&amp;&quot;].ptd&quot;" office:value-type="string" office:string-value="tsCollection[RFFE0_SCK].ptd" calcext:value-type="string">
            <text:p>tsCollection[RFFE0_SCK].ptd</text:p>
          </table:table-cell>
          <table:table-cell office:value-type="string" calcext:value-type="string">
            <text:p>31085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6]&amp;&quot;].ptd&quot;" office:value-type="string" office:string-value="tsCollection[RFFE0_SDA].ptd" calcext:value-type="string">
            <text:p>tsCollection[RFFE0_SDA].ptd</text:p>
          </table:table-cell>
          <table:table-cell office:value-type="string" calcext:value-type="string">
            <text:p>31086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7]&amp;&quot;].ptd&quot;" office:value-type="string" office:string-value="tsCollection[RFSCK0].ptd" calcext:value-type="string">
            <text:p>tsCollection[RFSCK0].ptd</text:p>
          </table:table-cell>
          <table:table-cell office:value-type="string" calcext:value-type="string">
            <text:p>31087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8]&amp;&quot;].ptd&quot;" office:value-type="string" office:string-value="tsCollection[RFSDA0].ptd" calcext:value-type="string">
            <text:p>tsCollection[RFSDA0].ptd</text:p>
          </table:table-cell>
          <table:table-cell office:value-type="string" calcext:value-type="string">
            <text:p>31088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19]&amp;&quot;].ptd&quot;" office:value-type="string" office:string-value="tsCollection[RFSEN0].ptd" calcext:value-type="string">
            <text:p>tsCollection[RFSEN0].ptd</text:p>
          </table:table-cell>
          <table:table-cell office:value-type="string" calcext:value-type="string">
            <text:p>31089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0]&amp;&quot;].ptd&quot;" office:value-type="string" office:string-value="tsCollection[SCK].ptd" calcext:value-type="string">
            <text:p>tsCollection[SCK].ptd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1]&amp;&quot;].ptd&quot;" office:value-type="string" office:string-value="tsCollection[SCL0].ptd" calcext:value-type="string">
            <text:p>tsCollection[SCL0].ptd</text:p>
          </table:table-cell>
          <table:table-cell office:value-type="string" calcext:value-type="string">
            <text:p>31091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2]&amp;&quot;].ptd&quot;" office:value-type="string" office:string-value="tsCollection[SCL1].ptd" calcext:value-type="string">
            <text:p>tsCollection[SCL1].ptd</text:p>
          </table:table-cell>
          <table:table-cell office:value-type="string" calcext:value-type="string">
            <text:p>31092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3]&amp;&quot;].ptd&quot;" office:value-type="string" office:string-value="tsCollection[SD0_CLK0].ptd" calcext:value-type="string">
            <text:p>tsCollection[SD0_CLK0].ptd</text:p>
          </table:table-cell>
          <table:table-cell office:value-type="string" calcext:value-type="string">
            <text:p>31093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4]&amp;&quot;].ptd&quot;" office:value-type="string" office:string-value="tsCollection[SD0_CMD].ptd" calcext:value-type="string">
            <text:p>tsCollection[SD0_CMD].ptd</text:p>
          </table:table-cell>
          <table:table-cell office:value-type="string" calcext:value-type="string">
            <text:p>31094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5]&amp;&quot;].ptd&quot;" office:value-type="string" office:string-value="tsCollection[SD0_D_0_].ptd" calcext:value-type="string">
            <text:p>tsCollection[SD0_D_0_].ptd</text:p>
          </table:table-cell>
          <table:table-cell office:value-type="string" calcext:value-type="string">
            <text:p>31095</text:p>
          </table:table-cell>
          <table:table-cell office:value-type="string" calcext:value-type="string">
            <text:p>SD0_D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6]&amp;&quot;].ptd&quot;" office:value-type="string" office:string-value="tsCollection[SD0_D_1_].ptd" calcext:value-type="string">
            <text:p>tsCollection[SD0_D_1_].ptd</text:p>
          </table:table-cell>
          <table:table-cell office:value-type="string" calcext:value-type="string">
            <text:p>31096</text:p>
          </table:table-cell>
          <table:table-cell office:value-type="string" calcext:value-type="string">
            <text:p>SD0_D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7]&amp;&quot;].ptd&quot;" office:value-type="string" office:string-value="tsCollection[SD0_D_2_].ptd" calcext:value-type="string">
            <text:p>tsCollection[SD0_D_2_].ptd</text:p>
          </table:table-cell>
          <table:table-cell office:value-type="string" calcext:value-type="string">
            <text:p>31097</text:p>
          </table:table-cell>
          <table:table-cell office:value-type="string" calcext:value-type="string">
            <text:p>SD0_D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8]&amp;&quot;].ptd&quot;" office:value-type="string" office:string-value="tsCollection[SD0_D_3_].ptd" calcext:value-type="string">
            <text:p>tsCollection[SD0_D_3_].ptd</text:p>
          </table:table-cell>
          <table:table-cell office:value-type="string" calcext:value-type="string">
            <text:p>31098</text:p>
          </table:table-cell>
          <table:table-cell office:value-type="string" calcext:value-type="string">
            <text:p>SD0_D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29]&amp;&quot;].ptd&quot;" office:value-type="string" office:string-value="tsCollection[SD2_CLK].ptd" calcext:value-type="string">
            <text:p>tsCollection[SD2_CLK].ptd</text:p>
          </table:table-cell>
          <table:table-cell office:value-type="string" calcext:value-type="string">
            <text:p>31099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0]&amp;&quot;].ptd&quot;" office:value-type="string" office:string-value="tsCollection[SD2_CMD].ptd" calcext:value-type="string">
            <text:p>tsCollection[SD2_CMD].ptd</text:p>
          </table:table-cell>
          <table:table-cell office:value-type="string" calcext:value-type="string">
            <text:p>31100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1]&amp;&quot;].ptd&quot;" office:value-type="string" office:string-value="tsCollection[SD2_D_0_].ptd" calcext:value-type="string">
            <text:p>tsCollection[SD2_D_0_].ptd</text:p>
          </table:table-cell>
          <table:table-cell office:value-type="string" calcext:value-type="string">
            <text:p>31101</text:p>
          </table:table-cell>
          <table:table-cell office:value-type="string" calcext:value-type="string">
            <text:p>SD2_D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2]&amp;&quot;].ptd&quot;" office:value-type="string" office:string-value="tsCollection[SD2_D_1_].ptd" calcext:value-type="string">
            <text:p>tsCollection[SD2_D_1_].ptd</text:p>
          </table:table-cell>
          <table:table-cell office:value-type="string" calcext:value-type="string">
            <text:p>31102</text:p>
          </table:table-cell>
          <table:table-cell office:value-type="string" calcext:value-type="string">
            <text:p>SD2_D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3]&amp;&quot;].ptd&quot;" office:value-type="string" office:string-value="tsCollection[SD2_D_2_].ptd" calcext:value-type="string">
            <text:p>tsCollection[SD2_D_2_].ptd</text:p>
          </table:table-cell>
          <table:table-cell office:value-type="string" calcext:value-type="string">
            <text:p>31103</text:p>
          </table:table-cell>
          <table:table-cell office:value-type="string" calcext:value-type="string">
            <text:p>SD2_D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4]&amp;&quot;].ptd&quot;" office:value-type="string" office:string-value="tsCollection[SD2_D_3_].ptd" calcext:value-type="string">
            <text:p>tsCollection[SD2_D_3_].ptd</text:p>
          </table:table-cell>
          <table:table-cell office:value-type="string" calcext:value-type="string">
            <text:p>31104</text:p>
          </table:table-cell>
          <table:table-cell office:value-type="string" calcext:value-type="string">
            <text:p>SD2_D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5]&amp;&quot;].ptd&quot;" office:value-type="string" office:string-value="tsCollection[SDA0].ptd" calcext:value-type="string">
            <text:p>tsCollection[SDA0].ptd</text:p>
          </table:table-cell>
          <table:table-cell office:value-type="string" calcext:value-type="string">
            <text:p>31105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6]&amp;&quot;].ptd&quot;" office:value-type="string" office:string-value="tsCollection[SDA1].ptd" calcext:value-type="string">
            <text:p>tsCollection[SDA1].ptd</text:p>
          </table:table-cell>
          <table:table-cell office:value-type="string" calcext:value-type="string">
            <text:p>31106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7]&amp;&quot;].ptd&quot;" office:value-type="string" office:string-value="tsCollection[SDI0].ptd" calcext:value-type="string">
            <text:p>tsCollection[SDI0].ptd</text:p>
          </table:table-cell>
          <table:table-cell office:value-type="string" calcext:value-type="string">
            <text:p>31107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8]&amp;&quot;].ptd&quot;" office:value-type="string" office:string-value="tsCollection[SDI1].ptd" calcext:value-type="string">
            <text:p>tsCollection[SDI1].ptd</text:p>
          </table:table-cell>
          <table:table-cell office:value-type="string" calcext:value-type="string">
            <text:p>31108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39]&amp;&quot;].ptd&quot;" office:value-type="string" office:string-value="tsCollection[SDI2].ptd" calcext:value-type="string">
            <text:p>tsCollection[SDI2].ptd</text:p>
          </table:table-cell>
          <table:table-cell office:value-type="string" calcext:value-type="string">
            <text:p>31109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0]&amp;&quot;].ptd&quot;" office:value-type="string" office:string-value="tsCollection[SDI3].ptd" calcext:value-type="string">
            <text:p>tsCollection[SDI3].ptd</text:p>
          </table:table-cell>
          <table:table-cell office:value-type="string" calcext:value-type="string">
            <text:p>31110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1]&amp;&quot;].ptd&quot;" office:value-type="string" office:string-value="tsCollection[SIMCLK0].ptd" calcext:value-type="string">
            <text:p>tsCollection[SIMCLK0].ptd</text:p>
          </table:table-cell>
          <table:table-cell office:value-type="string" calcext:value-type="string">
            <text:p>31111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2]&amp;&quot;].ptd&quot;" office:value-type="string" office:string-value="tsCollection[SIMCLK1].ptd" calcext:value-type="string">
            <text:p>tsCollection[SIMCLK1].ptd</text:p>
          </table:table-cell>
          <table:table-cell office:value-type="string" calcext:value-type="string">
            <text:p>31112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3]&amp;&quot;].ptd&quot;" office:value-type="string" office:string-value="tsCollection[SIMDA0].ptd" calcext:value-type="string">
            <text:p>tsCollection[SIMDA0].ptd</text:p>
          </table:table-cell>
          <table:table-cell office:value-type="string" calcext:value-type="string">
            <text:p>31113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4]&amp;&quot;].ptd&quot;" office:value-type="string" office:string-value="tsCollection[SIMDA1].ptd" calcext:value-type="string">
            <text:p>tsCollection[SIMDA1].ptd</text:p>
          </table:table-cell>
          <table:table-cell office:value-type="string" calcext:value-type="string">
            <text:p>31114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5]&amp;&quot;].ptd&quot;" office:value-type="string" office:string-value="tsCollection[SIMRST0].ptd" calcext:value-type="string">
            <text:p>tsCollection[SIMRST0].ptd</text:p>
          </table:table-cell>
          <table:table-cell office:value-type="string" calcext:value-type="string">
            <text:p>31115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6]&amp;&quot;].ptd&quot;" office:value-type="string" office:string-value="tsCollection[SIMRST1].ptd" calcext:value-type="string">
            <text:p>tsCollection[SIMRST1].ptd</text:p>
          </table:table-cell>
          <table:table-cell office:value-type="string" calcext:value-type="string">
            <text:p>31116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7]&amp;&quot;].ptd&quot;" office:value-type="string" office:string-value="tsCollection[SPI0_CD].ptd" calcext:value-type="string">
            <text:p>tsCollection[SPI0_CD].ptd</text:p>
          </table:table-cell>
          <table:table-cell office:value-type="string" calcext:value-type="string">
            <text:p>31117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8]&amp;&quot;].ptd&quot;" office:value-type="string" office:string-value="tsCollection[SPI0_CLK].ptd" calcext:value-type="string">
            <text:p>tsCollection[SPI0_CLK].ptd</text:p>
          </table:table-cell>
          <table:table-cell office:value-type="string" calcext:value-type="string">
            <text:p>31118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49]&amp;&quot;].ptd&quot;" office:value-type="string" office:string-value="tsCollection[SPI0_CSN].ptd" calcext:value-type="string">
            <text:p>tsCollection[SPI0_CSN].ptd</text:p>
          </table:table-cell>
          <table:table-cell office:value-type="string" calcext:value-type="string">
            <text:p>31119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0]&amp;&quot;].ptd&quot;" office:value-type="string" office:string-value="tsCollection[SPI0_DI].ptd" calcext:value-type="string">
            <text:p>tsCollection[SPI0_DI].ptd</text:p>
          </table:table-cell>
          <table:table-cell office:value-type="string" calcext:value-type="string">
            <text:p>31120</text:p>
          </table:table-cell>
          <table:table-cell office:value-type="string" calcext:value-type="string">
            <text:p>SPI0_DI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1]&amp;&quot;].ptd&quot;" office:value-type="string" office:string-value="tsCollection[SPI0_DO].ptd" calcext:value-type="string">
            <text:p>tsCollection[SPI0_DO].ptd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SPI0_DO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2]&amp;&quot;].ptd&quot;" office:value-type="string" office:string-value="tsCollection[SSN].ptd" calcext:value-type="string">
            <text:p>tsCollection[SSN].ptd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3]&amp;&quot;].ptd&quot;" office:value-type="string" office:string-value="tsCollection[TF_DET].ptd" calcext:value-type="string">
            <text:p>tsCollection[TF_DET].ptd</text:p>
          </table:table-cell>
          <table:table-cell office:value-type="string" calcext:value-type="string">
            <text:p>31123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4]&amp;&quot;].ptd&quot;" office:value-type="string" office:string-value="tsCollection[U0CTS].ptd" calcext:value-type="string">
            <text:p>tsCollection[U0CTS].ptd</text:p>
          </table:table-cell>
          <table:table-cell office:value-type="string" calcext:value-type="string">
            <text:p>31124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5]&amp;&quot;].ptd&quot;" office:value-type="string" office:string-value="tsCollection[U0RTS].ptd" calcext:value-type="string">
            <text:p>tsCollection[U0RTS].ptd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6]&amp;&quot;].ptd&quot;" office:value-type="string" office:string-value="tsCollection[U0RXD].ptd" calcext:value-type="string">
            <text:p>tsCollection[U0RXD].ptd</text:p>
          </table:table-cell>
          <table:table-cell office:value-type="string" calcext:value-type="string">
            <text:p>31126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7]&amp;&quot;].ptd&quot;" office:value-type="string" office:string-value="tsCollection[U0TXD].ptd" calcext:value-type="string">
            <text:p>tsCollection[U0TXD].ptd</text:p>
          </table:table-cell>
          <table:table-cell office:value-type="string" calcext:value-type="string">
            <text:p>31127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8]&amp;&quot;].ptd&quot;" office:value-type="string" office:string-value="tsCollection[U1RXD].ptd" calcext:value-type="string">
            <text:p>tsCollection[U1RXD].ptd</text:p>
          </table:table-cell>
          <table:table-cell office:value-type="string" calcext:value-type="string">
            <text:p>31128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59]&amp;&quot;].ptd&quot;" office:value-type="string" office:string-value="tsCollection[U1TXD].ptd" calcext:value-type="string">
            <text:p>tsCollection[U1TXD].ptd</text:p>
          </table:table-cell>
          <table:table-cell office:value-type="string" calcext:value-type="string">
            <text:p>31129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0]&amp;&quot;].ptd&quot;" office:value-type="string" office:string-value="tsCollection[XTL_BUF_EN1].ptd" calcext:value-type="string">
            <text:p>tsCollection[XTL_BUF_EN1].ptd</text:p>
          </table:table-cell>
          <table:table-cell office:value-type="string" calcext:value-type="string">
            <text:p>31130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1]&amp;&quot;].ptd&quot;" office:value-type="string" office:string-value="tsCollection[ANA_INT].ptd" calcext:value-type="string">
            <text:p>tsCollection[ANA_INT].ptd</text:p>
          </table:table-cell>
          <table:table-cell office:value-type="string" calcext:value-type="string">
            <text:p>31131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2]&amp;&quot;].ptd&quot;" office:value-type="string" office:string-value="tsCollection[CHIP_SLEEP].ptd" calcext:value-type="string">
            <text:p>tsCollection[CHIP_SLEEP].ptd</text:p>
          </table:table-cell>
          <table:table-cell office:value-type="string" calcext:value-type="string">
            <text:p>31132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3]&amp;&quot;].ptd&quot;" office:value-type="string" office:string-value="tsCollection[CLK_32K].ptd" calcext:value-type="string">
            <text:p>tsCollection[CLK_32K].ptd</text:p>
          </table:table-cell>
          <table:table-cell office:value-type="string" calcext:value-type="string">
            <text:p>31133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4]&amp;&quot;].ptd&quot;" office:value-type="string" office:string-value="tsCollection[CLK26M_SINE0].ptd" calcext:value-type="string">
            <text:p>tsCollection[CLK26M_SINE0].ptd</text:p>
          </table:table-cell>
          <table:table-cell office:value-type="string" calcext:value-type="string">
            <text:p>31134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5]&amp;&quot;].ptd&quot;" office:value-type="string" office:string-value="tsCollection[CLK26M_SINEOUT].ptd" calcext:value-type="string">
            <text:p>tsCollection[CLK26M_SINEOUT].ptd</text:p>
          </table:table-cell>
          <table:table-cell office:value-type="string" calcext:value-type="string">
            <text:p>31135</text:p>
          </table:table-cell>
          <table:table-cell office:value-type="string" calcext:value-type="string">
            <text:p>CLK26M_SINEOU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6]&amp;&quot;].ptd&quot;" office:value-type="string" office:string-value="tsCollection[CLKOUT_TEST_MPLL].ptd" calcext:value-type="string">
            <text:p>tsCollection[CLKOUT_TEST_MPLL].ptd</text:p>
          </table:table-cell>
          <table:table-cell office:value-type="string" calcext:value-type="string">
            <text:p>31136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7]&amp;&quot;].ptd&quot;" office:value-type="string" office:string-value="tsCollection[LVDSRF_RXD0N_CAL].ptd" calcext:value-type="string">
            <text:p>tsCollection[LVDSRF_RXD0N_CAL].ptd</text:p>
          </table:table-cell>
          <table:table-cell office:value-type="string" calcext:value-type="string">
            <text:p>31137</text:p>
          </table:table-cell>
          <table:table-cell office:value-type="string" calcext:value-type="string">
            <text:p>LVDSRF_RXD0N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8]&amp;&quot;].ptd&quot;" office:value-type="string" office:string-value="tsCollection[LVDSRF_RXD0P].ptd" calcext:value-type="string">
            <text:p>tsCollection[LVDSRF_RXD0P].ptd</text:p>
          </table:table-cell>
          <table:table-cell office:value-type="string" calcext:value-type="string">
            <text:p>31138</text:p>
          </table:table-cell>
          <table:table-cell office:value-type="string" calcext:value-type="string">
            <text:p>LVDSRF_RXD0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69]&amp;&quot;].ptd&quot;" office:value-type="string" office:string-value="tsCollection[LVDSRF_RXD0P_CAL].ptd" calcext:value-type="string">
            <text:p>tsCollection[LVDSRF_RXD0P_CAL].ptd</text:p>
          </table:table-cell>
          <table:table-cell office:value-type="string" calcext:value-type="string">
            <text:p>31139</text:p>
          </table:table-cell>
          <table:table-cell office:value-type="string" calcext:value-type="string">
            <text:p>LVDSRF_RXD0P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0]&amp;&quot;].ptd&quot;" office:value-type="string" office:string-value="tsCollection[LVDSRF_TXD0N_CAL].ptd" calcext:value-type="string">
            <text:p>tsCollection[LVDSRF_TXD0N_CAL].ptd</text:p>
          </table:table-cell>
          <table:table-cell office:value-type="string" calcext:value-type="string">
            <text:p>31140</text:p>
          </table:table-cell>
          <table:table-cell office:value-type="string" calcext:value-type="string">
            <text:p>LVDSRF_TXD0N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1]&amp;&quot;].ptd&quot;" office:value-type="string" office:string-value="tsCollection[LVDSRF_TXD0P].ptd" calcext:value-type="string">
            <text:p>tsCollection[LVDSRF_TXD0P].ptd</text:p>
          </table:table-cell>
          <table:table-cell office:value-type="string" calcext:value-type="string">
            <text:p>31141</text:p>
          </table:table-cell>
          <table:table-cell office:value-type="string" calcext:value-type="string">
            <text:p>LVDSRF_TXD0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2]&amp;&quot;].ptd&quot;" office:value-type="string" office:string-value="tsCollection[LVDSRF_TXD0P_CAL].ptd" calcext:value-type="string">
            <text:p>tsCollection[LVDSRF_TXD0P_CAL].ptd</text:p>
          </table:table-cell>
          <table:table-cell office:value-type="string" calcext:value-type="string">
            <text:p>31142</text:p>
          </table:table-cell>
          <table:table-cell office:value-type="string" calcext:value-type="string">
            <text:p>LVDSRF_TXD0P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3]&amp;&quot;].ptd&quot;" office:value-type="string" office:string-value="tsCollection[PAD_LVDSRF_REXT].ptd" calcext:value-type="string">
            <text:p>tsCollection[PAD_LVDSRF_REXT].ptd</text:p>
          </table:table-cell>
          <table:table-cell office:value-type="string" calcext:value-type="string">
            <text:p>31143</text:p>
          </table:table-cell>
          <table:table-cell office:value-type="string" calcext:value-type="string">
            <text:p>PAD_LVDSRF_REX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4]&amp;&quot;].ptd&quot;" office:value-type="string" office:string-value="tsCollection[PAD_USB20_VREXT_1P8].ptd" calcext:value-type="string">
            <text:p>tsCollection[PAD_USB20_VREXT_1P8].ptd</text:p>
          </table:table-cell>
          <table:table-cell office:value-type="string" calcext:value-type="string">
            <text:p>31144</text:p>
          </table:table-cell>
          <table:table-cell office:value-type="string" calcext:value-type="string">
            <text:p>PAD_USB20_VREXT_1P8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5]&amp;&quot;].ptd&quot;" office:value-type="string" office:string-value="tsCollection[USB20_DM].ptd" calcext:value-type="string">
            <text:p>tsCollection[USB20_DM].ptd</text:p>
          </table:table-cell>
          <table:table-cell office:value-type="string" calcext:value-type="string">
            <text:p>31145</text:p>
          </table:table-cell>
          <table:table-cell office:value-type="string" calcext:value-type="string">
            <text:p>USB20_D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6]&amp;&quot;].ptd&quot;" office:value-type="string" office:string-value="tsCollection[USB20_DP].ptd" calcext:value-type="string">
            <text:p>tsCollection[USB20_DP].ptd</text:p>
          </table:table-cell>
          <table:table-cell office:value-type="string" calcext:value-type="string">
            <text:p>31146</text:p>
          </table:table-cell>
          <table:table-cell office:value-type="string" calcext:value-type="string">
            <text:p>USB20_D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7]&amp;&quot;].ptd&quot;" office:value-type="string" office:string-value="tsCollection[VREF_DQ_CA].ptd" calcext:value-type="string">
            <text:p>tsCollection[VREF_DQ_CA].ptd</text:p>
          </table:table-cell>
          <table:table-cell office:value-type="string" calcext:value-type="string">
            <text:p>31147</text:p>
          </table:table-cell>
          <table:table-cell office:value-type="string" calcext:value-type="string">
            <text:p>VREF_DQ_CA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8]&amp;&quot;].ptd&quot;" office:value-type="string" office:string-value="tsCollection[EMZQ].ptd" calcext:value-type="string">
            <text:p>tsCollection[EMZQ].ptd</text:p>
          </table:table-cell>
          <table:table-cell office:value-type="string" calcext:value-type="string">
            <text:p>31148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79]&amp;&quot;].ptd&quot;" office:value-type="string" office:string-value="tsCollection[TEMP_CS].ptd" calcext:value-type="string">
            <text:p>tsCollection[TEMP_CS].ptd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TEMP_C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0]&amp;&quot;].ptd&quot;" office:value-type="string" office:string-value="tsCollection[TEMP_DIN].ptd" calcext:value-type="string">
            <text:p>tsCollection[TEMP_DIN].ptd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TEMP_DI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1]&amp;&quot;].ptd&quot;" office:value-type="string" office:string-value="tsCollection[TEMP_DOUT].ptd" calcext:value-type="string">
            <text:p>tsCollection[TEMP_DOUT].ptd</text:p>
          </table:table-cell>
          <table:table-cell office:value-type="string" calcext:value-type="string">
            <text:p>31151</text:p>
          </table:table-cell>
          <table:table-cell office:value-type="string" calcext:value-type="string">
            <text:p>TEMP_DOU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2]&amp;&quot;].ptd&quot;" office:value-type="string" office:string-value="tsCollection[TEMP_SCLK].ptd" calcext:value-type="string">
            <text:p>tsCollection[TEMP_SCLK].ptd</text:p>
          </table:table-cell>
          <table:table-cell office:value-type="string" calcext:value-type="string">
            <text:p>31152</text:p>
          </table:table-cell>
          <table:table-cell office:value-type="string" calcext:value-type="string">
            <text:p>TEMP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3]&amp;&quot;].ptd&quot;" office:value-type="string" office:string-value="tsCollection[AWG_PU_IQ].ptd" calcext:value-type="string">
            <text:p>tsCollection[AWG_PU_IQ].ptd</text:p>
          </table:table-cell>
          <table:table-cell office:value-type="string" calcext:value-type="string">
            <text:p>31153</text:p>
          </table:table-cell>
          <table:table-cell office:value-type="string" calcext:value-type="string">
            <text:p>AWG_PU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4]&amp;&quot;].ptd&quot;" office:value-type="string" office:string-value="tsCollection[AWG_VOCM_IQ].ptd" calcext:value-type="string">
            <text:p>tsCollection[AWG_VOCM_IQ].ptd</text:p>
          </table:table-cell>
          <table:table-cell office:value-type="string" calcext:value-type="string">
            <text:p>31154</text:p>
          </table:table-cell>
          <table:table-cell office:value-type="string" calcext:value-type="string">
            <text:p>AWG_VO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5]&amp;&quot;].ptd&quot;" office:value-type="string" office:string-value="tsCollection[DAC_CM_IQ].ptd" calcext:value-type="string">
            <text:p>tsCollection[DAC_CM_IQ].ptd</text:p>
          </table:table-cell>
          <table:table-cell office:value-type="string" calcext:value-type="string">
            <text:p>31155</text:p>
          </table:table-cell>
          <table:table-cell office:value-type="string" calcext:value-type="string">
            <text:p>DAC_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6]&amp;&quot;].ptd&quot;" office:value-type="string" office:string-value="tsCollection[DGT_PU_IQ].ptd" calcext:value-type="string">
            <text:p>tsCollection[DGT_PU_IQ].ptd</text:p>
          </table:table-cell>
          <table:table-cell office:value-type="string" calcext:value-type="string">
            <text:p>31156</text:p>
          </table:table-cell>
          <table:table-cell office:value-type="string" calcext:value-type="string">
            <text:p>DGT_PU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0</text:p>
          </table:table-cell>
          <table:table-cell table:formula="of:=&quot;tsCollection[&quot;&amp;[.D187]&amp;&quot;].ptd&quot;" office:value-type="string" office:string-value="tsCollection[RX_VOCM_IQ].ptd" calcext:value-type="string">
            <text:p>tsCollection[RX_VOCM_IQ].ptd</text:p>
          </table:table-cell>
          <table:table-cell office:value-type="string" calcext:value-type="string">
            <text:p>31157</text:p>
          </table:table-cell>
          <table:table-cell office:value-type="string" calcext:value-type="string">
            <text:p>RX_VO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8]&amp;&quot;].ptd&quot;" office:value-type="string" office:string-value="tsCollection[ADI_D].ptd" calcext:value-type="string">
            <text:p>tsCollection[ADI_D].ptd</text:p>
          </table:table-cell>
          <table:table-cell office:value-type="string" calcext:value-type="string">
            <text:p>31500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89]&amp;&quot;].ptd&quot;" office:value-type="string" office:string-value="tsCollection[ADI_SCLK].ptd" calcext:value-type="string">
            <text:p>tsCollection[ADI_SCLK].ptd</text:p>
          </table:table-cell>
          <table:table-cell office:value-type="string" calcext:value-type="string">
            <text:p>31501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0]&amp;&quot;].ptd&quot;" office:value-type="string" office:string-value="tsCollection[AUD_ADD0].ptd" calcext:value-type="string">
            <text:p>tsCollection[AUD_ADD0].ptd</text:p>
          </table:table-cell>
          <table:table-cell office:value-type="string" calcext:value-type="string">
            <text:p>31502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1]&amp;&quot;].ptd&quot;" office:value-type="string" office:string-value="tsCollection[AUD_ADSYNC].ptd" calcext:value-type="string">
            <text:p>tsCollection[AUD_ADSYNC].ptd</text:p>
          </table:table-cell>
          <table:table-cell office:value-type="string" calcext:value-type="string">
            <text:p>31503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2]&amp;&quot;].ptd&quot;" office:value-type="string" office:string-value="tsCollection[AUD_DAD0].ptd" calcext:value-type="string">
            <text:p>tsCollection[AUD_DAD0].ptd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3]&amp;&quot;].ptd&quot;" office:value-type="string" office:string-value="tsCollection[AUD_DAD1].ptd" calcext:value-type="string">
            <text:p>tsCollection[AUD_DAD1].ptd</text:p>
          </table:table-cell>
          <table:table-cell office:value-type="string" calcext:value-type="string">
            <text:p>31505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4]&amp;&quot;].ptd&quot;" office:value-type="string" office:string-value="tsCollection[AUD_DASYNC].ptd" calcext:value-type="string">
            <text:p>tsCollection[AUD_DASYNC].ptd</text:p>
          </table:table-cell>
          <table:table-cell office:value-type="string" calcext:value-type="string">
            <text:p>31506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5]&amp;&quot;].ptd&quot;" office:value-type="string" office:string-value="tsCollection[AUD_SCLK].ptd" calcext:value-type="string">
            <text:p>tsCollection[AUD_SCLK].ptd</text:p>
          </table:table-cell>
          <table:table-cell office:value-type="string" calcext:value-type="string">
            <text:p>31507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6]&amp;&quot;].ptd&quot;" office:value-type="string" office:string-value="tsCollection[BUA_DET].ptd" calcext:value-type="string">
            <text:p>tsCollection[BUA_DET].ptd</text:p>
          </table:table-cell>
          <table:table-cell office:value-type="string" calcext:value-type="string">
            <text:p>31508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7]&amp;&quot;].ptd&quot;" office:value-type="string" office:string-value="tsCollection[CCIRD0].ptd" calcext:value-type="string">
            <text:p>tsCollection[CCIRD0].ptd</text:p>
          </table:table-cell>
          <table:table-cell office:value-type="string" calcext:value-type="string">
            <text:p>31509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8]&amp;&quot;].ptd&quot;" office:value-type="string" office:string-value="tsCollection[CCIRD1].ptd" calcext:value-type="string">
            <text:p>tsCollection[CCIRD1].ptd</text:p>
          </table:table-cell>
          <table:table-cell office:value-type="string" calcext:value-type="string">
            <text:p>31510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199]&amp;&quot;].ptd&quot;" office:value-type="string" office:string-value="tsCollection[CCIRD2].ptd" calcext:value-type="string">
            <text:p>tsCollection[CCIRD2].ptd</text:p>
          </table:table-cell>
          <table:table-cell office:value-type="string" calcext:value-type="string">
            <text:p>31511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0]&amp;&quot;].ptd&quot;" office:value-type="string" office:string-value="tsCollection[CCIRD3].ptd" calcext:value-type="string">
            <text:p>tsCollection[CCIRD3].ptd</text:p>
          </table:table-cell>
          <table:table-cell office:value-type="string" calcext:value-type="string">
            <text:p>31512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1]&amp;&quot;].ptd&quot;" office:value-type="string" office:string-value="tsCollection[CCIRD4].ptd" calcext:value-type="string">
            <text:p>tsCollection[CCIRD4].ptd</text:p>
          </table:table-cell>
          <table:table-cell office:value-type="string" calcext:value-type="string">
            <text:p>31513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2]&amp;&quot;].ptd&quot;" office:value-type="string" office:string-value="tsCollection[CCIRD5].ptd" calcext:value-type="string">
            <text:p>tsCollection[CCIRD5].ptd</text:p>
          </table:table-cell>
          <table:table-cell office:value-type="string" calcext:value-type="string">
            <text:p>31514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3]&amp;&quot;].ptd&quot;" office:value-type="string" office:string-value="tsCollection[CCIRD6].ptd" calcext:value-type="string">
            <text:p>tsCollection[CCIRD6].ptd</text:p>
          </table:table-cell>
          <table:table-cell office:value-type="string" calcext:value-type="string">
            <text:p>31515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4]&amp;&quot;].ptd&quot;" office:value-type="string" office:string-value="tsCollection[CCIRD7].ptd" calcext:value-type="string">
            <text:p>tsCollection[CCIRD7].ptd</text:p>
          </table:table-cell>
          <table:table-cell office:value-type="string" calcext:value-type="string">
            <text:p>31516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5]&amp;&quot;].ptd&quot;" office:value-type="string" office:string-value="tsCollection[CCIRHS].ptd" calcext:value-type="string">
            <text:p>tsCollection[CCIRHS].ptd</text:p>
          </table:table-cell>
          <table:table-cell office:value-type="string" calcext:value-type="string">
            <text:p>31517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6]&amp;&quot;].ptd&quot;" office:value-type="string" office:string-value="tsCollection[CCIRVS].ptd" calcext:value-type="string">
            <text:p>tsCollection[CCIRVS].ptd</text:p>
          </table:table-cell>
          <table:table-cell office:value-type="string" calcext:value-type="string">
            <text:p>31518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7]&amp;&quot;].ptd&quot;" office:value-type="string" office:string-value="tsCollection[CLK_AUX0].ptd" calcext:value-type="string">
            <text:p>tsCollection[CLK_AUX0].ptd</text:p>
          </table:table-cell>
          <table:table-cell office:value-type="string" calcext:value-type="string">
            <text:p>31519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8]&amp;&quot;].ptd&quot;" office:value-type="string" office:string-value="tsCollection[CMMCLK].ptd" calcext:value-type="string">
            <text:p>tsCollection[CMMCLK].ptd</text:p>
          </table:table-cell>
          <table:table-cell office:value-type="string" calcext:value-type="string">
            <text:p>31520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09]&amp;&quot;].ptd&quot;" office:value-type="string" office:string-value="tsCollection[CMPCLK].ptd" calcext:value-type="string">
            <text:p>tsCollection[CMPCLK].ptd</text:p>
          </table:table-cell>
          <table:table-cell office:value-type="string" calcext:value-type="string">
            <text:p>31521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0]&amp;&quot;].ptd&quot;" office:value-type="string" office:string-value="tsCollection[CMPD0].ptd" calcext:value-type="string">
            <text:p>tsCollection[CMPD0].ptd</text:p>
          </table:table-cell>
          <table:table-cell office:value-type="string" calcext:value-type="string">
            <text:p>31522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1]&amp;&quot;].ptd&quot;" office:value-type="string" office:string-value="tsCollection[CMRST0].ptd" calcext:value-type="string">
            <text:p>tsCollection[CMRST0].ptd</text:p>
          </table:table-cell>
          <table:table-cell office:value-type="string" calcext:value-type="string">
            <text:p>31523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2]&amp;&quot;].ptd&quot;" office:value-type="string" office:string-value="tsCollection[DSI_TE].ptd" calcext:value-type="string">
            <text:p>tsCollection[DSI_TE].ptd</text:p>
          </table:table-cell>
          <table:table-cell office:value-type="string" calcext:value-type="string">
            <text:p>31524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3]&amp;&quot;].ptd&quot;" office:value-type="string" office:string-value="tsCollection[EXTINT0].ptd" calcext:value-type="string">
            <text:p>tsCollection[EXTINT0].ptd</text:p>
          </table:table-cell>
          <table:table-cell office:value-type="string" calcext:value-type="string">
            <text:p>31525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4]&amp;&quot;].ptd&quot;" office:value-type="string" office:string-value="tsCollection[EXTINT1].ptd" calcext:value-type="string">
            <text:p>tsCollection[EXTINT1].ptd</text:p>
          </table:table-cell>
          <table:table-cell office:value-type="string" calcext:value-type="string">
            <text:p>31526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5]&amp;&quot;].ptd&quot;" office:value-type="string" office:string-value="tsCollection[EXTINT5].ptd" calcext:value-type="string">
            <text:p>tsCollection[EXTINT5].ptd</text:p>
          </table:table-cell>
          <table:table-cell office:value-type="string" calcext:value-type="string">
            <text:p>31527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6]&amp;&quot;].ptd&quot;" office:value-type="string" office:string-value="tsCollection[EXTINT6].ptd" calcext:value-type="string">
            <text:p>tsCollection[EXTINT6].ptd</text:p>
          </table:table-cell>
          <table:table-cell office:value-type="string" calcext:value-type="string">
            <text:p>31528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7]&amp;&quot;].ptd&quot;" office:value-type="string" office:string-value="tsCollection[EXT_RST_B].ptd" calcext:value-type="string">
            <text:p>tsCollection[EXT_RST_B].ptd</text:p>
          </table:table-cell>
          <table:table-cell office:value-type="string" calcext:value-type="string">
            <text:p>31529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8]&amp;&quot;].ptd&quot;" office:value-type="string" office:string-value="tsCollection[IIS1CLK].ptd" calcext:value-type="string">
            <text:p>tsCollection[IIS1CLK].ptd</text:p>
          </table:table-cell>
          <table:table-cell office:value-type="string" calcext:value-type="string">
            <text:p>31530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19]&amp;&quot;].ptd&quot;" office:value-type="string" office:string-value="tsCollection[IIS1DI].ptd" calcext:value-type="string">
            <text:p>tsCollection[IIS1DI].ptd</text:p>
          </table:table-cell>
          <table:table-cell office:value-type="string" calcext:value-type="string">
            <text:p>31531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0]&amp;&quot;].ptd&quot;" office:value-type="string" office:string-value="tsCollection[IIS1DO].ptd" calcext:value-type="string">
            <text:p>tsCollection[IIS1DO].ptd</text:p>
          </table:table-cell>
          <table:table-cell office:value-type="string" calcext:value-type="string">
            <text:p>31532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1]&amp;&quot;].ptd&quot;" office:value-type="string" office:string-value="tsCollection[IIS1LRCK].ptd" calcext:value-type="string">
            <text:p>tsCollection[IIS1LRCK].ptd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2]&amp;&quot;].ptd&quot;" office:value-type="string" office:string-value="tsCollection[KEYIN_0_].ptd" calcext:value-type="string">
            <text:p>tsCollection[KEYIN_0_].ptd</text:p>
          </table:table-cell>
          <table:table-cell office:value-type="string" calcext:value-type="string">
            <text:p>31534</text:p>
          </table:table-cell>
          <table:table-cell office:value-type="string" calcext:value-type="string">
            <text:p>KEYIN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3]&amp;&quot;].ptd&quot;" office:value-type="string" office:string-value="tsCollection[KEYIN_1_].ptd" calcext:value-type="string">
            <text:p>tsCollection[KEYIN_1_].ptd</text:p>
          </table:table-cell>
          <table:table-cell office:value-type="string" calcext:value-type="string">
            <text:p>31535</text:p>
          </table:table-cell>
          <table:table-cell office:value-type="string" calcext:value-type="string">
            <text:p>KEYIN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4]&amp;&quot;].ptd&quot;" office:value-type="string" office:string-value="tsCollection[KEYIN_2_].ptd" calcext:value-type="string">
            <text:p>tsCollection[KEYIN_2_].ptd</text:p>
          </table:table-cell>
          <table:table-cell office:value-type="string" calcext:value-type="string">
            <text:p>31536</text:p>
          </table:table-cell>
          <table:table-cell office:value-type="string" calcext:value-type="string">
            <text:p>KEYIN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5]&amp;&quot;].ptd&quot;" office:value-type="string" office:string-value="tsCollection[KEYIN_3_].ptd" calcext:value-type="string">
            <text:p>tsCollection[KEYIN_3_].ptd</text:p>
          </table:table-cell>
          <table:table-cell office:value-type="string" calcext:value-type="string">
            <text:p>31537</text:p>
          </table:table-cell>
          <table:table-cell office:value-type="string" calcext:value-type="string">
            <text:p>KEYIN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6]&amp;&quot;].ptd&quot;" office:value-type="string" office:string-value="tsCollection[KEYIN_4_].ptd" calcext:value-type="string">
            <text:p>tsCollection[KEYIN_4_].ptd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KEYIN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7]&amp;&quot;].ptd&quot;" office:value-type="string" office:string-value="tsCollection[KEYOUT_0_].ptd" calcext:value-type="string">
            <text:p>tsCollection[KEYOUT_0_].ptd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KEYOUT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8]&amp;&quot;].ptd&quot;" office:value-type="string" office:string-value="tsCollection[KEYOUT_1_].ptd" calcext:value-type="string">
            <text:p>tsCollection[KEYOUT_1_].ptd</text:p>
          </table:table-cell>
          <table:table-cell office:value-type="string" calcext:value-type="string">
            <text:p>31540</text:p>
          </table:table-cell>
          <table:table-cell office:value-type="string" calcext:value-type="string">
            <text:p>KEYOUT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29]&amp;&quot;].ptd&quot;" office:value-type="string" office:string-value="tsCollection[KEYOUT_2_].ptd" calcext:value-type="string">
            <text:p>tsCollection[KEYOUT_2_].ptd</text:p>
          </table:table-cell>
          <table:table-cell office:value-type="string" calcext:value-type="string">
            <text:p>31541</text:p>
          </table:table-cell>
          <table:table-cell office:value-type="string" calcext:value-type="string">
            <text:p>KEYOUT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0]&amp;&quot;].ptd&quot;" office:value-type="string" office:string-value="tsCollection[KEYOUT_3_].ptd" calcext:value-type="string">
            <text:p>tsCollection[KEYOUT_3_].ptd</text:p>
          </table:table-cell>
          <table:table-cell office:value-type="string" calcext:value-type="string">
            <text:p>31542</text:p>
          </table:table-cell>
          <table:table-cell office:value-type="string" calcext:value-type="string">
            <text:p>KEYOUT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1]&amp;&quot;].ptd&quot;" office:value-type="string" office:string-value="tsCollection[KEYOUT_4_].ptd" calcext:value-type="string">
            <text:p>tsCollection[KEYOUT_4_].ptd</text:p>
          </table:table-cell>
          <table:table-cell office:value-type="string" calcext:value-type="string">
            <text:p>31543</text:p>
          </table:table-cell>
          <table:table-cell office:value-type="string" calcext:value-type="string">
            <text:p>KEYOUT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2]&amp;&quot;].ptd&quot;" office:value-type="string" office:string-value="tsCollection[LCM_RSTN].ptd" calcext:value-type="string">
            <text:p>tsCollection[LCM_RSTN].ptd</text:p>
          </table:table-cell>
          <table:table-cell office:value-type="string" calcext:value-type="string">
            <text:p>31544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3]&amp;&quot;].ptd&quot;" office:value-type="string" office:string-value="tsCollection[MTCK_ARM].ptd" calcext:value-type="string">
            <text:p>tsCollection[MTCK_ARM].ptd</text:p>
          </table:table-cell>
          <table:table-cell office:value-type="string" calcext:value-type="string">
            <text:p>31545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4]&amp;&quot;].ptd&quot;" office:value-type="string" office:string-value="tsCollection[MTMS_ARM].ptd" calcext:value-type="string">
            <text:p>tsCollection[MTMS_ARM].ptd</text:p>
          </table:table-cell>
          <table:table-cell office:value-type="string" calcext:value-type="string">
            <text:p>31546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5]&amp;&quot;].ptd&quot;" office:value-type="string" office:string-value="tsCollection[NF_ALE].ptd" calcext:value-type="string">
            <text:p>tsCollection[NF_ALE].ptd</text:p>
          </table:table-cell>
          <table:table-cell office:value-type="string" calcext:value-type="string">
            <text:p>31547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6]&amp;&quot;].ptd&quot;" office:value-type="string" office:string-value="tsCollection[NF_CEN0].ptd" calcext:value-type="string">
            <text:p>tsCollection[NF_CEN0].ptd</text:p>
          </table:table-cell>
          <table:table-cell office:value-type="string" calcext:value-type="string">
            <text:p>31548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7]&amp;&quot;].ptd&quot;" office:value-type="string" office:string-value="tsCollection[NF_CEN1].ptd" calcext:value-type="string">
            <text:p>tsCollection[NF_CEN1].ptd</text:p>
          </table:table-cell>
          <table:table-cell office:value-type="string" calcext:value-type="string">
            <text:p>31549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8]&amp;&quot;].ptd&quot;" office:value-type="string" office:string-value="tsCollection[NF_CLE].ptd" calcext:value-type="string">
            <text:p>tsCollection[NF_CLE].ptd</text:p>
          </table:table-cell>
          <table:table-cell office:value-type="string" calcext:value-type="string">
            <text:p>31550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39]&amp;&quot;].ptd&quot;" office:value-type="string" office:string-value="tsCollection[NF_DATA_0].ptd" calcext:value-type="string">
            <text:p>tsCollection[NF_DATA_0].ptd</text:p>
          </table:table-cell>
          <table:table-cell office:value-type="string" calcext:value-type="string">
            <text:p>31551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0]&amp;&quot;].ptd&quot;" office:value-type="string" office:string-value="tsCollection[NF_DATA_1].ptd" calcext:value-type="string">
            <text:p>tsCollection[NF_DATA_1].ptd</text:p>
          </table:table-cell>
          <table:table-cell office:value-type="string" calcext:value-type="string">
            <text:p>31552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1]&amp;&quot;].ptd&quot;" office:value-type="string" office:string-value="tsCollection[NF_DATA_2].ptd" calcext:value-type="string">
            <text:p>tsCollection[NF_DATA_2].ptd</text:p>
          </table:table-cell>
          <table:table-cell office:value-type="string" calcext:value-type="string">
            <text:p>31553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2]&amp;&quot;].ptd&quot;" office:value-type="string" office:string-value="tsCollection[NF_DATA_3].ptd" calcext:value-type="string">
            <text:p>tsCollection[NF_DATA_3].ptd</text:p>
          </table:table-cell>
          <table:table-cell office:value-type="string" calcext:value-type="string">
            <text:p>31554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3]&amp;&quot;].ptd&quot;" office:value-type="string" office:string-value="tsCollection[NF_DATA_4].ptd" calcext:value-type="string">
            <text:p>tsCollection[NF_DATA_4].ptd</text:p>
          </table:table-cell>
          <table:table-cell office:value-type="string" calcext:value-type="string">
            <text:p>31555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4]&amp;&quot;].ptd&quot;" office:value-type="string" office:string-value="tsCollection[NF_DATA_5].ptd" calcext:value-type="string">
            <text:p>tsCollection[NF_DATA_5].ptd</text:p>
          </table:table-cell>
          <table:table-cell office:value-type="string" calcext:value-type="string">
            <text:p>31556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5]&amp;&quot;].ptd&quot;" office:value-type="string" office:string-value="tsCollection[NF_DATA_6].ptd" calcext:value-type="string">
            <text:p>tsCollection[NF_DATA_6].ptd</text:p>
          </table:table-cell>
          <table:table-cell office:value-type="string" calcext:value-type="string">
            <text:p>31557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6]&amp;&quot;].ptd&quot;" office:value-type="string" office:string-value="tsCollection[NF_DATA_7].ptd" calcext:value-type="string">
            <text:p>tsCollection[NF_DATA_7].ptd</text:p>
          </table:table-cell>
          <table:table-cell office:value-type="string" calcext:value-type="string">
            <text:p>31558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7]&amp;&quot;].ptd&quot;" office:value-type="string" office:string-value="tsCollection[NF_DQS].ptd" calcext:value-type="string">
            <text:p>tsCollection[NF_DQS].ptd</text:p>
          </table:table-cell>
          <table:table-cell office:value-type="string" calcext:value-type="string">
            <text:p>31559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8]&amp;&quot;].ptd&quot;" office:value-type="string" office:string-value="tsCollection[NF_RBN].ptd" calcext:value-type="string">
            <text:p>tsCollection[NF_RBN].ptd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49]&amp;&quot;].ptd&quot;" office:value-type="string" office:string-value="tsCollection[NF_RE_T].ptd" calcext:value-type="string">
            <text:p>tsCollection[NF_RE_T].ptd</text:p>
          </table:table-cell>
          <table:table-cell office:value-type="string" calcext:value-type="string">
            <text:p>31561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0]&amp;&quot;].ptd&quot;" office:value-type="string" office:string-value="tsCollection[NF_WEN_T].ptd" calcext:value-type="string">
            <text:p>tsCollection[NF_WEN_T].ptd</text:p>
          </table:table-cell>
          <table:table-cell office:value-type="string" calcext:value-type="string">
            <text:p>31562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1]&amp;&quot;].ptd&quot;" office:value-type="string" office:string-value="tsCollection[NF_WPN].ptd" calcext:value-type="string">
            <text:p>tsCollection[NF_WPN].ptd</text:p>
          </table:table-cell>
          <table:table-cell office:value-type="string" calcext:value-type="string">
            <text:p>31563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2]&amp;&quot;].ptd&quot;" office:value-type="string" office:string-value="tsCollection[PTEST].ptd" calcext:value-type="string">
            <text:p>tsCollection[PTEST].ptd</text:p>
          </table:table-cell>
          <table:table-cell office:value-type="string" calcext:value-type="string">
            <text:p>31564</text:p>
          </table:table-cell>
          <table:table-cell office:value-type="string" calcext:value-type="string">
            <text:p>PTES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3]&amp;&quot;].ptd&quot;" office:value-type="string" office:string-value="tsCollection[RFCTL_0_].ptd" calcext:value-type="string">
            <text:p>tsCollection[RFCTL_0_].ptd</text:p>
          </table:table-cell>
          <table:table-cell office:value-type="string" calcext:value-type="string">
            <text:p>31565</text:p>
          </table:table-cell>
          <table:table-cell office:value-type="string" calcext:value-type="string">
            <text:p>RFCTL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4]&amp;&quot;].ptd&quot;" office:value-type="string" office:string-value="tsCollection[RFCTL_10_].ptd" calcext:value-type="string">
            <text:p>tsCollection[RFCTL_10_].ptd</text:p>
          </table:table-cell>
          <table:table-cell office:value-type="string" calcext:value-type="string">
            <text:p>31566</text:p>
          </table:table-cell>
          <table:table-cell office:value-type="string" calcext:value-type="string">
            <text:p>RFCTL_1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5]&amp;&quot;].ptd&quot;" office:value-type="string" office:string-value="tsCollection[RFCTL_11_].ptd" calcext:value-type="string">
            <text:p>tsCollection[RFCTL_11_].ptd</text:p>
          </table:table-cell>
          <table:table-cell office:value-type="string" calcext:value-type="string">
            <text:p>31567</text:p>
          </table:table-cell>
          <table:table-cell office:value-type="string" calcext:value-type="string">
            <text:p>RFCTL_1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6]&amp;&quot;].ptd&quot;" office:value-type="string" office:string-value="tsCollection[RFCTL_12_].ptd" calcext:value-type="string">
            <text:p>tsCollection[RFCTL_12_].ptd</text:p>
          </table:table-cell>
          <table:table-cell office:value-type="string" calcext:value-type="string">
            <text:p>31568</text:p>
          </table:table-cell>
          <table:table-cell office:value-type="string" calcext:value-type="string">
            <text:p>RFCTL_1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7]&amp;&quot;].ptd&quot;" office:value-type="string" office:string-value="tsCollection[RFCTL_13_].ptd" calcext:value-type="string">
            <text:p>tsCollection[RFCTL_13_].ptd</text:p>
          </table:table-cell>
          <table:table-cell office:value-type="string" calcext:value-type="string">
            <text:p>31569</text:p>
          </table:table-cell>
          <table:table-cell office:value-type="string" calcext:value-type="string">
            <text:p>RFCTL_1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8]&amp;&quot;].ptd&quot;" office:value-type="string" office:string-value="tsCollection[RFCTL_14_].ptd" calcext:value-type="string">
            <text:p>tsCollection[RFCTL_14_].ptd</text:p>
          </table:table-cell>
          <table:table-cell office:value-type="string" calcext:value-type="string">
            <text:p>31570</text:p>
          </table:table-cell>
          <table:table-cell office:value-type="string" calcext:value-type="string">
            <text:p>RFCTL_1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59]&amp;&quot;].ptd&quot;" office:value-type="string" office:string-value="tsCollection[RFCTL_15_].ptd" calcext:value-type="string">
            <text:p>tsCollection[RFCTL_15_].ptd</text:p>
          </table:table-cell>
          <table:table-cell office:value-type="string" calcext:value-type="string">
            <text:p>31571</text:p>
          </table:table-cell>
          <table:table-cell office:value-type="string" calcext:value-type="string">
            <text:p>RFCTL_15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0]&amp;&quot;].ptd&quot;" office:value-type="string" office:string-value="tsCollection[RFCTL_16_].ptd" calcext:value-type="string">
            <text:p>tsCollection[RFCTL_16_].ptd</text:p>
          </table:table-cell>
          <table:table-cell office:value-type="string" calcext:value-type="string">
            <text:p>31572</text:p>
          </table:table-cell>
          <table:table-cell office:value-type="string" calcext:value-type="string">
            <text:p>RFCTL_16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1]&amp;&quot;].ptd&quot;" office:value-type="string" office:string-value="tsCollection[RFCTL_17_].ptd" calcext:value-type="string">
            <text:p>tsCollection[RFCTL_17_].ptd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RFCTL_17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2]&amp;&quot;].ptd&quot;" office:value-type="string" office:string-value="tsCollection[RFCTL_18_].ptd" calcext:value-type="string">
            <text:p>tsCollection[RFCTL_18_].ptd</text:p>
          </table:table-cell>
          <table:table-cell office:value-type="string" calcext:value-type="string">
            <text:p>31574</text:p>
          </table:table-cell>
          <table:table-cell office:value-type="string" calcext:value-type="string">
            <text:p>RFCTL_18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3]&amp;&quot;].ptd&quot;" office:value-type="string" office:string-value="tsCollection[RFCTL_19_].ptd" calcext:value-type="string">
            <text:p>tsCollection[RFCTL_19_].ptd</text:p>
          </table:table-cell>
          <table:table-cell office:value-type="string" calcext:value-type="string">
            <text:p>31575</text:p>
          </table:table-cell>
          <table:table-cell office:value-type="string" calcext:value-type="string">
            <text:p>RFCTL_19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4]&amp;&quot;].ptd&quot;" office:value-type="string" office:string-value="tsCollection[RFCTL_1_].ptd" calcext:value-type="string">
            <text:p>tsCollection[RFCTL_1_].ptd</text:p>
          </table:table-cell>
          <table:table-cell office:value-type="string" calcext:value-type="string">
            <text:p>31576</text:p>
          </table:table-cell>
          <table:table-cell office:value-type="string" calcext:value-type="string">
            <text:p>RFCTL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5]&amp;&quot;].ptd&quot;" office:value-type="string" office:string-value="tsCollection[RFCTL_2_].ptd" calcext:value-type="string">
            <text:p>tsCollection[RFCTL_2_].ptd</text:p>
          </table:table-cell>
          <table:table-cell office:value-type="string" calcext:value-type="string">
            <text:p>31577</text:p>
          </table:table-cell>
          <table:table-cell office:value-type="string" calcext:value-type="string">
            <text:p>RFCTL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6]&amp;&quot;].ptd&quot;" office:value-type="string" office:string-value="tsCollection[RFCTL_3_].ptd" calcext:value-type="string">
            <text:p>tsCollection[RFCTL_3_].ptd</text:p>
          </table:table-cell>
          <table:table-cell office:value-type="string" calcext:value-type="string">
            <text:p>31578</text:p>
          </table:table-cell>
          <table:table-cell office:value-type="string" calcext:value-type="string">
            <text:p>RFCTL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7]&amp;&quot;].ptd&quot;" office:value-type="string" office:string-value="tsCollection[RFCTL_4_].ptd" calcext:value-type="string">
            <text:p>tsCollection[RFCTL_4_].ptd</text:p>
          </table:table-cell>
          <table:table-cell office:value-type="string" calcext:value-type="string">
            <text:p>31579</text:p>
          </table:table-cell>
          <table:table-cell office:value-type="string" calcext:value-type="string">
            <text:p>RFCTL_4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8]&amp;&quot;].ptd&quot;" office:value-type="string" office:string-value="tsCollection[RFCTL_5_].ptd" calcext:value-type="string">
            <text:p>tsCollection[RFCTL_5_].ptd</text:p>
          </table:table-cell>
          <table:table-cell office:value-type="string" calcext:value-type="string">
            <text:p>31580</text:p>
          </table:table-cell>
          <table:table-cell office:value-type="string" calcext:value-type="string">
            <text:p>RFCTL_5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69]&amp;&quot;].ptd&quot;" office:value-type="string" office:string-value="tsCollection[RFCTL_6_].ptd" calcext:value-type="string">
            <text:p>tsCollection[RFCTL_6_].ptd</text:p>
          </table:table-cell>
          <table:table-cell office:value-type="string" calcext:value-type="string">
            <text:p>31581</text:p>
          </table:table-cell>
          <table:table-cell office:value-type="string" calcext:value-type="string">
            <text:p>RFCTL_6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0]&amp;&quot;].ptd&quot;" office:value-type="string" office:string-value="tsCollection[RFCTL_7_].ptd" calcext:value-type="string">
            <text:p>tsCollection[RFCTL_7_].ptd</text:p>
          </table:table-cell>
          <table:table-cell office:value-type="string" calcext:value-type="string">
            <text:p>31582</text:p>
          </table:table-cell>
          <table:table-cell office:value-type="string" calcext:value-type="string">
            <text:p>RFCTL_7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1]&amp;&quot;].ptd&quot;" office:value-type="string" office:string-value="tsCollection[RFCTL_8_].ptd" calcext:value-type="string">
            <text:p>tsCollection[RFCTL_8_].ptd</text:p>
          </table:table-cell>
          <table:table-cell office:value-type="string" calcext:value-type="string">
            <text:p>31583</text:p>
          </table:table-cell>
          <table:table-cell office:value-type="string" calcext:value-type="string">
            <text:p>RFCTL_8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2]&amp;&quot;].ptd&quot;" office:value-type="string" office:string-value="tsCollection[RFCTL_9_].ptd" calcext:value-type="string">
            <text:p>tsCollection[RFCTL_9_].ptd</text:p>
          </table:table-cell>
          <table:table-cell office:value-type="string" calcext:value-type="string">
            <text:p>31584</text:p>
          </table:table-cell>
          <table:table-cell office:value-type="string" calcext:value-type="string">
            <text:p>RFCTL_9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3]&amp;&quot;].ptd&quot;" office:value-type="string" office:string-value="tsCollection[RFFE0_SCK].ptd" calcext:value-type="string">
            <text:p>tsCollection[RFFE0_SCK].ptd</text:p>
          </table:table-cell>
          <table:table-cell office:value-type="string" calcext:value-type="string">
            <text:p>31585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4]&amp;&quot;].ptd&quot;" office:value-type="string" office:string-value="tsCollection[RFFE0_SDA].ptd" calcext:value-type="string">
            <text:p>tsCollection[RFFE0_SDA].ptd</text:p>
          </table:table-cell>
          <table:table-cell office:value-type="string" calcext:value-type="string">
            <text:p>31586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5]&amp;&quot;].ptd&quot;" office:value-type="string" office:string-value="tsCollection[RFSCK0].ptd" calcext:value-type="string">
            <text:p>tsCollection[RFSCK0].ptd</text:p>
          </table:table-cell>
          <table:table-cell office:value-type="string" calcext:value-type="string">
            <text:p>31587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6]&amp;&quot;].ptd&quot;" office:value-type="string" office:string-value="tsCollection[RFSDA0].ptd" calcext:value-type="string">
            <text:p>tsCollection[RFSDA0].ptd</text:p>
          </table:table-cell>
          <table:table-cell office:value-type="string" calcext:value-type="string">
            <text:p>31588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7]&amp;&quot;].ptd&quot;" office:value-type="string" office:string-value="tsCollection[RFSEN0].ptd" calcext:value-type="string">
            <text:p>tsCollection[RFSEN0].ptd</text:p>
          </table:table-cell>
          <table:table-cell office:value-type="string" calcext:value-type="string">
            <text:p>31589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8]&amp;&quot;].ptd&quot;" office:value-type="string" office:string-value="tsCollection[SCK].ptd" calcext:value-type="string">
            <text:p>tsCollection[SCK].ptd</text:p>
          </table:table-cell>
          <table:table-cell office:value-type="string" calcext:value-type="string">
            <text:p>31590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79]&amp;&quot;].ptd&quot;" office:value-type="string" office:string-value="tsCollection[SCL0].ptd" calcext:value-type="string">
            <text:p>tsCollection[SCL0].ptd</text:p>
          </table:table-cell>
          <table:table-cell office:value-type="string" calcext:value-type="string">
            <text:p>31591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0]&amp;&quot;].ptd&quot;" office:value-type="string" office:string-value="tsCollection[SCL1].ptd" calcext:value-type="string">
            <text:p>tsCollection[SCL1].ptd</text:p>
          </table:table-cell>
          <table:table-cell office:value-type="string" calcext:value-type="string">
            <text:p>31592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1]&amp;&quot;].ptd&quot;" office:value-type="string" office:string-value="tsCollection[SD0_CLK0].ptd" calcext:value-type="string">
            <text:p>tsCollection[SD0_CLK0].ptd</text:p>
          </table:table-cell>
          <table:table-cell office:value-type="string" calcext:value-type="string">
            <text:p>31593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2]&amp;&quot;].ptd&quot;" office:value-type="string" office:string-value="tsCollection[SD0_CMD].ptd" calcext:value-type="string">
            <text:p>tsCollection[SD0_CMD].ptd</text:p>
          </table:table-cell>
          <table:table-cell office:value-type="string" calcext:value-type="string">
            <text:p>31594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3]&amp;&quot;].ptd&quot;" office:value-type="string" office:string-value="tsCollection[SD0_D_0_].ptd" calcext:value-type="string">
            <text:p>tsCollection[SD0_D_0_].ptd</text:p>
          </table:table-cell>
          <table:table-cell office:value-type="string" calcext:value-type="string">
            <text:p>31595</text:p>
          </table:table-cell>
          <table:table-cell office:value-type="string" calcext:value-type="string">
            <text:p>SD0_D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4]&amp;&quot;].ptd&quot;" office:value-type="string" office:string-value="tsCollection[SD0_D_1_].ptd" calcext:value-type="string">
            <text:p>tsCollection[SD0_D_1_].ptd</text:p>
          </table:table-cell>
          <table:table-cell office:value-type="string" calcext:value-type="string">
            <text:p>31596</text:p>
          </table:table-cell>
          <table:table-cell office:value-type="string" calcext:value-type="string">
            <text:p>SD0_D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5]&amp;&quot;].ptd&quot;" office:value-type="string" office:string-value="tsCollection[SD0_D_2_].ptd" calcext:value-type="string">
            <text:p>tsCollection[SD0_D_2_].ptd</text:p>
          </table:table-cell>
          <table:table-cell office:value-type="string" calcext:value-type="string">
            <text:p>31597</text:p>
          </table:table-cell>
          <table:table-cell office:value-type="string" calcext:value-type="string">
            <text:p>SD0_D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6]&amp;&quot;].ptd&quot;" office:value-type="string" office:string-value="tsCollection[SD0_D_3_].ptd" calcext:value-type="string">
            <text:p>tsCollection[SD0_D_3_].ptd</text:p>
          </table:table-cell>
          <table:table-cell office:value-type="string" calcext:value-type="string">
            <text:p>31598</text:p>
          </table:table-cell>
          <table:table-cell office:value-type="string" calcext:value-type="string">
            <text:p>SD0_D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7]&amp;&quot;].ptd&quot;" office:value-type="string" office:string-value="tsCollection[SD2_CLK].ptd" calcext:value-type="string">
            <text:p>tsCollection[SD2_CLK].ptd</text:p>
          </table:table-cell>
          <table:table-cell office:value-type="string" calcext:value-type="string">
            <text:p>31599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8]&amp;&quot;].ptd&quot;" office:value-type="string" office:string-value="tsCollection[SD2_CMD].ptd" calcext:value-type="string">
            <text:p>tsCollection[SD2_CMD].ptd</text:p>
          </table:table-cell>
          <table:table-cell office:value-type="string" calcext:value-type="string">
            <text:p>31600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89]&amp;&quot;].ptd&quot;" office:value-type="string" office:string-value="tsCollection[SD2_D_0_].ptd" calcext:value-type="string">
            <text:p>tsCollection[SD2_D_0_].ptd</text:p>
          </table:table-cell>
          <table:table-cell office:value-type="string" calcext:value-type="string">
            <text:p>31601</text:p>
          </table:table-cell>
          <table:table-cell office:value-type="string" calcext:value-type="string">
            <text:p>SD2_D_0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0]&amp;&quot;].ptd&quot;" office:value-type="string" office:string-value="tsCollection[SD2_D_1_].ptd" calcext:value-type="string">
            <text:p>tsCollection[SD2_D_1_].ptd</text:p>
          </table:table-cell>
          <table:table-cell office:value-type="string" calcext:value-type="string">
            <text:p>31602</text:p>
          </table:table-cell>
          <table:table-cell office:value-type="string" calcext:value-type="string">
            <text:p>SD2_D_1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1]&amp;&quot;].ptd&quot;" office:value-type="string" office:string-value="tsCollection[SD2_D_2_].ptd" calcext:value-type="string">
            <text:p>tsCollection[SD2_D_2_].ptd</text:p>
          </table:table-cell>
          <table:table-cell office:value-type="string" calcext:value-type="string">
            <text:p>31603</text:p>
          </table:table-cell>
          <table:table-cell office:value-type="string" calcext:value-type="string">
            <text:p>SD2_D_2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2]&amp;&quot;].ptd&quot;" office:value-type="string" office:string-value="tsCollection[SD2_D_3_].ptd" calcext:value-type="string">
            <text:p>tsCollection[SD2_D_3_].ptd</text:p>
          </table:table-cell>
          <table:table-cell office:value-type="string" calcext:value-type="string">
            <text:p>31604</text:p>
          </table:table-cell>
          <table:table-cell office:value-type="string" calcext:value-type="string">
            <text:p>SD2_D_3_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3]&amp;&quot;].ptd&quot;" office:value-type="string" office:string-value="tsCollection[SDA0].ptd" calcext:value-type="string">
            <text:p>tsCollection[SDA0].ptd</text:p>
          </table:table-cell>
          <table:table-cell office:value-type="string" calcext:value-type="string">
            <text:p>31605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4]&amp;&quot;].ptd&quot;" office:value-type="string" office:string-value="tsCollection[SDA1].ptd" calcext:value-type="string">
            <text:p>tsCollection[SDA1].ptd</text:p>
          </table:table-cell>
          <table:table-cell office:value-type="string" calcext:value-type="string">
            <text:p>31606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5]&amp;&quot;].ptd&quot;" office:value-type="string" office:string-value="tsCollection[SDI0].ptd" calcext:value-type="string">
            <text:p>tsCollection[SDI0].ptd</text:p>
          </table:table-cell>
          <table:table-cell office:value-type="string" calcext:value-type="string">
            <text:p>31607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6]&amp;&quot;].ptd&quot;" office:value-type="string" office:string-value="tsCollection[SDI1].ptd" calcext:value-type="string">
            <text:p>tsCollection[SDI1].ptd</text:p>
          </table:table-cell>
          <table:table-cell office:value-type="string" calcext:value-type="string">
            <text:p>31608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7]&amp;&quot;].ptd&quot;" office:value-type="string" office:string-value="tsCollection[SDI2].ptd" calcext:value-type="string">
            <text:p>tsCollection[SDI2].ptd</text:p>
          </table:table-cell>
          <table:table-cell office:value-type="string" calcext:value-type="string">
            <text:p>31609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8]&amp;&quot;].ptd&quot;" office:value-type="string" office:string-value="tsCollection[SDI3].ptd" calcext:value-type="string">
            <text:p>tsCollection[SDI3].ptd</text:p>
          </table:table-cell>
          <table:table-cell office:value-type="string" calcext:value-type="string">
            <text:p>31610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299]&amp;&quot;].ptd&quot;" office:value-type="string" office:string-value="tsCollection[SIMCLK0].ptd" calcext:value-type="string">
            <text:p>tsCollection[SIMCLK0].ptd</text:p>
          </table:table-cell>
          <table:table-cell office:value-type="string" calcext:value-type="string">
            <text:p>31611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0]&amp;&quot;].ptd&quot;" office:value-type="string" office:string-value="tsCollection[SIMCLK1].ptd" calcext:value-type="string">
            <text:p>tsCollection[SIMCLK1].ptd</text:p>
          </table:table-cell>
          <table:table-cell office:value-type="string" calcext:value-type="string">
            <text:p>31612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1]&amp;&quot;].ptd&quot;" office:value-type="string" office:string-value="tsCollection[SIMDA0].ptd" calcext:value-type="string">
            <text:p>tsCollection[SIMDA0].ptd</text:p>
          </table:table-cell>
          <table:table-cell office:value-type="string" calcext:value-type="string">
            <text:p>31613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2]&amp;&quot;].ptd&quot;" office:value-type="string" office:string-value="tsCollection[SIMDA1].ptd" calcext:value-type="string">
            <text:p>tsCollection[SIMDA1].ptd</text:p>
          </table:table-cell>
          <table:table-cell office:value-type="string" calcext:value-type="string">
            <text:p>31614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3]&amp;&quot;].ptd&quot;" office:value-type="string" office:string-value="tsCollection[SIMRST0].ptd" calcext:value-type="string">
            <text:p>tsCollection[SIMRST0].ptd</text:p>
          </table:table-cell>
          <table:table-cell office:value-type="string" calcext:value-type="string">
            <text:p>31615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4]&amp;&quot;].ptd&quot;" office:value-type="string" office:string-value="tsCollection[SIMRST1].ptd" calcext:value-type="string">
            <text:p>tsCollection[SIMRST1].ptd</text:p>
          </table:table-cell>
          <table:table-cell office:value-type="string" calcext:value-type="string">
            <text:p>31616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5]&amp;&quot;].ptd&quot;" office:value-type="string" office:string-value="tsCollection[SPI0_CD].ptd" calcext:value-type="string">
            <text:p>tsCollection[SPI0_CD].ptd</text:p>
          </table:table-cell>
          <table:table-cell office:value-type="string" calcext:value-type="string">
            <text:p>31617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6]&amp;&quot;].ptd&quot;" office:value-type="string" office:string-value="tsCollection[SPI0_CLK].ptd" calcext:value-type="string">
            <text:p>tsCollection[SPI0_CLK].ptd</text:p>
          </table:table-cell>
          <table:table-cell office:value-type="string" calcext:value-type="string">
            <text:p>31618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7]&amp;&quot;].ptd&quot;" office:value-type="string" office:string-value="tsCollection[SPI0_CSN].ptd" calcext:value-type="string">
            <text:p>tsCollection[SPI0_CSN].ptd</text:p>
          </table:table-cell>
          <table:table-cell office:value-type="string" calcext:value-type="string">
            <text:p>31619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8]&amp;&quot;].ptd&quot;" office:value-type="string" office:string-value="tsCollection[SPI0_DI].ptd" calcext:value-type="string">
            <text:p>tsCollection[SPI0_DI].ptd</text:p>
          </table:table-cell>
          <table:table-cell office:value-type="string" calcext:value-type="string">
            <text:p>31620</text:p>
          </table:table-cell>
          <table:table-cell office:value-type="string" calcext:value-type="string">
            <text:p>SPI0_DI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09]&amp;&quot;].ptd&quot;" office:value-type="string" office:string-value="tsCollection[SPI0_DO].ptd" calcext:value-type="string">
            <text:p>tsCollection[SPI0_DO].ptd</text:p>
          </table:table-cell>
          <table:table-cell office:value-type="string" calcext:value-type="string">
            <text:p>31621</text:p>
          </table:table-cell>
          <table:table-cell office:value-type="string" calcext:value-type="string">
            <text:p>SPI0_DO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0]&amp;&quot;].ptd&quot;" office:value-type="string" office:string-value="tsCollection[SSN].ptd" calcext:value-type="string">
            <text:p>tsCollection[SSN].ptd</text:p>
          </table:table-cell>
          <table:table-cell office:value-type="string" calcext:value-type="string">
            <text:p>31622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1]&amp;&quot;].ptd&quot;" office:value-type="string" office:string-value="tsCollection[TF_DET].ptd" calcext:value-type="string">
            <text:p>tsCollection[TF_DET].ptd</text:p>
          </table:table-cell>
          <table:table-cell office:value-type="string" calcext:value-type="string">
            <text:p>31623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2]&amp;&quot;].ptd&quot;" office:value-type="string" office:string-value="tsCollection[U0CTS].ptd" calcext:value-type="string">
            <text:p>tsCollection[U0CTS].ptd</text:p>
          </table:table-cell>
          <table:table-cell office:value-type="string" calcext:value-type="string">
            <text:p>31624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3]&amp;&quot;].ptd&quot;" office:value-type="string" office:string-value="tsCollection[U0RTS].ptd" calcext:value-type="string">
            <text:p>tsCollection[U0RTS].ptd</text:p>
          </table:table-cell>
          <table:table-cell office:value-type="string" calcext:value-type="string">
            <text:p>31625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4]&amp;&quot;].ptd&quot;" office:value-type="string" office:string-value="tsCollection[U0RXD].ptd" calcext:value-type="string">
            <text:p>tsCollection[U0RXD].ptd</text:p>
          </table:table-cell>
          <table:table-cell office:value-type="string" calcext:value-type="string">
            <text:p>31626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5]&amp;&quot;].ptd&quot;" office:value-type="string" office:string-value="tsCollection[U0TXD].ptd" calcext:value-type="string">
            <text:p>tsCollection[U0TXD].ptd</text:p>
          </table:table-cell>
          <table:table-cell office:value-type="string" calcext:value-type="string">
            <text:p>31627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6]&amp;&quot;].ptd&quot;" office:value-type="string" office:string-value="tsCollection[U1RXD].ptd" calcext:value-type="string">
            <text:p>tsCollection[U1RXD].ptd</text:p>
          </table:table-cell>
          <table:table-cell office:value-type="string" calcext:value-type="string">
            <text:p>31628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7]&amp;&quot;].ptd&quot;" office:value-type="string" office:string-value="tsCollection[U1TXD].ptd" calcext:value-type="string">
            <text:p>tsCollection[U1TXD].ptd</text:p>
          </table:table-cell>
          <table:table-cell office:value-type="string" calcext:value-type="string">
            <text:p>31629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8]&amp;&quot;].ptd&quot;" office:value-type="string" office:string-value="tsCollection[XTL_BUF_EN1].ptd" calcext:value-type="string">
            <text:p>tsCollection[XTL_BUF_EN1].ptd</text:p>
          </table:table-cell>
          <table:table-cell office:value-type="string" calcext:value-type="string">
            <text:p>31630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19]&amp;&quot;].ptd&quot;" office:value-type="string" office:string-value="tsCollection[ANA_INT].ptd" calcext:value-type="string">
            <text:p>tsCollection[ANA_INT].ptd</text:p>
          </table:table-cell>
          <table:table-cell office:value-type="string" calcext:value-type="string">
            <text:p>31631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0]&amp;&quot;].ptd&quot;" office:value-type="string" office:string-value="tsCollection[CHIP_SLEEP].ptd" calcext:value-type="string">
            <text:p>tsCollection[CHIP_SLEEP].ptd</text:p>
          </table:table-cell>
          <table:table-cell office:value-type="string" calcext:value-type="string">
            <text:p>31632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1]&amp;&quot;].ptd&quot;" office:value-type="string" office:string-value="tsCollection[CLK_32K].ptd" calcext:value-type="string">
            <text:p>tsCollection[CLK_32K].ptd</text:p>
          </table:table-cell>
          <table:table-cell office:value-type="string" calcext:value-type="string">
            <text:p>31633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2]&amp;&quot;].ptd&quot;" office:value-type="string" office:string-value="tsCollection[CLK26M_SINE0].ptd" calcext:value-type="string">
            <text:p>tsCollection[CLK26M_SINE0].ptd</text:p>
          </table:table-cell>
          <table:table-cell office:value-type="string" calcext:value-type="string">
            <text:p>31634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3]&amp;&quot;].ptd&quot;" office:value-type="string" office:string-value="tsCollection[CLK26M_SINEOUT].ptd" calcext:value-type="string">
            <text:p>tsCollection[CLK26M_SINEOUT].ptd</text:p>
          </table:table-cell>
          <table:table-cell office:value-type="string" calcext:value-type="string">
            <text:p>31635</text:p>
          </table:table-cell>
          <table:table-cell office:value-type="string" calcext:value-type="string">
            <text:p>CLK26M_SINEOU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4]&amp;&quot;].ptd&quot;" office:value-type="string" office:string-value="tsCollection[CLKOUT_TEST_MPLL].ptd" calcext:value-type="string">
            <text:p>tsCollection[CLKOUT_TEST_MPLL].ptd</text:p>
          </table:table-cell>
          <table:table-cell office:value-type="string" calcext:value-type="string">
            <text:p>31636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5]&amp;&quot;].ptd&quot;" office:value-type="string" office:string-value="tsCollection[LVDSRF_RXD0N_CAL].ptd" calcext:value-type="string">
            <text:p>tsCollection[LVDSRF_RXD0N_CAL].ptd</text:p>
          </table:table-cell>
          <table:table-cell office:value-type="string" calcext:value-type="string">
            <text:p>31637</text:p>
          </table:table-cell>
          <table:table-cell office:value-type="string" calcext:value-type="string">
            <text:p>LVDSRF_RXD0N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6]&amp;&quot;].ptd&quot;" office:value-type="string" office:string-value="tsCollection[LVDSRF_RXD0P].ptd" calcext:value-type="string">
            <text:p>tsCollection[LVDSRF_RXD0P].ptd</text:p>
          </table:table-cell>
          <table:table-cell office:value-type="string" calcext:value-type="string">
            <text:p>31638</text:p>
          </table:table-cell>
          <table:table-cell office:value-type="string" calcext:value-type="string">
            <text:p>LVDSRF_RXD0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7]&amp;&quot;].ptd&quot;" office:value-type="string" office:string-value="tsCollection[LVDSRF_RXD0P_CAL].ptd" calcext:value-type="string">
            <text:p>tsCollection[LVDSRF_RXD0P_CAL].ptd</text:p>
          </table:table-cell>
          <table:table-cell office:value-type="string" calcext:value-type="string">
            <text:p>31639</text:p>
          </table:table-cell>
          <table:table-cell office:value-type="string" calcext:value-type="string">
            <text:p>LVDSRF_RXD0P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8]&amp;&quot;].ptd&quot;" office:value-type="string" office:string-value="tsCollection[LVDSRF_TXD0N_CAL].ptd" calcext:value-type="string">
            <text:p>tsCollection[LVDSRF_TXD0N_CAL].ptd</text:p>
          </table:table-cell>
          <table:table-cell office:value-type="string" calcext:value-type="string">
            <text:p>31640</text:p>
          </table:table-cell>
          <table:table-cell office:value-type="string" calcext:value-type="string">
            <text:p>LVDSRF_TXD0N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29]&amp;&quot;].ptd&quot;" office:value-type="string" office:string-value="tsCollection[LVDSRF_TXD0P].ptd" calcext:value-type="string">
            <text:p>tsCollection[LVDSRF_TXD0P].ptd</text:p>
          </table:table-cell>
          <table:table-cell office:value-type="string" calcext:value-type="string">
            <text:p>31641</text:p>
          </table:table-cell>
          <table:table-cell office:value-type="string" calcext:value-type="string">
            <text:p>LVDSRF_TXD0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0]&amp;&quot;].ptd&quot;" office:value-type="string" office:string-value="tsCollection[LVDSRF_TXD0P_CAL].ptd" calcext:value-type="string">
            <text:p>tsCollection[LVDSRF_TXD0P_CAL].ptd</text:p>
          </table:table-cell>
          <table:table-cell office:value-type="string" calcext:value-type="string">
            <text:p>31642</text:p>
          </table:table-cell>
          <table:table-cell office:value-type="string" calcext:value-type="string">
            <text:p>LVDSRF_TXD0P_CAL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1]&amp;&quot;].ptd&quot;" office:value-type="string" office:string-value="tsCollection[PAD_LVDSRF_REXT].ptd" calcext:value-type="string">
            <text:p>tsCollection[PAD_LVDSRF_REXT].ptd</text:p>
          </table:table-cell>
          <table:table-cell office:value-type="string" calcext:value-type="string">
            <text:p>31643</text:p>
          </table:table-cell>
          <table:table-cell office:value-type="string" calcext:value-type="string">
            <text:p>PAD_LVDSRF_REX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2]&amp;&quot;].ptd&quot;" office:value-type="string" office:string-value="tsCollection[PAD_USB20_VREXT_1P8].ptd" calcext:value-type="string">
            <text:p>tsCollection[PAD_USB20_VREXT_1P8].ptd</text:p>
          </table:table-cell>
          <table:table-cell office:value-type="string" calcext:value-type="string">
            <text:p>31644</text:p>
          </table:table-cell>
          <table:table-cell office:value-type="string" calcext:value-type="string">
            <text:p>PAD_USB20_VREXT_1P8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3]&amp;&quot;].ptd&quot;" office:value-type="string" office:string-value="tsCollection[USB20_DM].ptd" calcext:value-type="string">
            <text:p>tsCollection[USB20_DM].ptd</text:p>
          </table:table-cell>
          <table:table-cell office:value-type="string" calcext:value-type="string">
            <text:p>31645</text:p>
          </table:table-cell>
          <table:table-cell office:value-type="string" calcext:value-type="string">
            <text:p>USB20_DM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4]&amp;&quot;].ptd&quot;" office:value-type="string" office:string-value="tsCollection[USB20_DP].ptd" calcext:value-type="string">
            <text:p>tsCollection[USB20_DP].ptd</text:p>
          </table:table-cell>
          <table:table-cell office:value-type="string" calcext:value-type="string">
            <text:p>31646</text:p>
          </table:table-cell>
          <table:table-cell office:value-type="string" calcext:value-type="string">
            <text:p>USB20_DP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5]&amp;&quot;].ptd&quot;" office:value-type="string" office:string-value="tsCollection[VREF_DQ_CA].ptd" calcext:value-type="string">
            <text:p>tsCollection[VREF_DQ_CA].ptd</text:p>
          </table:table-cell>
          <table:table-cell office:value-type="string" calcext:value-type="string">
            <text:p>31647</text:p>
          </table:table-cell>
          <table:table-cell office:value-type="string" calcext:value-type="string">
            <text:p>VREF_DQ_CA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6]&amp;&quot;].ptd&quot;" office:value-type="string" office:string-value="tsCollection[EMZQ].ptd" calcext:value-type="string">
            <text:p>tsCollection[EMZQ].ptd</text:p>
          </table:table-cell>
          <table:table-cell office:value-type="string" calcext:value-type="string">
            <text:p>31648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7]&amp;&quot;].ptd&quot;" office:value-type="string" office:string-value="tsCollection[TEMP_CS].ptd" calcext:value-type="string">
            <text:p>tsCollection[TEMP_CS].ptd</text:p>
          </table:table-cell>
          <table:table-cell office:value-type="string" calcext:value-type="string">
            <text:p>31649</text:p>
          </table:table-cell>
          <table:table-cell office:value-type="string" calcext:value-type="string">
            <text:p>TEMP_CS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8]&amp;&quot;].ptd&quot;" office:value-type="string" office:string-value="tsCollection[TEMP_DIN].ptd" calcext:value-type="string">
            <text:p>tsCollection[TEMP_DIN].ptd</text:p>
          </table:table-cell>
          <table:table-cell office:value-type="string" calcext:value-type="string">
            <text:p>31650</text:p>
          </table:table-cell>
          <table:table-cell office:value-type="string" calcext:value-type="string">
            <text:p>TEMP_DIN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39]&amp;&quot;].ptd&quot;" office:value-type="string" office:string-value="tsCollection[TEMP_DOUT].ptd" calcext:value-type="string">
            <text:p>tsCollection[TEMP_DOUT].ptd</text:p>
          </table:table-cell>
          <table:table-cell office:value-type="string" calcext:value-type="string">
            <text:p>31651</text:p>
          </table:table-cell>
          <table:table-cell office:value-type="string" calcext:value-type="string">
            <text:p>TEMP_DOUT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0]&amp;&quot;].ptd&quot;" office:value-type="string" office:string-value="tsCollection[TEMP_SCLK].ptd" calcext:value-type="string">
            <text:p>tsCollection[TEMP_SCLK].ptd</text:p>
          </table:table-cell>
          <table:table-cell office:value-type="string" calcext:value-type="string">
            <text:p>31652</text:p>
          </table:table-cell>
          <table:table-cell office:value-type="string" calcext:value-type="string">
            <text:p>TEMP_SCLK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1]&amp;&quot;].ptd&quot;" office:value-type="string" office:string-value="tsCollection[AWG_PU_IQ].ptd" calcext:value-type="string">
            <text:p>tsCollection[AWG_PU_IQ].ptd</text:p>
          </table:table-cell>
          <table:table-cell office:value-type="string" calcext:value-type="string">
            <text:p>31653</text:p>
          </table:table-cell>
          <table:table-cell office:value-type="string" calcext:value-type="string">
            <text:p>AWG_PU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2]&amp;&quot;].ptd&quot;" office:value-type="string" office:string-value="tsCollection[AWG_VOCM_IQ].ptd" calcext:value-type="string">
            <text:p>tsCollection[AWG_VOCM_IQ].ptd</text:p>
          </table:table-cell>
          <table:table-cell office:value-type="string" calcext:value-type="string">
            <text:p>31654</text:p>
          </table:table-cell>
          <table:table-cell office:value-type="string" calcext:value-type="string">
            <text:p>AWG_VO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3]&amp;&quot;].ptd&quot;" office:value-type="string" office:string-value="tsCollection[DAC_CM_IQ].ptd" calcext:value-type="string">
            <text:p>tsCollection[DAC_CM_IQ].ptd</text:p>
          </table:table-cell>
          <table:table-cell office:value-type="string" calcext:value-type="string">
            <text:p>31655</text:p>
          </table:table-cell>
          <table:table-cell office:value-type="string" calcext:value-type="string">
            <text:p>DAC_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4]&amp;&quot;].ptd&quot;" office:value-type="string" office:string-value="tsCollection[DGT_PU_IQ].ptd" calcext:value-type="string">
            <text:p>tsCollection[DGT_PU_IQ].ptd</text:p>
          </table:table-cell>
          <table:table-cell office:value-type="string" calcext:value-type="string">
            <text:p>31656</text:p>
          </table:table-cell>
          <table:table-cell office:value-type="string" calcext:value-type="string">
            <text:p>DGT_PU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O.IO_Leakage1</text:p>
          </table:table-cell>
          <table:table-cell table:formula="of:=&quot;tsCollection[&quot;&amp;[.D345]&amp;&quot;].ptd&quot;" office:value-type="string" office:string-value="tsCollection[RX_VOCM_IQ].ptd" calcext:value-type="string">
            <text:p>tsCollection[RX_VOCM_IQ].ptd</text:p>
          </table:table-cell>
          <table:table-cell office:value-type="string" calcext:value-type="string">
            <text:p>31657</text:p>
          </table:table-cell>
          <table:table-cell office:value-type="string" calcext:value-type="string">
            <text:p>RX_VOCM_IQ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46]&amp;&quot;].ptd&quot;" office:value-type="string" office:string-value="tsFreqColl[SCC_ROSC_Z1_Y0_X0].ptd" calcext:value-type="string">
            <text:p>tsFreqColl[SCC_ROSC_Z1_Y0_X0].ptd</text:p>
          </table:table-cell>
          <table:table-cell office:value-type="string" calcext:value-type="string">
            <text:p>36000</text:p>
          </table:table-cell>
          <table:table-cell table:style-name="ce2" table:formula="of:=&quot;Freq_&quot;&amp;[.K346]" office:value-type="string" office:string-value="Freq_SCC_ROSC_Z1_Y0_X0" calcext:value-type="string">
            <text:p>Freq_SCC_ROSC_Z1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47]&amp;&quot;].ptd&quot;" office:value-type="string" office:string-value="tsFreqColl[SCC_ROSC_Z1_Y0_X1].ptd" calcext:value-type="string">
            <text:p>tsFreqColl[SCC_ROSC_Z1_Y0_X1].ptd</text:p>
          </table:table-cell>
          <table:table-cell office:value-type="string" calcext:value-type="string">
            <text:p>36001</text:p>
          </table:table-cell>
          <table:table-cell table:style-name="ce2" table:formula="of:=&quot;Freq_&quot;&amp;[.K347]" office:value-type="string" office:string-value="Freq_SCC_ROSC_Z1_Y0_X1" calcext:value-type="string">
            <text:p>Freq_SCC_ROSC_Z1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48]&amp;&quot;].ptd&quot;" office:value-type="string" office:string-value="tsFreqColl[SCC_ROSC_Z2_Y0_X0].ptd" calcext:value-type="string">
            <text:p>tsFreqColl[SCC_ROSC_Z2_Y0_X0].ptd</text:p>
          </table:table-cell>
          <table:table-cell office:value-type="string" calcext:value-type="string">
            <text:p>36002</text:p>
          </table:table-cell>
          <table:table-cell table:style-name="ce2" table:formula="of:=&quot;Freq_&quot;&amp;[.K348]" office:value-type="string" office:string-value="Freq_SCC_ROSC_Z2_Y0_X0" calcext:value-type="string">
            <text:p>Freq_SCC_ROSC_Z2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49]&amp;&quot;].ptd&quot;" office:value-type="string" office:string-value="tsFreqColl[SCC_ROSC_Z2_Y0_X1].ptd" calcext:value-type="string">
            <text:p>tsFreqColl[SCC_ROSC_Z2_Y0_X1].ptd</text:p>
          </table:table-cell>
          <table:table-cell office:value-type="string" calcext:value-type="string">
            <text:p>36003</text:p>
          </table:table-cell>
          <table:table-cell table:style-name="ce2" table:formula="of:=&quot;Freq_&quot;&amp;[.K349]" office:value-type="string" office:string-value="Freq_SCC_ROSC_Z2_Y0_X1" calcext:value-type="string">
            <text:p>Freq_SCC_ROSC_Z2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0]&amp;&quot;].ptd&quot;" office:value-type="string" office:string-value="tsFreqColl[SCC_ROSC_Z3_Y0_X0].ptd" calcext:value-type="string">
            <text:p>tsFreqColl[SCC_ROSC_Z3_Y0_X0].ptd</text:p>
          </table:table-cell>
          <table:table-cell office:value-type="string" calcext:value-type="string">
            <text:p>36004</text:p>
          </table:table-cell>
          <table:table-cell table:style-name="ce2" table:formula="of:=&quot;Freq_&quot;&amp;[.K350]" office:value-type="string" office:string-value="Freq_SCC_ROSC_Z3_Y0_X0" calcext:value-type="string">
            <text:p>Freq_SCC_ROSC_Z3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1]&amp;&quot;].ptd&quot;" office:value-type="string" office:string-value="tsFreqColl[SCC_ROSC_Z3_Y0_X1].ptd" calcext:value-type="string">
            <text:p>tsFreqColl[SCC_ROSC_Z3_Y0_X1].ptd</text:p>
          </table:table-cell>
          <table:table-cell office:value-type="string" calcext:value-type="string">
            <text:p>36005</text:p>
          </table:table-cell>
          <table:table-cell table:style-name="ce2" table:formula="of:=&quot;Freq_&quot;&amp;[.K351]" office:value-type="string" office:string-value="Freq_SCC_ROSC_Z3_Y0_X1" calcext:value-type="string">
            <text:p>Freq_SCC_ROSC_Z3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2]&amp;&quot;].ptd&quot;" office:value-type="string" office:string-value="tsFreqColl[SCC_ROSC_Z4_Y0_X0].ptd" calcext:value-type="string">
            <text:p>tsFreqColl[SCC_ROSC_Z4_Y0_X0].ptd</text:p>
          </table:table-cell>
          <table:table-cell office:value-type="string" calcext:value-type="string">
            <text:p>36006</text:p>
          </table:table-cell>
          <table:table-cell table:style-name="ce2" table:formula="of:=&quot;Freq_&quot;&amp;[.K352]" office:value-type="string" office:string-value="Freq_SCC_ROSC_Z4_Y0_X0" calcext:value-type="string">
            <text:p>Freq_SCC_ROSC_Z4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3]&amp;&quot;].ptd&quot;" office:value-type="string" office:string-value="tsFreqColl[SCC_ROSC_Z4_Y0_X1].ptd" calcext:value-type="string">
            <text:p>tsFreqColl[SCC_ROSC_Z4_Y0_X1].ptd</text:p>
          </table:table-cell>
          <table:table-cell office:value-type="string" calcext:value-type="string">
            <text:p>36007</text:p>
          </table:table-cell>
          <table:table-cell table:style-name="ce2" table:formula="of:=&quot;Freq_&quot;&amp;[.K353]" office:value-type="string" office:string-value="Freq_SCC_ROSC_Z4_Y0_X1" calcext:value-type="string">
            <text:p>Freq_SCC_ROSC_Z4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4]&amp;&quot;].ptd&quot;" office:value-type="string" office:string-value="tsFreqColl[SCC_ROSC_Z5_Y0_X0].ptd" calcext:value-type="string">
            <text:p>tsFreqColl[SCC_ROSC_Z5_Y0_X0].ptd</text:p>
          </table:table-cell>
          <table:table-cell office:value-type="string" calcext:value-type="string">
            <text:p>36008</text:p>
          </table:table-cell>
          <table:table-cell table:style-name="ce2" table:formula="of:=&quot;Freq_&quot;&amp;[.K354]" office:value-type="string" office:string-value="Freq_SCC_ROSC_Z5_Y0_X0" calcext:value-type="string">
            <text:p>Freq_SCC_ROSC_Z5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5]&amp;&quot;].ptd&quot;" office:value-type="string" office:string-value="tsFreqColl[SCC_ROSC_Z5_Y0_X1].ptd" calcext:value-type="string">
            <text:p>tsFreqColl[SCC_ROSC_Z5_Y0_X1].ptd</text:p>
          </table:table-cell>
          <table:table-cell office:value-type="string" calcext:value-type="string">
            <text:p>36009</text:p>
          </table:table-cell>
          <table:table-cell table:style-name="ce2" table:formula="of:=&quot;Freq_&quot;&amp;[.K355]" office:value-type="string" office:string-value="Freq_SCC_ROSC_Z5_Y0_X1" calcext:value-type="string">
            <text:p>Freq_SCC_ROSC_Z5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6]&amp;&quot;].ptd&quot;" office:value-type="string" office:string-value="tsFreqColl[SCC_ROSC_Z6_Y0_X0].ptd" calcext:value-type="string">
            <text:p>tsFreqColl[SCC_ROSC_Z6_Y0_X0].ptd</text:p>
          </table:table-cell>
          <table:table-cell office:value-type="string" calcext:value-type="string">
            <text:p>36010</text:p>
          </table:table-cell>
          <table:table-cell table:style-name="ce2" table:formula="of:=&quot;Freq_&quot;&amp;[.K356]" office:value-type="string" office:string-value="Freq_SCC_ROSC_Z6_Y0_X0" calcext:value-type="string">
            <text:p>Freq_SCC_ROSC_Z6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7]&amp;&quot;].ptd&quot;" office:value-type="string" office:string-value="tsFreqColl[SCC_ROSC_Z6_Y0_X1].ptd" calcext:value-type="string">
            <text:p>tsFreqColl[SCC_ROSC_Z6_Y0_X1].ptd</text:p>
          </table:table-cell>
          <table:table-cell office:value-type="string" calcext:value-type="string">
            <text:p>36011</text:p>
          </table:table-cell>
          <table:table-cell table:style-name="ce2" table:formula="of:=&quot;Freq_&quot;&amp;[.K357]" office:value-type="string" office:string-value="Freq_SCC_ROSC_Z6_Y0_X1" calcext:value-type="string">
            <text:p>Freq_SCC_ROSC_Z6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8]&amp;&quot;].ptd&quot;" office:value-type="string" office:string-value="tsFreqColl[SCC_ROSC_Z7_Y0_X0].ptd" calcext:value-type="string">
            <text:p>tsFreqColl[SCC_ROSC_Z7_Y0_X0].ptd</text:p>
          </table:table-cell>
          <table:table-cell office:value-type="string" calcext:value-type="string">
            <text:p>36012</text:p>
          </table:table-cell>
          <table:table-cell table:style-name="ce2" table:formula="of:=&quot;Freq_&quot;&amp;[.K358]" office:value-type="string" office:string-value="Freq_SCC_ROSC_Z7_Y0_X0" calcext:value-type="string">
            <text:p>Freq_SCC_ROSC_Z7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59]&amp;&quot;].ptd&quot;" office:value-type="string" office:string-value="tsFreqColl[SCC_ROSC_Z7_Y0_X1].ptd" calcext:value-type="string">
            <text:p>tsFreqColl[SCC_ROSC_Z7_Y0_X1].ptd</text:p>
          </table:table-cell>
          <table:table-cell office:value-type="string" calcext:value-type="string">
            <text:p>36013</text:p>
          </table:table-cell>
          <table:table-cell table:style-name="ce2" table:formula="of:=&quot;Freq_&quot;&amp;[.K359]" office:value-type="string" office:string-value="Freq_SCC_ROSC_Z7_Y0_X1" calcext:value-type="string">
            <text:p>Freq_SCC_ROSC_Z7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60]&amp;&quot;].ptd&quot;" office:value-type="string" office:string-value="tsFreqColl[SCC_ROSC_Z8_Y0_X0].ptd" calcext:value-type="string">
            <text:p>tsFreqColl[SCC_ROSC_Z8_Y0_X0].ptd</text:p>
          </table:table-cell>
          <table:table-cell office:value-type="string" calcext:value-type="string">
            <text:p>36014</text:p>
          </table:table-cell>
          <table:table-cell table:style-name="ce2" table:formula="of:=&quot;Freq_&quot;&amp;[.K360]" office:value-type="string" office:string-value="Freq_SCC_ROSC_Z8_Y0_X0" calcext:value-type="string">
            <text:p>Freq_SCC_ROSC_Z8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FreqColl[&quot;&amp;[.K361]&amp;&quot;].ptd&quot;" office:value-type="string" office:string-value="tsFreqColl[SCC_ROSC_Z8_Y0_X1].ptd" calcext:value-type="string">
            <text:p>tsFreqColl[SCC_ROSC_Z8_Y0_X1].ptd</text:p>
          </table:table-cell>
          <table:table-cell office:value-type="string" calcext:value-type="string">
            <text:p>36015</text:p>
          </table:table-cell>
          <table:table-cell table:style-name="ce2" table:formula="of:=&quot;Freq_&quot;&amp;[.K361]" office:value-type="string" office:string-value="Freq_SCC_ROSC_Z8_Y0_X1" calcext:value-type="string">
            <text:p>Freq_SCC_ROSC_Z8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2" office:value-type="string" calcext:value-type="string">
            <text:p>SCC_ROSC_Z8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2]&amp;&quot;].ptd&quot;" office:value-type="string" office:string-value="tsCntColl[SCC_ROSC_Z1_Y0_X0].ptd" calcext:value-type="string">
            <text:p>tsCntColl[SCC_ROSC_Z1_Y0_X0].ptd</text:p>
          </table:table-cell>
          <table:table-cell office:value-type="string" calcext:value-type="string">
            <text:p>36016</text:p>
          </table:table-cell>
          <table:table-cell table:style-name="ce2" table:formula="of:=&quot;Cnt_&quot;&amp;[.K362]" office:value-type="string" office:string-value="Cnt_SCC_ROSC_Z1_Y0_X0" calcext:value-type="string">
            <text:p>Cnt_SCC_ROSC_Z1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46]" office:value-type="string" office:string-value="SCC_ROSC_Z1_Y0_X0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3]&amp;&quot;].ptd&quot;" office:value-type="string" office:string-value="tsCntColl[SCC_ROSC_Z1_Y0_X1].ptd" calcext:value-type="string">
            <text:p>tsCntColl[SCC_ROSC_Z1_Y0_X1].ptd</text:p>
          </table:table-cell>
          <table:table-cell office:value-type="string" calcext:value-type="string">
            <text:p>36017</text:p>
          </table:table-cell>
          <table:table-cell table:style-name="ce2" table:formula="of:=&quot;Cnt_&quot;&amp;[.K363]" office:value-type="string" office:string-value="Cnt_SCC_ROSC_Z1_Y0_X1" calcext:value-type="string">
            <text:p>Cnt_SCC_ROSC_Z1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47]" office:value-type="string" office:string-value="SCC_ROSC_Z1_Y0_X1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4]&amp;&quot;].ptd&quot;" office:value-type="string" office:string-value="tsCntColl[SCC_ROSC_Z2_Y0_X0].ptd" calcext:value-type="string">
            <text:p>tsCntColl[SCC_ROSC_Z2_Y0_X0].ptd</text:p>
          </table:table-cell>
          <table:table-cell office:value-type="string" calcext:value-type="string">
            <text:p>36018</text:p>
          </table:table-cell>
          <table:table-cell table:style-name="ce2" table:formula="of:=&quot;Cnt_&quot;&amp;[.K364]" office:value-type="string" office:string-value="Cnt_SCC_ROSC_Z2_Y0_X0" calcext:value-type="string">
            <text:p>Cnt_SCC_ROSC_Z2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48]" office:value-type="string" office:string-value="SCC_ROSC_Z2_Y0_X0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5]&amp;&quot;].ptd&quot;" office:value-type="string" office:string-value="tsCntColl[SCC_ROSC_Z2_Y0_X1].ptd" calcext:value-type="string">
            <text:p>tsCntColl[SCC_ROSC_Z2_Y0_X1].ptd</text:p>
          </table:table-cell>
          <table:table-cell office:value-type="string" calcext:value-type="string">
            <text:p>36019</text:p>
          </table:table-cell>
          <table:table-cell table:style-name="ce2" table:formula="of:=&quot;Cnt_&quot;&amp;[.K365]" office:value-type="string" office:string-value="Cnt_SCC_ROSC_Z2_Y0_X1" calcext:value-type="string">
            <text:p>Cnt_SCC_ROSC_Z2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49]" office:value-type="string" office:string-value="SCC_ROSC_Z2_Y0_X1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6]&amp;&quot;].ptd&quot;" office:value-type="string" office:string-value="tsCntColl[SCC_ROSC_Z3_Y0_X0].ptd" calcext:value-type="string">
            <text:p>tsCntColl[SCC_ROSC_Z3_Y0_X0].ptd</text:p>
          </table:table-cell>
          <table:table-cell office:value-type="string" calcext:value-type="string">
            <text:p>36020</text:p>
          </table:table-cell>
          <table:table-cell table:style-name="ce2" table:formula="of:=&quot;Cnt_&quot;&amp;[.K366]" office:value-type="string" office:string-value="Cnt_SCC_ROSC_Z3_Y0_X0" calcext:value-type="string">
            <text:p>Cnt_SCC_ROSC_Z3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0]" office:value-type="string" office:string-value="SCC_ROSC_Z3_Y0_X0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7]&amp;&quot;].ptd&quot;" office:value-type="string" office:string-value="tsCntColl[SCC_ROSC_Z3_Y0_X1].ptd" calcext:value-type="string">
            <text:p>tsCntColl[SCC_ROSC_Z3_Y0_X1].ptd</text:p>
          </table:table-cell>
          <table:table-cell office:value-type="string" calcext:value-type="string">
            <text:p>36021</text:p>
          </table:table-cell>
          <table:table-cell table:style-name="ce2" table:formula="of:=&quot;Cnt_&quot;&amp;[.K367]" office:value-type="string" office:string-value="Cnt_SCC_ROSC_Z3_Y0_X1" calcext:value-type="string">
            <text:p>Cnt_SCC_ROSC_Z3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1]" office:value-type="string" office:string-value="SCC_ROSC_Z3_Y0_X1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8]&amp;&quot;].ptd&quot;" office:value-type="string" office:string-value="tsCntColl[SCC_ROSC_Z4_Y0_X0].ptd" calcext:value-type="string">
            <text:p>tsCntColl[SCC_ROSC_Z4_Y0_X0].ptd</text:p>
          </table:table-cell>
          <table:table-cell office:value-type="string" calcext:value-type="string">
            <text:p>36022</text:p>
          </table:table-cell>
          <table:table-cell table:style-name="ce2" table:formula="of:=&quot;Cnt_&quot;&amp;[.K368]" office:value-type="string" office:string-value="Cnt_SCC_ROSC_Z4_Y0_X0" calcext:value-type="string">
            <text:p>Cnt_SCC_ROSC_Z4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2]" office:value-type="string" office:string-value="SCC_ROSC_Z4_Y0_X0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69]&amp;&quot;].ptd&quot;" office:value-type="string" office:string-value="tsCntColl[SCC_ROSC_Z4_Y0_X1].ptd" calcext:value-type="string">
            <text:p>tsCntColl[SCC_ROSC_Z4_Y0_X1].ptd</text:p>
          </table:table-cell>
          <table:table-cell office:value-type="string" calcext:value-type="string">
            <text:p>36023</text:p>
          </table:table-cell>
          <table:table-cell table:style-name="ce2" table:formula="of:=&quot;Cnt_&quot;&amp;[.K369]" office:value-type="string" office:string-value="Cnt_SCC_ROSC_Z4_Y0_X1" calcext:value-type="string">
            <text:p>Cnt_SCC_ROSC_Z4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3]" office:value-type="string" office:string-value="SCC_ROSC_Z4_Y0_X1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0]&amp;&quot;].ptd&quot;" office:value-type="string" office:string-value="tsCntColl[SCC_ROSC_Z5_Y0_X0].ptd" calcext:value-type="string">
            <text:p>tsCntColl[SCC_ROSC_Z5_Y0_X0].ptd</text:p>
          </table:table-cell>
          <table:table-cell office:value-type="string" calcext:value-type="string">
            <text:p>36024</text:p>
          </table:table-cell>
          <table:table-cell table:style-name="ce2" table:formula="of:=&quot;Cnt_&quot;&amp;[.K370]" office:value-type="string" office:string-value="Cnt_SCC_ROSC_Z5_Y0_X0" calcext:value-type="string">
            <text:p>Cnt_SCC_ROSC_Z5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4]" office:value-type="string" office:string-value="SCC_ROSC_Z5_Y0_X0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1]&amp;&quot;].ptd&quot;" office:value-type="string" office:string-value="tsCntColl[SCC_ROSC_Z5_Y0_X1].ptd" calcext:value-type="string">
            <text:p>tsCntColl[SCC_ROSC_Z5_Y0_X1].ptd</text:p>
          </table:table-cell>
          <table:table-cell office:value-type="string" calcext:value-type="string">
            <text:p>36025</text:p>
          </table:table-cell>
          <table:table-cell table:style-name="ce2" table:formula="of:=&quot;Cnt_&quot;&amp;[.K371]" office:value-type="string" office:string-value="Cnt_SCC_ROSC_Z5_Y0_X1" calcext:value-type="string">
            <text:p>Cnt_SCC_ROSC_Z5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5]" office:value-type="string" office:string-value="SCC_ROSC_Z5_Y0_X1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2]&amp;&quot;].ptd&quot;" office:value-type="string" office:string-value="tsCntColl[SCC_ROSC_Z6_Y0_X0].ptd" calcext:value-type="string">
            <text:p>tsCntColl[SCC_ROSC_Z6_Y0_X0].ptd</text:p>
          </table:table-cell>
          <table:table-cell office:value-type="string" calcext:value-type="string">
            <text:p>36026</text:p>
          </table:table-cell>
          <table:table-cell table:style-name="ce2" table:formula="of:=&quot;Cnt_&quot;&amp;[.K372]" office:value-type="string" office:string-value="Cnt_SCC_ROSC_Z6_Y0_X0" calcext:value-type="string">
            <text:p>Cnt_SCC_ROSC_Z6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6]" office:value-type="string" office:string-value="SCC_ROSC_Z6_Y0_X0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3]&amp;&quot;].ptd&quot;" office:value-type="string" office:string-value="tsCntColl[SCC_ROSC_Z6_Y0_X1].ptd" calcext:value-type="string">
            <text:p>tsCntColl[SCC_ROSC_Z6_Y0_X1].ptd</text:p>
          </table:table-cell>
          <table:table-cell office:value-type="string" calcext:value-type="string">
            <text:p>36027</text:p>
          </table:table-cell>
          <table:table-cell table:style-name="ce2" table:formula="of:=&quot;Cnt_&quot;&amp;[.K373]" office:value-type="string" office:string-value="Cnt_SCC_ROSC_Z6_Y0_X1" calcext:value-type="string">
            <text:p>Cnt_SCC_ROSC_Z6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7]" office:value-type="string" office:string-value="SCC_ROSC_Z6_Y0_X1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4]&amp;&quot;].ptd&quot;" office:value-type="string" office:string-value="tsCntColl[SCC_ROSC_Z7_Y0_X0].ptd" calcext:value-type="string">
            <text:p>tsCntColl[SCC_ROSC_Z7_Y0_X0].ptd</text:p>
          </table:table-cell>
          <table:table-cell office:value-type="string" calcext:value-type="string">
            <text:p>36028</text:p>
          </table:table-cell>
          <table:table-cell table:style-name="ce2" table:formula="of:=&quot;Cnt_&quot;&amp;[.K374]" office:value-type="string" office:string-value="Cnt_SCC_ROSC_Z7_Y0_X0" calcext:value-type="string">
            <text:p>Cnt_SCC_ROSC_Z7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8]" office:value-type="string" office:string-value="SCC_ROSC_Z7_Y0_X0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5]&amp;&quot;].ptd&quot;" office:value-type="string" office:string-value="tsCntColl[SCC_ROSC_Z7_Y0_X1].ptd" calcext:value-type="string">
            <text:p>tsCntColl[SCC_ROSC_Z7_Y0_X1].ptd</text:p>
          </table:table-cell>
          <table:table-cell office:value-type="string" calcext:value-type="string">
            <text:p>36029</text:p>
          </table:table-cell>
          <table:table-cell table:style-name="ce2" table:formula="of:=&quot;Cnt_&quot;&amp;[.K375]" office:value-type="string" office:string-value="Cnt_SCC_ROSC_Z7_Y0_X1" calcext:value-type="string">
            <text:p>Cnt_SCC_ROSC_Z7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59]" office:value-type="string" office:string-value="SCC_ROSC_Z7_Y0_X1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6]&amp;&quot;].ptd&quot;" office:value-type="string" office:string-value="tsCntColl[SCC_ROSC_Z8_Y0_X0].ptd" calcext:value-type="string">
            <text:p>tsCntColl[SCC_ROSC_Z8_Y0_X0].ptd</text:p>
          </table:table-cell>
          <table:table-cell office:value-type="string" calcext:value-type="string">
            <text:p>36030</text:p>
          </table:table-cell>
          <table:table-cell table:style-name="ce2" table:formula="of:=&quot;Cnt_&quot;&amp;[.K376]" office:value-type="string" office:string-value="Cnt_SCC_ROSC_Z8_Y0_X0" calcext:value-type="string">
            <text:p>Cnt_SCC_ROSC_Z8_Y0_X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60]" office:value-type="string" office:string-value="SCC_ROSC_Z8_Y0_X0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CntColl[&quot;&amp;[.K377]&amp;&quot;].ptd&quot;" office:value-type="string" office:string-value="tsCntColl[SCC_ROSC_Z8_Y0_X1].ptd" calcext:value-type="string">
            <text:p>tsCntColl[SCC_ROSC_Z8_Y0_X1].ptd</text:p>
          </table:table-cell>
          <table:table-cell office:value-type="string" calcext:value-type="string">
            <text:p>36031</text:p>
          </table:table-cell>
          <table:table-cell table:style-name="ce2" table:formula="of:=&quot;Cnt_&quot;&amp;[.K377]" office:value-type="string" office:string-value="Cnt_SCC_ROSC_Z8_Y0_X1" calcext:value-type="string">
            <text:p>Cnt_SCC_ROSC_Z8_Y0_X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table:style-name="ce4" office:value-type="float" office:value="999999999" calcext:value-type="float">
            <text:p>999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60</text:p>
          </table:table-cell>
          <table:table-cell table:style-name="ce5" table:formula="of:=[.K361]" office:value-type="string" office:string-value="SCC_ROSC_Z8_Y0_X1" calcext:value-type="string">
            <text:p>SCC_ROSC_Z8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78]&amp;&quot;].ptd&quot;" office:value-type="string" office:string-value="tsValidColl[SCC_ROSC_Z1_Y0_X0].ptd" calcext:value-type="string">
            <text:p>tsValidColl[SCC_ROSC_Z1_Y0_X0].ptd</text:p>
          </table:table-cell>
          <table:table-cell office:value-type="string" calcext:value-type="string">
            <text:p>36032</text:p>
          </table:table-cell>
          <table:table-cell table:style-name="ce2" table:formula="of:=&quot;Valid_&quot;&amp;[.K378]" office:value-type="string" office:string-value="Valid_SCC_ROSC_Z1_Y0_X0" calcext:value-type="string">
            <text:p>Valid_SCC_ROSC_Z1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2]" office:value-type="string" office:string-value="SCC_ROSC_Z1_Y0_X0" calcext:value-type="string">
            <text:p>SCC_ROSC_Z1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79]&amp;&quot;].ptd&quot;" office:value-type="string" office:string-value="tsValidColl[SCC_ROSC_Z1_Y0_X1].ptd" calcext:value-type="string">
            <text:p>tsValidColl[SCC_ROSC_Z1_Y0_X1].ptd</text:p>
          </table:table-cell>
          <table:table-cell office:value-type="string" calcext:value-type="string">
            <text:p>36033</text:p>
          </table:table-cell>
          <table:table-cell table:style-name="ce2" table:formula="of:=&quot;Valid_&quot;&amp;[.K379]" office:value-type="string" office:string-value="Valid_SCC_ROSC_Z1_Y0_X1" calcext:value-type="string">
            <text:p>Valid_SCC_ROSC_Z1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3]" office:value-type="string" office:string-value="SCC_ROSC_Z1_Y0_X1" calcext:value-type="string">
            <text:p>SCC_ROSC_Z1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0]&amp;&quot;].ptd&quot;" office:value-type="string" office:string-value="tsValidColl[SCC_ROSC_Z2_Y0_X0].ptd" calcext:value-type="string">
            <text:p>tsValidColl[SCC_ROSC_Z2_Y0_X0].ptd</text:p>
          </table:table-cell>
          <table:table-cell office:value-type="string" calcext:value-type="string">
            <text:p>36034</text:p>
          </table:table-cell>
          <table:table-cell table:style-name="ce2" table:formula="of:=&quot;Valid_&quot;&amp;[.K380]" office:value-type="string" office:string-value="Valid_SCC_ROSC_Z2_Y0_X0" calcext:value-type="string">
            <text:p>Valid_SCC_ROSC_Z2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4]" office:value-type="string" office:string-value="SCC_ROSC_Z2_Y0_X0" calcext:value-type="string">
            <text:p>SCC_ROSC_Z2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1]&amp;&quot;].ptd&quot;" office:value-type="string" office:string-value="tsValidColl[SCC_ROSC_Z2_Y0_X1].ptd" calcext:value-type="string">
            <text:p>tsValidColl[SCC_ROSC_Z2_Y0_X1].ptd</text:p>
          </table:table-cell>
          <table:table-cell office:value-type="string" calcext:value-type="string">
            <text:p>36035</text:p>
          </table:table-cell>
          <table:table-cell table:style-name="ce2" table:formula="of:=&quot;Valid_&quot;&amp;[.K381]" office:value-type="string" office:string-value="Valid_SCC_ROSC_Z2_Y0_X1" calcext:value-type="string">
            <text:p>Valid_SCC_ROSC_Z2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5]" office:value-type="string" office:string-value="SCC_ROSC_Z2_Y0_X1" calcext:value-type="string">
            <text:p>SCC_ROSC_Z2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2]&amp;&quot;].ptd&quot;" office:value-type="string" office:string-value="tsValidColl[SCC_ROSC_Z3_Y0_X0].ptd" calcext:value-type="string">
            <text:p>tsValidColl[SCC_ROSC_Z3_Y0_X0].ptd</text:p>
          </table:table-cell>
          <table:table-cell office:value-type="string" calcext:value-type="string">
            <text:p>36036</text:p>
          </table:table-cell>
          <table:table-cell table:style-name="ce2" table:formula="of:=&quot;Valid_&quot;&amp;[.K382]" office:value-type="string" office:string-value="Valid_SCC_ROSC_Z3_Y0_X0" calcext:value-type="string">
            <text:p>Valid_SCC_ROSC_Z3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6]" office:value-type="string" office:string-value="SCC_ROSC_Z3_Y0_X0" calcext:value-type="string">
            <text:p>SCC_ROSC_Z3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3]&amp;&quot;].ptd&quot;" office:value-type="string" office:string-value="tsValidColl[SCC_ROSC_Z3_Y0_X1].ptd" calcext:value-type="string">
            <text:p>tsValidColl[SCC_ROSC_Z3_Y0_X1].ptd</text:p>
          </table:table-cell>
          <table:table-cell office:value-type="string" calcext:value-type="string">
            <text:p>36037</text:p>
          </table:table-cell>
          <table:table-cell table:style-name="ce2" table:formula="of:=&quot;Valid_&quot;&amp;[.K383]" office:value-type="string" office:string-value="Valid_SCC_ROSC_Z3_Y0_X1" calcext:value-type="string">
            <text:p>Valid_SCC_ROSC_Z3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7]" office:value-type="string" office:string-value="SCC_ROSC_Z3_Y0_X1" calcext:value-type="string">
            <text:p>SCC_ROSC_Z3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4]&amp;&quot;].ptd&quot;" office:value-type="string" office:string-value="tsValidColl[SCC_ROSC_Z4_Y0_X0].ptd" calcext:value-type="string">
            <text:p>tsValidColl[SCC_ROSC_Z4_Y0_X0].ptd</text:p>
          </table:table-cell>
          <table:table-cell office:value-type="string" calcext:value-type="string">
            <text:p>36038</text:p>
          </table:table-cell>
          <table:table-cell table:style-name="ce2" table:formula="of:=&quot;Valid_&quot;&amp;[.K384]" office:value-type="string" office:string-value="Valid_SCC_ROSC_Z4_Y0_X0" calcext:value-type="string">
            <text:p>Valid_SCC_ROSC_Z4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8]" office:value-type="string" office:string-value="SCC_ROSC_Z4_Y0_X0" calcext:value-type="string">
            <text:p>SCC_ROSC_Z4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5]&amp;&quot;].ptd&quot;" office:value-type="string" office:string-value="tsValidColl[SCC_ROSC_Z4_Y0_X1].ptd" calcext:value-type="string">
            <text:p>tsValidColl[SCC_ROSC_Z4_Y0_X1].ptd</text:p>
          </table:table-cell>
          <table:table-cell office:value-type="string" calcext:value-type="string">
            <text:p>36039</text:p>
          </table:table-cell>
          <table:table-cell table:style-name="ce2" table:formula="of:=&quot;Valid_&quot;&amp;[.K385]" office:value-type="string" office:string-value="Valid_SCC_ROSC_Z4_Y0_X1" calcext:value-type="string">
            <text:p>Valid_SCC_ROSC_Z4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69]" office:value-type="string" office:string-value="SCC_ROSC_Z4_Y0_X1" calcext:value-type="string">
            <text:p>SCC_ROSC_Z4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6]&amp;&quot;].ptd&quot;" office:value-type="string" office:string-value="tsValidColl[SCC_ROSC_Z5_Y0_X0].ptd" calcext:value-type="string">
            <text:p>tsValidColl[SCC_ROSC_Z5_Y0_X0].ptd</text:p>
          </table:table-cell>
          <table:table-cell office:value-type="string" calcext:value-type="string">
            <text:p>36040</text:p>
          </table:table-cell>
          <table:table-cell table:style-name="ce2" table:formula="of:=&quot;Valid_&quot;&amp;[.K386]" office:value-type="string" office:string-value="Valid_SCC_ROSC_Z5_Y0_X0" calcext:value-type="string">
            <text:p>Valid_SCC_ROSC_Z5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0]" office:value-type="string" office:string-value="SCC_ROSC_Z5_Y0_X0" calcext:value-type="string">
            <text:p>SCC_ROSC_Z5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7]&amp;&quot;].ptd&quot;" office:value-type="string" office:string-value="tsValidColl[SCC_ROSC_Z5_Y0_X1].ptd" calcext:value-type="string">
            <text:p>tsValidColl[SCC_ROSC_Z5_Y0_X1].ptd</text:p>
          </table:table-cell>
          <table:table-cell office:value-type="string" calcext:value-type="string">
            <text:p>36041</text:p>
          </table:table-cell>
          <table:table-cell table:style-name="ce2" table:formula="of:=&quot;Valid_&quot;&amp;[.K387]" office:value-type="string" office:string-value="Valid_SCC_ROSC_Z5_Y0_X1" calcext:value-type="string">
            <text:p>Valid_SCC_ROSC_Z5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1]" office:value-type="string" office:string-value="SCC_ROSC_Z5_Y0_X1" calcext:value-type="string">
            <text:p>SCC_ROSC_Z5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8]&amp;&quot;].ptd&quot;" office:value-type="string" office:string-value="tsValidColl[SCC_ROSC_Z6_Y0_X0].ptd" calcext:value-type="string">
            <text:p>tsValidColl[SCC_ROSC_Z6_Y0_X0].ptd</text:p>
          </table:table-cell>
          <table:table-cell office:value-type="string" calcext:value-type="string">
            <text:p>36042</text:p>
          </table:table-cell>
          <table:table-cell table:style-name="ce2" table:formula="of:=&quot;Valid_&quot;&amp;[.K388]" office:value-type="string" office:string-value="Valid_SCC_ROSC_Z6_Y0_X0" calcext:value-type="string">
            <text:p>Valid_SCC_ROSC_Z6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2]" office:value-type="string" office:string-value="SCC_ROSC_Z6_Y0_X0" calcext:value-type="string">
            <text:p>SCC_ROSC_Z6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89]&amp;&quot;].ptd&quot;" office:value-type="string" office:string-value="tsValidColl[SCC_ROSC_Z6_Y0_X1].ptd" calcext:value-type="string">
            <text:p>tsValidColl[SCC_ROSC_Z6_Y0_X1].ptd</text:p>
          </table:table-cell>
          <table:table-cell office:value-type="string" calcext:value-type="string">
            <text:p>36043</text:p>
          </table:table-cell>
          <table:table-cell table:style-name="ce2" table:formula="of:=&quot;Valid_&quot;&amp;[.K389]" office:value-type="string" office:string-value="Valid_SCC_ROSC_Z6_Y0_X1" calcext:value-type="string">
            <text:p>Valid_SCC_ROSC_Z6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3]" office:value-type="string" office:string-value="SCC_ROSC_Z6_Y0_X1" calcext:value-type="string">
            <text:p>SCC_ROSC_Z6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90]&amp;&quot;].ptd&quot;" office:value-type="string" office:string-value="tsValidColl[SCC_ROSC_Z7_Y0_X0].ptd" calcext:value-type="string">
            <text:p>tsValidColl[SCC_ROSC_Z7_Y0_X0].ptd</text:p>
          </table:table-cell>
          <table:table-cell office:value-type="string" calcext:value-type="string">
            <text:p>36044</text:p>
          </table:table-cell>
          <table:table-cell table:style-name="ce2" table:formula="of:=&quot;Valid_&quot;&amp;[.K390]" office:value-type="string" office:string-value="Valid_SCC_ROSC_Z7_Y0_X0" calcext:value-type="string">
            <text:p>Valid_SCC_ROSC_Z7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4]" office:value-type="string" office:string-value="SCC_ROSC_Z7_Y0_X0" calcext:value-type="string">
            <text:p>SCC_ROSC_Z7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91]&amp;&quot;].ptd&quot;" office:value-type="string" office:string-value="tsValidColl[SCC_ROSC_Z7_Y0_X1].ptd" calcext:value-type="string">
            <text:p>tsValidColl[SCC_ROSC_Z7_Y0_X1].ptd</text:p>
          </table:table-cell>
          <table:table-cell office:value-type="string" calcext:value-type="string">
            <text:p>36045</text:p>
          </table:table-cell>
          <table:table-cell table:style-name="ce2" table:formula="of:=&quot;Valid_&quot;&amp;[.K391]" office:value-type="string" office:string-value="Valid_SCC_ROSC_Z7_Y0_X1" calcext:value-type="string">
            <text:p>Valid_SCC_ROSC_Z7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5]" office:value-type="string" office:string-value="SCC_ROSC_Z7_Y0_X1" calcext:value-type="string">
            <text:p>SCC_ROSC_Z7_Y0_X1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92]&amp;&quot;].ptd&quot;" office:value-type="string" office:string-value="tsValidColl[SCC_ROSC_Z8_Y0_X0].ptd" calcext:value-type="string">
            <text:p>tsValidColl[SCC_ROSC_Z8_Y0_X0].ptd</text:p>
          </table:table-cell>
          <table:table-cell office:value-type="string" calcext:value-type="string">
            <text:p>36046</text:p>
          </table:table-cell>
          <table:table-cell table:style-name="ce2" table:formula="of:=&quot;Valid_&quot;&amp;[.K392]" office:value-type="string" office:string-value="Valid_SCC_ROSC_Z8_Y0_X0" calcext:value-type="string">
            <text:p>Valid_SCC_ROSC_Z8_Y0_X0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6]" office:value-type="string" office:string-value="SCC_ROSC_Z8_Y0_X0" calcext:value-type="string">
            <text:p>SCC_ROSC_Z8_Y0_X0</text:p>
          </table:table-cell>
          <table:table-cell/>
        </table:table-row>
        <table:table-row table:style-name="ro1">
          <table:table-cell office:value-type="string" calcext:value-type="string">
            <text:p>RingOSC</text:p>
          </table:table-cell>
          <table:table-cell table:formula="of:=&quot;tsValidColl[&quot;&amp;[.K393]&amp;&quot;].ptd&quot;" office:value-type="string" office:string-value="tsValidColl[SCC_ROSC_Z8_Y0_X1].ptd" calcext:value-type="string">
            <text:p>tsValidColl[SCC_ROSC_Z8_Y0_X1].ptd</text:p>
          </table:table-cell>
          <table:table-cell office:value-type="string" calcext:value-type="string">
            <text:p>36047</text:p>
          </table:table-cell>
          <table:table-cell table:style-name="ce2" table:formula="of:=&quot;Valid_&quot;&amp;[.K393]" office:value-type="string" office:string-value="Valid_SCC_ROSC_Z8_Y0_X1" calcext:value-type="string">
            <text:p>Valid_SCC_ROSC_Z8_Y0_X1</text:p>
          </table:table-cell>
          <table:table-cell table:style-name="ce4" office:value-type="float" office:value="-999999999" calcext:value-type="float">
            <text:p>-999999999</text:p>
          </table:table-cell>
          <table:table-cell/>
          <table:table-cell table:style-name="ce4" office:value-type="float" office:value="999999999" calcext:value-type="float">
            <text:p>999999999</text:p>
          </table:table-cell>
          <table:table-cell table:number-columns-repeated="2"/>
          <table:table-cell office:value-type="string" calcext:value-type="string">
            <text:p>360</text:p>
          </table:table-cell>
          <table:table-cell table:style-name="ce6" table:formula="of:=[.K377]" office:value-type="string" office:string-value="SCC_ROSC_Z8_Y0_X1" calcext:value-type="string">
            <text:p>SCC_ROSC_Z8_Y0_X1</text:p>
          </table:table-cell>
          <table:table-cell/>
        </table:table-row>
      </table:table>
      <table:table table:name="Software_Bins" table:style-name="ta1"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SENSOR_CHECK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HM_TEST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ep_Sleep_Leakage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ower_Switch_Pad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ower_Switch_Leakage_VDDCORE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O.IO_TIE_E2O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O.IO_TIE_O2E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O.IO_Pull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O.IO_Pull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eakage0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eakage1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ingOSC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</table:table>
      <table:table table:name="Hardware_Bin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DC_Tes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AIL</text:p>
          </table:table-cell>
        </table:table-row>
      </table:table>
      <table:table table:name="Profile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office:value-type="string" calcext:value-type="string">
            <text:p/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00/00/0000</text:date>, <text:time style:data-style-name="N2" text:time-value="19:55:41.68732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1-01-29T21:19:42.855305741</dc:date>
    <meta:editing-duration>PT4H9M49S</meta:editing-duration>
    <meta:editing-cycles>18</meta:editing-cycles>
    <meta:document-statistic meta:table-count="5" meta:cell-count="7250" meta:object-count="0"/>
  </office:meta>
</office:document-meta>
</file>